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" svg:font-family="Arial, sans-serif"/>
    <style:font-face style:name="Courier New" svg:font-family="'Courier New'"/>
    <style:font-face style:name="Lohit Devanagari1" svg:font-family="'Lohit Devanagari'"/>
    <style:font-face style:name="Consolas1" svg:font-family="Consolas" style:font-family-generic="swiss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nsolas2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4.202cm" style:rel-column-width="16686*"/>
    </style:style>
    <style:style style:name="Таблица2.B" style:family="table-column">
      <style:table-column-properties style:column-width="12.3cm" style:rel-column-width="4884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033da9" style:font-size-asian="14pt" style:font-weight-asian="bold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6pt" fo:font-weight="bold" officeooo:paragraph-rsid="00033da9" style:font-size-asian="16pt" style:font-weight-asian="bold" style:font-size-complex="16pt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033da9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officeooo:paragraph-rsid="00033da9" style:font-size-asian="14pt" style:font-size-complex="14pt"/>
    </style:style>
    <style:style style:name="P5" style:family="paragraph" style:parent-style-name="Standard">
      <style:paragraph-properties style:snap-to-layout-grid="false"/>
      <style:text-properties fo:font-size="14pt" officeooo:paragraph-rsid="00033da9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officeooo:paragraph-rsid="00033da9" style:font-size-asian="14pt" style:font-size-complex="14pt" style:font-weight-complex="bold"/>
    </style:style>
    <style:style style:name="P7" style:family="paragraph" style:parent-style-name="Standard">
      <style:paragraph-properties fo:hyphenation-ladder-count="no-limit"/>
      <style:text-properties fo:font-size="14pt" officeooo:paragraph-rsid="00033da9" style:font-size-asian="14pt" style:font-size-complex="14pt" fo:hyphenate="true" fo:hyphenation-remain-char-count="2" fo:hyphenation-push-char-count="2"/>
    </style:style>
    <style:style style:name="P8" style:family="paragraph" style:parent-style-name="Standard">
      <style:paragraph-properties fo:hyphenation-ladder-count="no-limit"/>
      <style:text-properties fo:font-size="14pt" officeooo:paragraph-rsid="00160d4c" style:font-size-asian="14pt" style:font-size-complex="14pt" fo:hyphenate="true" fo:hyphenation-remain-char-count="2" fo:hyphenation-push-char-count="2"/>
    </style:style>
    <style:style style:name="P9" style:family="paragraph" style:parent-style-name="Standard">
      <style:text-properties fo:font-size="14pt" officeooo:paragraph-rsid="00033da9" style:font-size-asian="14pt" style:font-size-complex="14pt"/>
    </style:style>
    <style:style style:name="P10" style:family="paragraph" style:parent-style-name="Standard">
      <style:text-properties fo:font-size="14pt" officeooo:paragraph-rsid="00160d4c" style:font-size-asian="14pt" style:font-size-complex="14pt"/>
    </style:style>
    <style:style style:name="P11" style:family="paragraph" style:parent-style-name="Standard">
      <style:text-properties fo:font-size="14pt" officeooo:rsid="0016245a" officeooo:paragraph-rsid="0016245a" style:font-size-asian="14pt" style:font-size-complex="14pt"/>
    </style:style>
    <style:style style:name="P12" style:family="paragraph" style:parent-style-name="Standard">
      <style:text-properties fo:font-size="14pt" officeooo:paragraph-rsid="00033da9" style:font-size-asian="14pt" style:font-name-complex="Times New Roman" style:font-size-complex="14pt"/>
    </style:style>
    <style:style style:name="P13" style:family="paragraph" style:parent-style-name="Standard">
      <style:text-properties fo:font-size="14pt" officeooo:paragraph-rsid="0004c8d7" style:font-size-asian="14pt" style:font-name-complex="Times New Roman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paragraph-rsid="00033da9" style:font-size-asian="14pt" style:font-weight-asian="bold" style:font-size-complex="14pt"/>
    </style:style>
    <style:style style:name="P15" style:family="paragraph" style:parent-style-name="Standard">
      <style:text-properties fo:font-size="14pt" fo:font-weight="bold" officeooo:paragraph-rsid="00033da9" style:font-size-asian="14pt" style:font-weight-asian="bold" style:font-size-complex="14pt"/>
    </style:style>
    <style:style style:name="P16" style:family="paragraph" style:parent-style-name="Standard">
      <style:text-properties fo:font-size="14pt" fo:font-weight="bold" officeooo:rsid="0009071b" officeooo:paragraph-rsid="0009071b" style:font-size-asian="14pt" style:font-weight-asian="bold" style:font-size-complex="14pt"/>
    </style:style>
    <style:style style:name="P17" style:family="paragraph" style:parent-style-name="Standard">
      <style:text-properties fo:font-size="14pt" fo:font-weight="bold" officeooo:rsid="000ae1ac" officeooo:paragraph-rsid="000ae1ac" style:font-size-asian="14pt" style:font-weight-asian="bold" style:font-size-complex="14pt"/>
    </style:style>
    <style:style style:name="P18" style:family="paragraph" style:parent-style-name="Standard">
      <style:text-properties fo:font-size="14pt" fo:font-weight="bold" officeooo:paragraph-rsid="00033da9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paragraph-rsid="00103c9d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paragraph-rsid="00160d4c" style:font-size-asian="14pt" style:font-weight-asian="bold" style:font-size-complex="14pt" style:font-weight-complex="bold"/>
    </style:style>
    <style:style style:name="P21" style:family="paragraph" style:parent-style-name="Standard">
      <style:paragraph-properties fo:hyphenation-ladder-count="no-limit"/>
      <style:text-properties fo:font-size="14pt" fo:font-weight="bold" officeooo:paragraph-rsid="00033da9" style:font-size-asian="14pt" style:font-weight-asian="bold" style:font-size-complex="14pt" fo:hyphenate="true" fo:hyphenation-remain-char-count="2" fo:hyphenation-push-char-count="2"/>
    </style:style>
    <style:style style:name="P22" style:family="paragraph" style:parent-style-name="Standard">
      <style:text-properties fo:font-size="14pt" fo:font-weight="bold" officeooo:paragraph-rsid="00160d4c" style:font-size-asian="14pt" style:font-weight-asian="bold" style:font-size-complex="14pt"/>
    </style:style>
    <style:style style:name="P23" style:family="paragraph" style:parent-style-name="Standard">
      <style:text-properties fo:font-size="14pt" fo:font-weight="bold" officeooo:rsid="00160d4c" officeooo:paragraph-rsid="00160d4c" style:font-size-asian="14pt" style:font-weight-asian="bold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officeooo:paragraph-rsid="00033da9" style:font-name-asian="Calibri" style:font-size-asian="14pt" style:font-weight-asian="bold"/>
    </style:style>
    <style:style style:name="P25" style:family="paragraph" style:parent-style-name="Standard">
      <style:text-properties fo:font-size="14pt" fo:language="en" fo:country="US" fo:font-weight="bold" officeooo:paragraph-rsid="00033da9" style:font-size-asian="14pt" style:font-weight-asian="bold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033da9" style:font-size-asian="14pt" style:font-weight-asian="bold" style:font-size-complex="14pt"/>
    </style:style>
    <style:style style:name="P27" style:family="paragraph" style:parent-style-name="Standard">
      <style:text-properties fo:font-size="14pt" fo:language="en" fo:country="US" officeooo:paragraph-rsid="00033da9" style:font-size-asian="14pt" style:font-size-complex="14pt"/>
    </style:style>
    <style:style style:name="P28" style:family="paragraph" style:parent-style-name="Standard">
      <style:text-properties fo:font-size="14pt" fo:font-weight="normal" officeooo:rsid="000c6841" officeooo:paragraph-rsid="000c6841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fo:font-weight="normal" officeooo:rsid="000c6841" officeooo:paragraph-rsid="0016245a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font-weight="normal" officeooo:paragraph-rsid="00033da9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fo:font-weight="normal" officeooo:paragraph-rsid="000e1ac1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fo:font-weight="normal" officeooo:rsid="000f72d1" officeooo:paragraph-rsid="000f72d1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fo:font-weight="normal" officeooo:rsid="000f72d1" officeooo:paragraph-rsid="00160d4c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fo:font-weight="normal" officeooo:paragraph-rsid="0013b5af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fo:font-weight="normal" officeooo:paragraph-rsid="00160d4c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paragraph-rsid="00160d4c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fo:color="#000000" fo:font-size="17pt" fo:font-weight="bold" officeooo:paragraph-rsid="00033da9" style:font-size-asian="17pt" style:font-weight-asian="bold" style:font-size-complex="14pt"/>
    </style:style>
    <style:style style:name="P38" style:family="paragraph" style:parent-style-name="Standard">
      <style:paragraph-properties fo:text-align="center" style:justify-single-word="false"/>
      <style:text-properties fo:color="#000000" fo:font-size="14pt" officeooo:paragraph-rsid="00033da9" style:font-size-asian="14pt" style:font-size-complex="14pt"/>
    </style:style>
    <style:style style:name="P39" style:family="paragraph" style:parent-style-name="Standard">
      <style:text-properties fo:color="#000000" officeooo:paragraph-rsid="00033da9"/>
    </style:style>
    <style:style style:name="P40" style:family="paragraph" style:parent-style-name="Standard">
      <style:text-properties fo:color="#000000" officeooo:paragraph-rsid="00160d4c"/>
    </style:style>
    <style:style style:name="P41" style:family="paragraph" style:parent-style-name="Standard">
      <style:paragraph-properties fo:text-align="center" style:justify-single-word="false"/>
      <style:text-properties officeooo:paragraph-rsid="00033da9"/>
    </style:style>
    <style:style style:name="P42" style:family="paragraph" style:parent-style-name="Standard">
      <style:paragraph-properties fo:text-align="center" style:justify-single-word="false"/>
      <style:text-properties fo:font-size="16pt" fo:font-weight="bold" officeooo:paragraph-rsid="00033da9" style:font-size-asian="16pt" style:font-weight-asian="bold" style:font-size-complex="16pt"/>
    </style:style>
    <style:style style:name="P43" style:family="paragraph" style:parent-style-name="Standard">
      <style:paragraph-properties fo:text-align="center" style:justify-single-word="false"/>
      <style:text-properties fo:font-size="16pt" fo:font-weight="bold" officeooo:paragraph-rsid="00033da9" style:font-name-asian="Calibri" style:font-size-asian="16pt" style:font-weight-asian="bold"/>
    </style:style>
    <style:style style:name="P44" style:family="paragraph" style:parent-style-name="Standard">
      <style:paragraph-properties fo:hyphenation-ladder-count="no-limit"/>
      <style:text-properties officeooo:paragraph-rsid="00160d4c" fo:hyphenate="true" fo:hyphenation-remain-char-count="2" fo:hyphenation-push-char-count="2"/>
    </style:style>
    <style:style style:name="P45" style:family="paragraph" style:parent-style-name="Standard">
      <style:text-properties officeooo:paragraph-rsid="00033da9"/>
    </style:style>
    <style:style style:name="P46" style:family="paragraph" style:parent-style-name="Standard">
      <style:paragraph-properties fo:hyphenation-ladder-count="no-limit"/>
      <style:text-properties style:font-name="Consolas" fo:font-size="11pt" fo:language="en" fo:country="US" officeooo:paragraph-rsid="00033da9" style:font-name-asian="SimSun" style:font-size-asian="11pt" style:font-name-complex="Consolas2" style:font-size-complex="11pt" fo:hyphenate="true" fo:hyphenation-remain-char-count="2" fo:hyphenation-push-char-count="2"/>
    </style:style>
    <style:style style:name="P47" style:family="paragraph" style:parent-style-name="Standard">
      <style:paragraph-properties fo:hyphenation-ladder-count="no-limit"/>
      <style:text-properties style:font-name="Consolas" fo:font-size="11pt" fo:language="en" fo:country="US" officeooo:rsid="0016a94c" officeooo:paragraph-rsid="0016a94c" style:font-name-asian="SimSun" style:font-size-asian="11pt" style:font-name-complex="Consolas2" style:font-size-complex="11pt" fo:hyphenate="true" fo:hyphenation-remain-char-count="2" fo:hyphenation-push-char-count="2"/>
    </style:style>
    <style:style style:name="P48" style:family="paragraph" style:parent-style-name="Standard">
      <style:paragraph-properties fo:hyphenation-ladder-count="no-limit"/>
      <style:text-properties style:font-name="Consolas" fo:font-size="10pt" officeooo:paragraph-rsid="00033da9" style:font-name-asian="SimSun" style:font-size-asian="10pt" style:font-name-complex="Consolas2" style:font-size-complex="10pt" fo:hyphenate="true" fo:hyphenation-remain-char-count="2" fo:hyphenation-push-char-count="2"/>
    </style:style>
    <style:style style:name="P49" style:family="paragraph" style:parent-style-name="Standard">
      <style:paragraph-properties fo:hyphenation-ladder-count="no-limit"/>
      <style:text-properties style:font-name="Consolas" fo:font-size="10pt" officeooo:paragraph-rsid="00160d4c" style:font-name-asian="SimSun" style:font-size-asian="10pt" style:font-name-complex="Consolas2" style:font-size-complex="10pt" fo:hyphenate="true" fo:hyphenation-remain-char-count="2" fo:hyphenation-push-char-count="2"/>
    </style:style>
    <style:style style:name="P50" style:family="paragraph" style:parent-style-name="Standard">
      <style:text-properties style:font-name="Consolas" fo:font-size="10pt" officeooo:paragraph-rsid="00033da9" style:font-name-asian="SimSun" style:font-size-asian="10pt" style:font-name-complex="Consolas2" style:font-size-complex="10pt"/>
    </style:style>
    <style:style style:name="P51" style:family="paragraph" style:parent-style-name="Standard">
      <style:text-properties style:font-name="Consolas" fo:font-size="10pt" officeooo:paragraph-rsid="00160d4c" style:font-name-asian="SimSun" style:font-size-asian="10pt" style:font-name-complex="Consolas2" style:font-size-complex="10pt"/>
    </style:style>
    <style:style style:name="P52" style:family="paragraph" style:parent-style-name="Standard">
      <style:text-properties style:font-name="Consolas" fo:font-size="10pt" fo:language="en" fo:country="US" officeooo:paragraph-rsid="00033da9" style:font-name-asian="SimSun" style:font-size-asian="10pt" style:font-name-complex="Consolas2" style:font-size-complex="10pt"/>
    </style:style>
    <style:style style:name="P53" style:family="paragraph" style:parent-style-name="Standard">
      <style:text-properties style:font-name="Consolas" fo:font-size="10pt" fo:language="en" fo:country="US" officeooo:paragraph-rsid="00160d4c" style:font-name-asian="SimSun" style:font-size-asian="10pt" style:font-name-complex="Consolas2" style:font-size-complex="10pt"/>
    </style:style>
    <style:style style:name="P54" style:family="paragraph" style:parent-style-name="Standard">
      <style:text-properties officeooo:paragraph-rsid="00033da9" style:font-name-complex="Times New Roman"/>
    </style:style>
    <style:style style:name="P55" style:family="paragraph" style:parent-style-name="Standard">
      <style:text-properties officeooo:paragraph-rsid="0009071b"/>
    </style:style>
    <style:style style:name="P56" style:family="paragraph" style:parent-style-name="Standard">
      <style:text-properties style:font-name="Liberation Serif" fo:font-size="14pt" fo:language="en" fo:country="US" fo:font-weight="bold" officeooo:paragraph-rsid="0009071b" style:font-name-asian="SimSun" style:font-size-asian="14pt" style:font-weight-asian="bold" style:font-name-complex="Consolas2" style:font-size-complex="14pt"/>
    </style:style>
    <style:style style:name="P57" style:family="paragraph" style:parent-style-name="Standard">
      <style:text-properties style:font-name="Liberation Serif" fo:font-size="14pt" officeooo:rsid="00160d4c" officeooo:paragraph-rsid="00160d4c" style:font-size-asian="12.25pt" style:font-size-complex="14pt"/>
    </style:style>
    <style:style style:name="P58" style:family="paragraph" style:parent-style-name="Standard">
      <style:text-properties officeooo:paragraph-rsid="0009cfe5"/>
    </style:style>
    <style:style style:name="P59" style:family="paragraph" style:parent-style-name="Standard">
      <style:text-properties officeooo:paragraph-rsid="000ae1ac"/>
    </style:style>
    <style:style style:name="P60" style:family="paragraph" style:parent-style-name="Standard">
      <style:text-properties style:font-name="Consolas1" fo:font-size="10pt" fo:font-weight="normal" officeooo:paragraph-rsid="000e1ac1" style:font-size-asian="10pt" style:font-weight-asian="normal" style:font-size-complex="10pt" style:font-weight-complex="normal"/>
    </style:style>
    <style:style style:name="P61" style:family="paragraph" style:parent-style-name="Standard">
      <style:text-properties style:font-name="Consolas1" fo:font-size="10pt" fo:font-weight="normal" officeooo:paragraph-rsid="00033da9" style:font-size-asian="10pt" style:font-weight-asian="normal" style:font-size-complex="10pt" style:font-weight-complex="normal"/>
    </style:style>
    <style:style style:name="P62" style:family="paragraph" style:parent-style-name="Standard">
      <style:text-properties style:font-name="Consolas1" fo:font-size="10pt" fo:font-weight="normal" officeooo:paragraph-rsid="00160d4c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Consolas1" fo:font-size="10pt" fo:font-weight="normal" officeooo:paragraph-rsid="00160d4c" style:font-size-asian="10pt" style:font-weight-asian="normal" style:font-size-complex="10pt" style:font-weight-complex="normal"/>
    </style:style>
    <style:style style:name="P64" style:family="paragraph" style:parent-style-name="Standard">
      <style:text-properties style:font-name="Consolas1" fo:font-size="10pt" fo:font-weight="normal" officeooo:rsid="0016a94c" officeooo:paragraph-rsid="0016a94c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hyphenation-ladder-count="no-limit"/>
      <style:text-properties style:font-name="Consolas1" fo:font-size="10pt" fo:language="en" fo:country="US" officeooo:paragraph-rsid="00033da9" style:font-size-asian="10pt" style:font-size-complex="10pt" fo:hyphenate="true" fo:hyphenation-remain-char-count="2" fo:hyphenation-push-char-count="2"/>
    </style:style>
    <style:style style:name="P66" style:family="paragraph" style:parent-style-name="Standard">
      <style:paragraph-properties fo:hyphenation-ladder-count="no-limit"/>
      <style:text-properties style:font-name="Consolas1" fo:font-size="10pt" fo:language="en" fo:country="US" officeooo:paragraph-rsid="00160d4c" style:font-size-asian="10pt" style:font-size-complex="10pt" fo:hyphenate="true" fo:hyphenation-remain-char-count="2" fo:hyphenation-push-char-count="2"/>
    </style:style>
    <style:style style:name="P67" style:family="paragraph" style:parent-style-name="Standard">
      <style:paragraph-properties fo:hyphenation-ladder-count="no-limit"/>
      <style:text-properties style:font-name="Consolas1" fo:font-size="10pt" fo:language="en" fo:country="US" officeooo:paragraph-rsid="00160d4c" style:font-name-asian="SimSun" style:font-size-asian="10pt" style:font-name-complex="Consolas2" style:font-size-complex="10pt" fo:hyphenate="true" fo:hyphenation-remain-char-count="2" fo:hyphenation-push-char-count="2"/>
    </style:style>
    <style:style style:name="P68" style:family="paragraph" style:parent-style-name="Standard">
      <style:paragraph-properties fo:hyphenation-ladder-count="no-limit"/>
      <style:text-properties style:font-name="Consolas1" fo:font-size="10pt" fo:language="en" fo:country="US" officeooo:rsid="0016a94c" officeooo:paragraph-rsid="0016a94c" style:font-name-asian="SimSun" style:font-size-asian="10pt" style:font-name-complex="Consolas2" style:font-size-complex="10pt" fo:hyphenate="true" fo:hyphenation-remain-char-count="2" fo:hyphenation-push-char-count="2"/>
    </style:style>
    <style:style style:name="P69" style:family="paragraph" style:parent-style-name="Standard">
      <style:text-properties style:font-name="Consolas1" fo:font-size="10pt" officeooo:rsid="0016245a" officeooo:paragraph-rsid="0016245a" style:font-size-asian="10pt" style:font-size-complex="10pt"/>
    </style:style>
    <style:style style:name="P70" style:family="paragraph" style:parent-style-name="Standard">
      <style:text-properties style:font-name="Consolas1" fo:font-size="10pt" officeooo:paragraph-rsid="00160d4c" style:font-size-asian="10pt" style:font-size-complex="10pt"/>
    </style:style>
    <style:style style:name="P71" style:family="paragraph" style:parent-style-name="Standard">
      <style:text-properties fo:font-weight="normal" officeooo:paragraph-rsid="0016a94c" style:font-weight-asian="normal" style:font-weight-complex="normal"/>
    </style:style>
    <style:style style:name="P72" style:family="paragraph" style:parent-style-name="Standard">
      <style:text-properties officeooo:paragraph-rsid="0010b551"/>
    </style:style>
    <style:style style:name="P73" style:family="paragraph" style:parent-style-name="Standard">
      <style:text-properties officeooo:paragraph-rsid="00122c5a"/>
    </style:style>
    <style:style style:name="P74" style:family="paragraph" style:parent-style-name="Standard">
      <style:text-properties officeooo:paragraph-rsid="00160d4c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officeooo:paragraph-rsid="00033da9" style:font-size-asian="14pt" style:font-weight-asian="bold" style:font-size-complex="14pt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033da9"/>
    </style:style>
    <style:style style:name="P77" style:family="paragraph" style:parent-style-name="Standard">
      <style:paragraph-properties fo:margin-left="0cm" fo:margin-right="0cm" fo:text-indent="1.249cm" style:auto-text-indent="false"/>
      <style:text-properties fo:font-size="18pt" fo:language="en" fo:country="US" officeooo:paragraph-rsid="00033da9" style:font-size-asian="18pt" style:font-size-complex="18pt"/>
    </style:style>
    <style:style style:name="P78" style:family="paragraph" style:parent-style-name="Standard">
      <style:paragraph-properties fo:margin-left="0cm" fo:margin-right="0cm" fo:text-indent="1.249cm" style:auto-text-indent="false"/>
      <style:text-properties officeooo:paragraph-rsid="00033da9"/>
    </style:style>
    <style:style style:name="P79" style:family="paragraph" style:parent-style-name="Normal_20__28_Web_29_">
      <loext:graphic-properties draw:fill="solid" draw:fill-color="#ffffff"/>
      <style:paragraph-properties fo:margin-left="0cm" fo:margin-right="0cm" fo:margin-top="0cm" fo:margin-bottom="0cm" loext:contextual-spacing="false" fo:text-indent="1.249cm" style:auto-text-indent="false" fo:background-color="#ffffff"/>
      <style:text-properties fo:color="#000000" fo:font-size="14pt" officeooo:paragraph-rsid="00033da9" style:font-name-asian="Calibri" style:font-size-asian="14pt"/>
    </style:style>
    <style:style style:name="P80" style:family="paragraph" style:parent-style-name="Normal_20__28_Web_29_">
      <loext:graphic-properties draw:fill="solid" draw:fill-color="#ffffff"/>
      <style:paragraph-properties fo:margin-left="0cm" fo:margin-right="0cm" fo:margin-top="0cm" fo:margin-bottom="0cm" loext:contextual-spacing="false" fo:text-indent="1.249cm" style:auto-text-indent="false" fo:background-color="#ffffff"/>
      <style:text-properties fo:color="#000000" fo:font-size="14pt" officeooo:rsid="0015b3ad" officeooo:paragraph-rsid="0015b3ad" style:font-name-asian="Calibri" style:font-size-asian="14pt"/>
    </style:style>
    <style:style style:name="P81" style:family="paragraph" style:parent-style-name="Normal_20__28_Web_29_">
      <loext:graphic-properties draw:fill="solid" draw:fill-color="#ffffff"/>
      <style:paragraph-properties fo:margin-left="0cm" fo:margin-right="0cm" fo:margin-top="0cm" fo:margin-bottom="0cm" loext:contextual-spacing="false" fo:text-indent="1.249cm" style:auto-text-indent="false" fo:background-color="#ffffff"/>
      <style:text-properties fo:color="#000000" fo:font-size="14pt" fo:language="en" fo:country="US" officeooo:paragraph-rsid="00033da9" style:font-name-asian="Calibri" style:font-size-asian="14pt"/>
    </style:style>
    <style:style style:name="P82" style:family="paragraph" style:parent-style-name="Normal_20__28_Web_29_">
      <loext:graphic-properties draw:fill="solid" draw:fill-color="#ffffff"/>
      <style:paragraph-properties fo:margin-left="0cm" fo:margin-right="0cm" fo:text-indent="1.249cm" style:auto-text-indent="false" fo:background-color="#ffffff"/>
      <style:text-properties fo:color="#000000" fo:font-size="14pt" fo:language="en" fo:country="US" officeooo:paragraph-rsid="00033da9" style:font-name-asian="Calibri" style:font-size-asian="14pt"/>
    </style:style>
    <style:style style:name="P83" style:family="paragraph" style:parent-style-name="Normal_20__28_Web_29_">
      <loext:graphic-properties draw:fill="solid" draw:fill-color="#ffffff"/>
      <style:paragraph-properties fo:margin-left="0cm" fo:margin-right="0cm" fo:text-indent="1.249cm" style:auto-text-indent="false" fo:background-color="#ffffff"/>
      <style:text-properties fo:color="#000000" fo:font-size="14pt" officeooo:paragraph-rsid="00033da9" style:font-name-asian="Calibri" style:font-size-asian="14pt"/>
    </style:style>
    <style:style style:name="P84" style:family="paragraph" style:parent-style-name="Normal_20__28_Web_29_">
      <loext:graphic-properties draw:fill="solid" draw:fill-color="#ffffff"/>
      <style:paragraph-properties fo:margin-left="0cm" fo:margin-right="0cm" fo:text-indent="1.249cm" style:auto-text-indent="false" fo:background-color="#ffffff"/>
      <style:text-properties fo:color="#000000" fo:font-size="14pt" officeooo:paragraph-rsid="0015b3ad"/>
    </style:style>
    <style:style style:name="P85" style:family="paragraph" style:parent-style-name="Normal_20__28_Web_29_">
      <loext:graphic-properties draw:fill="solid" draw:fill-color="#ffffff"/>
      <style:paragraph-properties fo:margin-top="0cm" fo:margin-bottom="0cm" loext:contextual-spacing="false" fo:background-color="#ffffff"/>
      <style:text-properties fo:font-size="16pt" fo:language="en" fo:country="US" fo:font-weight="bold" officeooo:paragraph-rsid="00033da9" style:font-size-asian="16pt" style:language-asian="zh" style:country-asian="CN" style:font-weight-asian="bold" style:font-size-complex="16pt"/>
    </style:style>
    <style:style style:name="P86" style:family="paragraph" style:parent-style-name="Normal_20__28_Web_29_">
      <loext:graphic-properties draw:fill="solid" draw:fill-color="#ffffff"/>
      <style:paragraph-properties fo:margin-top="0cm" fo:margin-bottom="0cm" loext:contextual-spacing="false" fo:text-align="center" style:justify-single-word="false" fo:background-color="#ffffff"/>
      <style:text-properties fo:color="#000000" fo:font-size="16pt" fo:language="en" fo:country="US" fo:font-weight="bold" officeooo:paragraph-rsid="00033da9" style:font-name-asian="Calibri" style:font-size-asian="16pt" style:font-weight-asian="bold" style:font-size-complex="16pt"/>
    </style:style>
    <style:style style:name="P87" style:family="paragraph" style:parent-style-name="Normal_20__28_Web_29_">
      <loext:graphic-properties draw:fill="solid" draw:fill-color="#ffffff"/>
      <style:paragraph-properties fo:margin-top="0cm" fo:margin-bottom="0cm" loext:contextual-spacing="false" fo:text-align="center" style:justify-single-word="false" fo:background-color="#ffffff"/>
      <style:text-properties fo:color="#000000" fo:font-size="16pt" fo:font-weight="bold" officeooo:paragraph-rsid="00033da9" style:font-name-asian="Calibri" style:font-size-asian="16pt" style:font-weight-asian="bold" style:font-size-complex="16pt"/>
    </style:style>
    <style:style style:name="P8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033da9" officeooo:paragraph-rsid="00033da9"/>
    </style:style>
    <style:style style:name="P89" style:family="paragraph" style:parent-style-name="Heading_20_1">
      <style:text-properties officeooo:paragraph-rsid="00033da9" style:font-name-asian="Calibri"/>
    </style:style>
    <style:style style:name="P90" style:family="paragraph" style:parent-style-name="Heading_20_1">
      <style:text-properties officeooo:paragraph-rsid="00033da9"/>
    </style:style>
    <style:style style:name="P91" style:family="paragraph" style:parent-style-name="Heading_20_1">
      <style:paragraph-properties fo:text-align="start" style:justify-single-word="false"/>
      <style:text-properties officeooo:rsid="00053fd4" officeooo:paragraph-rsid="00066c4d"/>
    </style:style>
    <style:style style:name="P92" style:family="paragraph" style:parent-style-name="Normal_20__28_Web_29_">
      <style:text-properties fo:color="#000000" fo:font-size="13.5pt" officeooo:paragraph-rsid="00033da9" style:font-size-asian="13.5pt" style:font-size-complex="13.5pt"/>
    </style:style>
    <style:style style:name="P93" style:family="paragraph" style:parent-style-name="Normal_20__28_Web_29_">
      <style:text-properties fo:color="#000000" fo:font-size="14pt" officeooo:paragraph-rsid="00033da9" style:font-size-asian="14pt" style:font-size-complex="14pt"/>
    </style:style>
    <style:style style:name="P94" style:family="paragraph" style:parent-style-name="Standard">
      <style:paragraph-properties fo:margin-top="0.423cm" fo:margin-bottom="0cm" loext:contextual-spacing="false"/>
      <style:text-properties officeooo:paragraph-rsid="00122c5a"/>
    </style:style>
    <style:style style:name="P95" style:family="paragraph" style:parent-style-name="Table_20_Contents">
      <style:text-properties fo:font-size="14pt" style:font-size-asian="14pt" style:font-size-complex="14pt"/>
    </style:style>
    <style:style style:name="P96" style:family="paragraph" style:parent-style-name="Table_20_Contents">
      <style:text-properties fo:font-size="14pt" officeooo:rsid="0013b5af" officeooo:paragraph-rsid="0013b5af" style:font-size-asian="14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fo:font-size="14pt" officeooo:rsid="0013b5af" officeooo:paragraph-rsid="0013b5af" style:font-size-asian="14pt" style:font-size-complex="14pt"/>
    </style:style>
    <style:style style:name="P98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font-size="14pt" fo:font-weight="bold" officeooo:paragraph-rsid="00033da9" style:font-size-asian="14pt" style:font-weight-asian="bold" style:font-size-complex="14pt"/>
    </style:style>
    <style:style style:name="P99" style:family="paragraph" style:parent-style-name="Standard">
      <style:text-properties fo:font-size="14pt" officeooo:paragraph-rsid="00033da9" style:font-size-asian="14pt" style:font-name-complex="Times New Roman" style:font-size-complex="14pt"/>
    </style:style>
    <style:style style:name="P100" style:family="paragraph" style:parent-style-name="Standard" style:list-style-name="L2">
      <style:text-properties fo:font-size="14pt" officeooo:paragraph-rsid="00033da9" style:font-size-asian="14pt" style:font-name-complex="Times New Roman" style:font-size-complex="14pt"/>
    </style:style>
    <style:style style:name="P101" style:family="paragraph" style:parent-style-name="Standard">
      <style:text-properties fo:font-size="14pt" officeooo:paragraph-rsid="00033da9" style:font-size-asian="14pt" style:font-size-complex="14pt"/>
    </style:style>
    <style:style style:name="P102" style:family="paragraph" style:parent-style-name="Standard">
      <style:text-properties fo:font-size="14pt" fo:font-weight="bold" officeooo:paragraph-rsid="00033da9" style:font-size-asian="14pt" style:font-weight-asian="bold" style:font-size-complex="14pt" style:font-weight-complex="bold"/>
    </style:style>
    <style:style style:name="P103" style:family="paragraph" style:parent-style-name="Standard">
      <style:text-properties fo:font-size="14pt" fo:font-weight="bold" officeooo:paragraph-rsid="00160d4c" style:font-size-asian="14pt" style:font-weight-asian="bold" style:font-size-complex="14pt" style:font-weight-complex="bold"/>
    </style:style>
    <style:style style:name="P104" style:family="paragraph" style:parent-style-name="Standard">
      <style:text-properties fo:font-size="14pt" fo:font-weight="bold" officeooo:paragraph-rsid="0010b551" style:font-size-asian="14pt" style:font-weight-asian="bold" style:font-size-complex="14pt"/>
    </style:style>
    <style:style style:name="P105" style:family="paragraph" style:parent-style-name="Standard">
      <style:text-properties fo:font-size="14pt" fo:font-weight="bold" officeooo:rsid="000c6841" officeooo:paragraph-rsid="0016245a" style:font-size-asian="14pt" style:font-weight-asian="bold" style:font-size-complex="14pt" style:font-weight-complex="normal"/>
    </style:style>
    <style:style style:name="P106" style:family="paragraph" style:parent-style-name="Standard">
      <style:text-properties fo:font-size="14pt" fo:font-weight="normal" officeooo:rsid="000c6841" officeooo:paragraph-rsid="000f72d1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4pt" fo:font-weight="normal" officeooo:rsid="00160d4c" officeooo:paragraph-rsid="00160d4c" style:font-size-asian="14pt" style:font-weight-asian="normal" style:font-size-complex="14pt" style:font-weight-complex="normal"/>
    </style:style>
    <style:style style:name="P108" style:family="paragraph" style:parent-style-name="Standard">
      <style:text-properties fo:font-size="14pt" fo:font-weight="normal" officeooo:rsid="0016245a" officeooo:paragraph-rsid="00160d4c" style:font-size-asian="14pt" style:font-weight-asian="normal" style:font-size-complex="14pt" style:font-weight-complex="normal"/>
    </style:style>
    <style:style style:name="P109" style:family="paragraph" style:parent-style-name="Standard">
      <style:text-properties fo:font-size="14pt" fo:font-weight="normal" officeooo:rsid="00122c5a" officeooo:paragraph-rsid="0016a94c" style:font-size-asian="14pt" style:font-weight-asian="normal" style:font-size-complex="14pt" style:font-weight-complex="normal"/>
    </style:style>
    <style:style style:name="P110" style:family="paragraph" style:parent-style-name="Standard">
      <style:paragraph-properties fo:hyphenation-ladder-count="no-limit"/>
      <style:text-properties style:font-name="Consolas" fo:font-size="10pt" officeooo:paragraph-rsid="00033da9" style:font-name-asian="SimSun" style:font-size-asian="10pt" style:font-name-complex="Consolas2" style:font-size-complex="10pt" fo:hyphenate="true" fo:hyphenation-remain-char-count="2" fo:hyphenation-push-char-count="2"/>
    </style:style>
    <style:style style:name="P111" style:family="paragraph" style:parent-style-name="Standard">
      <style:paragraph-properties fo:hyphenation-ladder-count="no-limit"/>
      <style:text-properties style:font-name="Consolas" fo:font-size="10pt" officeooo:paragraph-rsid="00160d4c" style:font-name-asian="SimSun" style:font-size-asian="10pt" style:font-name-complex="Consolas2" style:font-size-complex="10pt" fo:hyphenate="true" fo:hyphenation-remain-char-count="2" fo:hyphenation-push-char-count="2"/>
    </style:style>
    <style:style style:name="P112" style:family="paragraph" style:parent-style-name="Standard">
      <style:text-properties style:font-name="Consolas" fo:font-size="10pt" fo:language="en" fo:country="US" officeooo:rsid="0009cfe5" officeooo:paragraph-rsid="0009cfe5" style:font-name-asian="SimSun" style:font-size-asian="10pt" style:font-name-complex="Consolas2" style:font-size-complex="10pt"/>
    </style:style>
    <style:style style:name="P113" style:family="paragraph" style:parent-style-name="Standard">
      <style:text-properties style:font-name="Consolas" fo:font-size="10pt" fo:language="en" fo:country="US" officeooo:paragraph-rsid="00033da9" style:font-name-asian="SimSun" style:font-size-asian="10pt" style:font-name-complex="Consolas2" style:font-size-complex="10pt"/>
    </style:style>
    <style:style style:name="P114" style:family="paragraph" style:parent-style-name="Standard">
      <style:paragraph-properties fo:hyphenation-ladder-count="no-limit"/>
      <style:text-properties style:font-name="Consolas" fo:font-size="10pt" fo:language="en" fo:country="US" officeooo:paragraph-rsid="00033da9" style:font-name-asian="SimSun" style:font-size-asian="10pt" style:font-name-complex="Consolas2" style:font-size-complex="10pt" fo:hyphenate="true" fo:hyphenation-remain-char-count="2" fo:hyphenation-push-char-count="2"/>
    </style:style>
    <style:style style:name="P115" style:family="paragraph" style:parent-style-name="Standard">
      <style:paragraph-properties fo:hyphenation-ladder-count="no-limit"/>
      <style:text-properties style:font-name="Consolas" fo:font-size="10pt" fo:language="en" fo:country="US" officeooo:paragraph-rsid="00160d4c" style:font-name-asian="SimSun" style:font-size-asian="10pt" style:font-name-complex="Consolas2" style:font-size-complex="10pt" fo:hyphenate="true" fo:hyphenation-remain-char-count="2" fo:hyphenation-push-char-count="2"/>
    </style:style>
    <style:style style:name="P116" style:family="paragraph" style:parent-style-name="Standard">
      <style:text-properties style:font-name="Consolas" fo:font-size="10pt" fo:language="en" fo:country="US" officeooo:paragraph-rsid="00160d4c" style:font-name-asian="SimSun" style:font-size-asian="10pt" style:font-name-complex="Consolas2" style:font-size-complex="10pt"/>
    </style:style>
    <style:style style:name="P117" style:family="paragraph" style:parent-style-name="Standard">
      <style:text-properties fo:language="en" fo:country="US" officeooo:paragraph-rsid="00033da9"/>
    </style:style>
    <style:style style:name="P118" style:family="paragraph" style:parent-style-name="Standard">
      <style:text-properties style:font-name="Liberation Serif" fo:font-size="14pt" fo:font-weight="normal" officeooo:rsid="0016245a" officeooo:paragraph-rsid="0016245a" style:font-name-asian="SimSun" style:font-size-asian="14pt" style:font-weight-asian="normal" style:font-name-complex="Consolas2" style:font-size-complex="14pt" style:font-weight-complex="normal"/>
    </style:style>
    <style:style style:name="P119" style:family="paragraph" style:parent-style-name="Standard">
      <style:text-properties style:font-name="Liberation Serif" fo:font-size="14pt" fo:font-weight="normal" officeooo:rsid="00160d4c" officeooo:paragraph-rsid="00160d4c" style:font-name-asian="SimSun" style:font-size-asian="14pt" style:font-weight-asian="normal" style:font-name-complex="Consolas2" style:font-size-complex="14pt" style:font-weight-complex="normal"/>
    </style:style>
    <style:style style:name="P120" style:family="paragraph" style:parent-style-name="Standard">
      <style:paragraph-properties fo:hyphenation-ladder-count="no-limit"/>
      <style:text-properties style:font-name="Liberation Serif" fo:font-size="10pt" fo:language="en" fo:country="US" officeooo:rsid="0016a94c" officeooo:paragraph-rsid="0016a94c" style:font-name-asian="SimSun" style:font-size-asian="10pt" style:font-name-complex="Consolas2" style:font-size-complex="10pt" fo:hyphenate="true" fo:hyphenation-remain-char-count="2" fo:hyphenation-push-char-count="2"/>
    </style:style>
    <style:style style:name="P121" style:family="paragraph" style:parent-style-name="Standard">
      <style:text-properties style:font-name="Consolas1" fo:font-size="10pt" fo:font-weight="normal" officeooo:rsid="0016245a" officeooo:paragraph-rsid="0016245a" style:font-name-asian="SimSun" style:font-size-asian="10pt" style:font-weight-asian="normal" style:font-name-complex="Consolas2" style:font-size-complex="10pt" style:font-weight-complex="normal"/>
    </style:style>
    <style:style style:name="P122" style:family="paragraph" style:parent-style-name="Standard">
      <style:text-properties style:font-name="Consolas1" fo:font-size="10pt" fo:font-weight="normal" officeooo:rsid="0016245a" officeooo:paragraph-rsid="00160d4c" style:font-size-asian="10pt" style:font-weight-asian="normal" style:font-size-complex="10pt" style:font-weight-complex="normal"/>
    </style:style>
    <style:style style:name="P123" style:family="paragraph" style:parent-style-name="Standard">
      <style:paragraph-properties fo:hyphenation-ladder-count="no-limit"/>
      <style:text-properties style:font-name="Consolas1" fo:font-size="10pt" fo:language="en" fo:country="US" officeooo:rsid="0016a94c" officeooo:paragraph-rsid="0016a94c" style:font-name-asian="SimSun" style:font-size-asian="10pt" style:font-name-complex="Consolas2" style:font-size-complex="10pt" fo:hyphenate="true" fo:hyphenation-remain-char-count="2" fo:hyphenation-push-char-count="2"/>
    </style:style>
    <style:style style:name="P124" style:family="paragraph" style:parent-style-name="Standard">
      <style:paragraph-properties fo:hyphenation-ladder-count="no-limit"/>
      <style:text-properties style:font-name="Consolas1" fo:font-size="10pt" fo:language="en" fo:country="US" officeooo:rsid="001faf0c" officeooo:paragraph-rsid="001faf0c" style:font-name-asian="SimSun" style:font-size-asian="10pt" style:font-name-complex="Consolas2" style:font-size-complex="10pt" fo:hyphenate="true" fo:hyphenation-remain-char-count="2" fo:hyphenation-push-char-count="2"/>
    </style:style>
    <style:style style:name="P125" style:family="paragraph" style:parent-style-name="Standard">
      <style:paragraph-properties fo:line-height="150%" fo:text-align="center" style:justify-single-word="false"/>
      <style:text-properties fo:color="#000000" fo:font-size="14pt" officeooo:paragraph-rsid="00033da9" style:font-size-asian="14pt" style:font-size-complex="14pt" style:font-weight-complex="bold"/>
    </style:style>
    <style:style style:name="P126" style:family="paragraph" style:parent-style-name="Standard">
      <style:paragraph-properties fo:line-height="150%" fo:text-align="center" style:justify-single-word="false"/>
      <style:text-properties fo:color="#000000" fo:font-size="14pt" officeooo:rsid="0019d032" officeooo:paragraph-rsid="0019d032" style:font-size-asian="14pt" style:font-size-complex="14pt" style:font-weight-complex="bold"/>
    </style:style>
    <style:style style:name="P127" style:family="paragraph" style:parent-style-name="Standard">
      <style:paragraph-properties fo:line-height="150%" fo:text-align="center" style:justify-single-word="false"/>
      <style:text-properties fo:color="#000000" fo:font-size="13.5pt" fo:font-weight="bold" officeooo:paragraph-rsid="00033da9" style:font-size-asian="13.5pt" style:font-weight-asian="bold" style:font-size-complex="13.5pt"/>
    </style:style>
    <style:style style:name="P128" style:family="paragraph" style:parent-style-name="Standard">
      <style:paragraph-properties fo:text-align="center" style:justify-single-word="false"/>
      <style:text-properties fo:font-size="16pt" fo:font-weight="bold" officeooo:paragraph-rsid="00033da9" style:font-size-asian="16pt" style:font-weight-asian="bold" style:font-size-complex="16pt"/>
    </style:style>
    <style:style style:name="P129" style:family="paragraph" style:parent-style-name="Standard">
      <style:paragraph-properties fo:hyphenation-ladder-count="no-limit"/>
      <style:text-properties style:font-name="Consolas1" fo:font-size="10pt" fo:language="en" fo:country="US" officeooo:rsid="001faf0c" officeooo:paragraph-rsid="001faf0c" style:font-name-asian="SimSun" style:font-size-asian="10pt" style:font-name-complex="Consolas2" style:font-size-complex="10pt" fo:hyphenate="true" fo:hyphenation-remain-char-count="2" fo:hyphenation-push-char-count="2"/>
    </style:style>
    <style:style style:name="P130" style:family="paragraph" style:parent-style-name="Standard">
      <style:paragraph-properties fo:margin-left="0cm" fo:margin-right="0cm" fo:text-indent="1.249cm" style:auto-text-indent="false"/>
      <style:text-properties officeooo:paragraph-rsid="00033da9"/>
    </style:style>
    <style:style style:name="P131" style:family="paragraph" style:parent-style-name="Standard">
      <style:paragraph-properties fo:margin-left="0cm" fo:margin-right="0cm" fo:text-indent="1.249cm" style:auto-text-indent="false"/>
      <style:text-properties officeooo:rsid="0017f0da" officeooo:paragraph-rsid="0017f0da"/>
    </style:style>
    <style:style style:name="P132" style:family="paragraph" style:parent-style-name="Standard">
      <style:paragraph-properties fo:margin-left="0cm" fo:margin-right="0cm" fo:text-indent="1.249cm" style:auto-text-indent="false"/>
      <style:text-properties officeooo:rsid="0019d032" officeooo:paragraph-rsid="0019d032"/>
    </style:style>
    <style:style style:name="P133" style:family="paragraph" style:parent-style-name="Standard">
      <style:paragraph-properties fo:margin-left="0cm" fo:margin-right="0cm" fo:text-indent="1.249cm" style:auto-text-indent="false"/>
      <style:text-properties officeooo:rsid="001b00bf" officeooo:paragraph-rsid="001b00bf"/>
    </style:style>
    <style:style style:name="P134" style:family="paragraph" style:parent-style-name="Standard" style:list-style-name="L1">
      <style:paragraph-properties fo:margin-left="0cm" fo:margin-right="0cm" fo:text-indent="1.249cm" style:auto-text-indent="false"/>
      <style:text-properties fo:font-size="14pt" officeooo:rsid="0017cc24" officeooo:paragraph-rsid="0017cc24" style:font-size-asian="14pt" style:font-size-complex="14pt"/>
    </style:style>
    <style:style style:name="P135" style:family="paragraph" style:parent-style-name="Standard" style:list-style-name="L1">
      <style:paragraph-properties fo:margin-left="0cm" fo:margin-right="0cm" fo:text-indent="1.249cm" style:auto-text-indent="false"/>
      <style:text-properties fo:font-size="14pt" officeooo:paragraph-rsid="0017cc24" style:font-size-asian="14pt" style:font-size-complex="14pt"/>
    </style:style>
    <style:style style:name="P136" style:family="paragraph" style:parent-style-name="Standard" style:list-style-name="L1">
      <style:paragraph-properties fo:margin-left="0cm" fo:margin-right="0cm" fo:text-indent="1.249cm" style:auto-text-indent="false"/>
      <style:text-properties fo:font-size="14pt" officeooo:rsid="0019d032" officeooo:paragraph-rsid="0019d032" style:font-size-asian="14pt" style:font-size-complex="14pt"/>
    </style:style>
    <style:style style:name="P137" style:family="paragraph" style:parent-style-name="Standard">
      <style:paragraph-properties fo:margin-left="0cm" fo:margin-right="0cm" fo:text-indent="1.249cm" style:auto-text-indent="false"/>
      <style:text-properties fo:font-size="14pt" officeooo:rsid="0019d032" officeooo:paragraph-rsid="0019d032" style:font-size-asian="14pt" style:font-size-complex="14pt"/>
    </style:style>
    <style:style style:name="P138" style:family="paragraph" style:parent-style-name="Standard">
      <style:paragraph-properties fo:margin-left="0cm" fo:margin-right="0cm" fo:text-indent="1.249cm" style:auto-text-indent="false"/>
      <style:text-properties fo:font-size="14pt" officeooo:rsid="001b00bf" officeooo:paragraph-rsid="001b00bf" style:font-size-asian="14pt" style:font-size-complex="14pt"/>
    </style:style>
    <style:style style:name="P13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033da9"/>
    </style:style>
    <style:style style:name="P140" style:family="paragraph" style:parent-style-name="Standard" style:list-style-name="L1">
      <style:paragraph-properties fo:margin-left="0cm" fo:margin-right="0cm" fo:text-align="end" style:justify-single-word="false" fo:text-indent="0cm" style:auto-text-indent="false"/>
      <style:text-properties officeooo:paragraph-rsid="0017cc24"/>
    </style:style>
    <style:style style:name="P141" style:family="paragraph" style:parent-style-name="Standard">
      <style:paragraph-properties fo:margin-left="0cm" fo:margin-right="0cm" fo:text-indent="0cm" style:auto-text-indent="false"/>
      <style:text-properties officeooo:rsid="001b00bf" officeooo:paragraph-rsid="001b00bf"/>
    </style:style>
    <style:style style:name="P142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4pt" officeooo:paragraph-rsid="0017cc24" style:font-size-asian="14pt" style:font-size-complex="14pt"/>
    </style:style>
    <style:style style:name="P143" style:family="paragraph" style:parent-style-name="Standard">
      <style:paragraph-properties fo:margin-left="0cm" fo:margin-right="0cm" fo:text-indent="0cm" style:auto-text-indent="false"/>
      <style:text-properties fo:font-size="14pt" officeooo:rsid="0019d032" officeooo:paragraph-rsid="0019d032" style:font-size-asian="14pt" style:font-size-complex="14pt"/>
    </style:style>
    <style:style style:name="P144" style:family="paragraph" style:parent-style-name="Standard">
      <style:paragraph-properties fo:margin-left="0cm" fo:margin-right="0cm" fo:text-indent="0cm" style:auto-text-indent="false"/>
      <style:text-properties fo:font-size="14pt" officeooo:rsid="001b00bf" officeooo:paragraph-rsid="001b00bf" style:font-size-asian="14pt" style:font-size-complex="14pt"/>
    </style:style>
    <style:style style:name="P145" style:family="paragraph" style:parent-style-name="Normal_20__28_Web_29_" style:list-style-name="WWNum35">
      <style:text-properties fo:color="#000000" fo:font-size="14pt" officeooo:paragraph-rsid="00033da9" style:font-size-asian="14pt" style:font-size-complex="14pt"/>
    </style:style>
    <style:style style:name="P146" style:family="paragraph" style:parent-style-name="Normal_20__28_Web_29_">
      <style:text-properties fo:color="#000000" fo:font-size="13.5pt" officeooo:paragraph-rsid="00033da9" style:font-size-asian="13.5pt" style:font-size-complex="13.5pt"/>
    </style:style>
    <style:style style:name="P147" style:family="paragraph" style:parent-style-name="Normal_20__28_Web_29_">
      <style:text-properties fo:color="#000000" fo:font-size="13.5pt" officeooo:paragraph-rsid="001b00bf" style:font-size-asian="13.5pt" style:font-size-complex="13.5pt"/>
    </style:style>
    <style:style style:name="P148" style:family="paragraph" style:parent-style-name="Normal_20__28_Web_29_" style:list-style-name="WWNum35">
      <style:paragraph-properties fo:margin-top="0.494cm" fo:margin-bottom="0cm" loext:contextual-spacing="false"/>
      <style:text-properties fo:color="#000000" fo:font-size="14pt" officeooo:paragraph-rsid="00033da9" style:font-size-asian="14pt" style:font-size-complex="14pt"/>
    </style:style>
    <style:style style:name="P149" style:family="paragraph" style:parent-style-name="Normal_20__28_Web_29_" style:list-style-name="WWNum35">
      <style:paragraph-properties fo:margin-top="0.494cm" fo:margin-bottom="0cm" loext:contextual-spacing="false"/>
      <style:text-properties officeooo:paragraph-rsid="00033da9"/>
    </style:style>
    <style:style style:name="P150" style:family="paragraph" style:parent-style-name="Normal_20__28_Web_29_">
      <loext:graphic-properties draw:fill="solid" draw:fill-color="#ffffff"/>
      <style:paragraph-properties fo:margin-top="0cm" fo:margin-bottom="0cm" loext:contextual-spacing="false" fo:text-align="center" style:justify-single-word="false" fo:background-color="#ffffff"/>
      <style:text-properties fo:color="#000000" fo:font-size="16pt" fo:font-weight="bold" officeooo:paragraph-rsid="00033da9" style:font-name-asian="Calibri" style:font-size-asian="16pt" style:font-weight-asian="bold" style:font-size-complex="16pt"/>
    </style:style>
    <style:style style:name="P151" style:family="paragraph" style:parent-style-name="Heading_20_1">
      <style:text-properties officeooo:paragraph-rsid="00033da9"/>
    </style:style>
    <style:style style:name="P152" style:family="paragraph" style:parent-style-name="Heading_20_1">
      <style:text-properties officeooo:paragraph-rsid="00033da9" style:font-name-asian="Calibri"/>
    </style:style>
    <style:style style:name="P153" style:family="paragraph" style:parent-style-name="TOC_20_Heading" style:master-page-name="Converted1">
      <style:paragraph-properties fo:text-align="center" style:justify-single-word="false" style:page-number="auto"/>
      <style:text-properties style:use-window-font-color="true" fo:font-size="21pt" officeooo:paragraph-rsid="00033da9" style:font-size-asian="21pt" style:font-size-complex="21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0ae1ac" style:font-size-asian="14pt" style:font-weight-asian="bold" style:font-size-complex="14pt"/>
    </style:style>
    <style:style style:name="T3" style:family="text">
      <style:text-properties fo:font-size="14pt" fo:font-weight="bold" officeooo:rsid="0010b551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84b59" style:font-size-asian="14pt" style:font-size-complex="14pt"/>
    </style:style>
    <style:style style:name="T6" style:family="text">
      <style:text-properties fo:font-size="14pt" officeooo:rsid="0009071b" style:font-size-asian="14pt" style:font-size-complex="14pt"/>
    </style:style>
    <style:style style:name="T7" style:family="text">
      <style:text-properties fo:font-size="14pt" officeooo:rsid="0009cfe5" style:font-size-asian="14pt" style:font-size-complex="14pt"/>
    </style:style>
    <style:style style:name="T8" style:family="text">
      <style:text-properties fo:font-size="14pt" officeooo:rsid="0010b551" style:font-size-asian="14pt" style:font-size-complex="14pt"/>
    </style:style>
    <style:style style:name="T9" style:family="text">
      <style:text-properties fo:font-size="14pt" officeooo:rsid="00122c5a" style:font-size-asian="14pt" style:font-size-complex="14pt"/>
    </style:style>
    <style:style style:name="T10" style:family="text">
      <style:text-properties fo:font-size="14pt" officeooo:rsid="00160d4c" style:font-size-asian="14pt" style:font-size-complex="14pt"/>
    </style:style>
    <style:style style:name="T11" style:family="text">
      <style:text-properties fo:font-size="14pt" fo:language="en" fo:country="US" fo:font-weight="normal" style:font-size-asian="14pt" style:font-weight-asian="normal" style:font-size-complex="14pt"/>
    </style:style>
    <style:style style:name="T12" style:family="text">
      <style:text-properties fo:font-size="14pt" fo:language="en" fo:country="US" fo:font-weight="normal" officeooo:rsid="0019d032" style:font-size-asian="14pt" style:font-weight-asian="normal" style:font-size-complex="14pt"/>
    </style:style>
    <style:style style:name="T13" style:family="text">
      <style:text-properties fo:font-size="14pt" fo:font-weight="normal" style:font-size-asian="14pt" style:font-weight-asian="normal" style:font-size-complex="14pt"/>
    </style:style>
    <style:style style:name="T14" style:family="text">
      <style:text-properties fo:font-size="14pt" fo:font-weight="normal" officeooo:rsid="000550c9" style:font-size-asian="14pt" style:font-weight-asian="normal" style:font-size-complex="14pt"/>
    </style:style>
    <style:style style:name="T15" style:family="text">
      <style:text-properties fo:font-size="14pt" fo:font-weight="normal" officeooo:rsid="00066c4d" style:font-size-asian="14pt" style:font-weight-asian="normal" style:font-size-complex="14pt"/>
    </style:style>
    <style:style style:name="T16" style:family="text">
      <style:text-properties fo:font-size="14pt" fo:font-weight="normal" officeooo:rsid="000c6841" style:font-size-asian="14pt" style:font-weight-asian="normal" style:font-size-complex="14pt" style:font-weight-complex="normal"/>
    </style:style>
    <style:style style:name="T17" style:family="text">
      <style:text-properties fo:font-size="14pt" style:font-size-asian="12.25pt" style:font-size-complex="14pt"/>
    </style:style>
    <style:style style:name="T18" style:family="text">
      <style:text-properties fo:font-size="14pt" officeooo:rsid="0004c8d7" style:font-size-asian="12.25pt" style:font-size-complex="14pt"/>
    </style:style>
    <style:style style:name="T19" style:family="text">
      <style:text-properties fo:color="#000000" fo:font-size="14pt" fo:font-weight="bold" style:font-size-asian="14pt" style:font-weight-asian="bold" style:font-size-complex="14pt"/>
    </style:style>
    <style:style style:name="T20" style:family="text">
      <style:text-properties fo:color="#000000" fo:font-size="14pt" style:font-size-asian="14pt" style:font-size-complex="14pt"/>
    </style:style>
    <style:style style:name="T21" style:family="text">
      <style:text-properties fo:color="#000000" fo:font-size="14pt" officeooo:rsid="00033da9" style:font-size-asian="14pt" style:font-size-complex="14pt"/>
    </style:style>
    <style:style style:name="T22" style:family="text">
      <style:text-properties fo:color="#000000" fo:font-size="14pt" fo:language="en" fo:country="US" style:font-size-asian="14pt" style:font-size-complex="14pt"/>
    </style:style>
    <style:style style:name="T23" style:family="text">
      <style:text-properties fo:color="#000000" fo:font-size="14pt" fo:language="en" fo:country="US" style:font-name-asian="Calibri" style:font-size-asian="14pt" style:font-size-complex="14pt" style:font-style-complex="italic"/>
    </style:style>
    <style:style style:name="T24" style:family="text">
      <style:text-properties fo:color="#000000" fo:font-size="14pt" style:font-name-asian="Calibri" style:font-size-asian="14pt" style:font-size-complex="14pt" style:font-style-complex="italic"/>
    </style:style>
    <style:style style:name="T25" style:family="text">
      <style:text-properties fo:color="#000000" fo:font-size="14pt" officeooo:rsid="00033da9" style:font-name-asian="Calibri" style:font-size-asian="14pt" style:font-size-complex="14pt" style:font-style-complex="italic"/>
    </style:style>
    <style:style style:name="T26" style:family="text">
      <style:text-properties fo:color="#000000" fo:font-size="17pt" style:font-size-asian="17pt" style:font-size-complex="14pt"/>
    </style:style>
    <style:style style:name="T27" style:family="text">
      <style:text-properties fo:color="#000000" style:font-name="Liberation Serif" fo:font-size="14pt" officeooo:rsid="00033da9" style:font-name-asian="Calibri" style:font-size-asian="14pt" style:font-size-complex="14pt" style:font-style-complex="italic"/>
    </style:style>
    <style:style style:name="T28" style:family="text">
      <style:text-properties fo:font-size="18pt" fo:language="en" fo:country="US" style:font-size-asian="18pt" style:font-size-complex="18pt"/>
    </style:style>
    <style:style style:name="T29" style:family="text">
      <style:text-properties fo:language="en" fo:country="US" style:font-name-asian="SimSun" style:font-name-complex="Consolas2"/>
    </style:style>
    <style:style style:name="T30" style:family="text">
      <style:text-properties fo:language="en" fo:country="US" officeooo:rsid="0009cfe5" style:font-name-asian="SimSun" style:font-name-complex="Consolas2"/>
    </style:style>
    <style:style style:name="T31" style:family="text">
      <style:text-properties fo:font-size="15pt" style:font-size-asian="15pt" style:font-size-complex="15pt"/>
    </style:style>
    <style:style style:name="T32" style:family="text">
      <style:text-properties fo:font-size="15pt" fo:language="en" fo:country="US" style:font-size-asian="15pt" style:font-size-complex="15pt"/>
    </style:style>
    <style:style style:name="T33" style:family="text">
      <style:text-properties style:font-name="Consolas" fo:font-size="10pt" fo:language="en" fo:country="US" officeooo:rsid="0009cfe5" style:font-name-asian="SimSun" style:font-size-asian="10pt" style:font-name-complex="Consolas2" style:font-size-complex="10pt"/>
    </style:style>
    <style:style style:name="T34" style:family="text">
      <style:text-properties style:font-name="Consolas" fo:font-size="10pt" officeooo:rsid="00084b59" style:font-name-asian="SimSun" style:font-size-asian="10pt" style:font-name-complex="Consolas2" style:font-size-complex="10pt"/>
    </style:style>
    <style:style style:name="T35" style:family="text">
      <style:text-properties style:font-name="Consolas" fo:font-size="10pt" officeooo:rsid="0009071b" style:font-name-asian="SimSun" style:font-size-asian="10pt" style:font-name-complex="Consolas2" style:font-size-complex="10pt"/>
    </style:style>
    <style:style style:name="T36" style:family="text">
      <style:text-properties style:font-name="Consolas" fo:font-size="10pt" fo:font-weight="normal" officeooo:rsid="000550c9" style:font-name-asian="SimSun" style:font-size-asian="10pt" style:font-weight-asian="normal" style:font-name-complex="Consolas2" style:font-size-complex="10pt"/>
    </style:style>
    <style:style style:name="T37" style:family="text">
      <style:text-properties style:font-name="Consolas" fo:font-size="10pt" fo:font-weight="normal" officeooo:rsid="00066c4d" style:font-name-asian="SimSun" style:font-size-asian="10pt" style:font-weight-asian="normal" style:font-name-complex="Consolas2" style:font-size-complex="10pt"/>
    </style:style>
    <style:style style:name="T38" style:family="text">
      <style:text-properties style:font-name="Consolas" fo:font-size="11pt" fo:language="en" fo:country="US" fo:font-weight="normal" officeooo:rsid="00160d4c" style:font-name-asian="SimSun" style:font-size-asian="11pt" style:font-weight-asian="normal" style:font-name-complex="Consolas2" style:font-size-complex="11pt"/>
    </style:style>
    <style:style style:name="T39" style:family="text">
      <style:text-properties style:font-name="Consolas" fo:font-size="14pt" officeooo:rsid="00084b59" style:font-name-asian="SimSun" style:font-size-asian="14pt" style:font-name-complex="Consolas2" style:font-size-complex="14p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033da9"/>
    </style:style>
    <style:style style:name="T42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 loext:char-shading-value="0" style:font-name-asian="Calibri" style:font-size-asian="14pt" style:font-size-complex="14pt" style:font-style-complex="italic"/>
    </style:style>
    <style:style style:name="T43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33da9" style:text-blinking="false" fo:background-color="transparent" loext:char-shading-value="0" style:font-name-asian="Calibri" style:font-size-asian="14pt" style:font-size-complex="14pt" style:font-style-complex="italic"/>
    </style:style>
    <style:style style:name="T44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3d133" style:text-blinking="false" fo:background-color="transparent" loext:char-shading-value="0" style:font-name-asian="Calibri" style:font-size-asian="14pt" style:font-size-complex="14pt" style:font-style-complex="italic"/>
    </style:style>
    <style:style style:name="T45" style:family="text">
      <style:text-properties fo:font-variant="normal" fo:text-transform="none" fo:color="#000000" style:text-line-through-style="none" style:text-line-through-type="none" style:font-name="Liberation Serif" fo:font-size="18pt" fo:language="en" fo:country="US" fo:font-style="normal" style:text-underline-style="none" fo:font-weight="normal" officeooo:rsid="0003d133" style:text-blinking="false" fo:background-color="transparent" loext:char-shading-value="0" style:font-size-asian="18pt" style:font-weight-asian="normal" style:font-size-complex="18pt" style:font-style-complex="italic" style:font-weight-complex="normal"/>
    </style:style>
    <style:style style:name="T46" style:family="text">
      <style:text-properties fo:font-variant="normal" fo:text-transform="none" style:font-name="Arial" fo:font-size="12pt" fo:letter-spacing="normal" fo:font-style="normal" fo:font-weight="normal"/>
    </style:style>
    <style:style style:name="T47" style:family="text">
      <style:text-properties fo:font-variant="normal" fo:text-transform="none" style:font-name="Arial" fo:font-size="12pt" fo:letter-spacing="normal" fo:font-style="normal" fo:font-weight="normal" officeooo:rsid="0015b3a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160d4c" style:font-weight-asian="normal" style:font-weight-complex="normal"/>
    </style:style>
    <style:style style:name="T50" style:family="text">
      <style:text-properties fo:font-weight="normal" officeooo:rsid="0016245a" style:font-weight-asian="normal" style:font-weight-complex="normal"/>
    </style:style>
    <style:style style:name="T51" style:family="text">
      <style:text-properties officeooo:rsid="00066c4d"/>
    </style:style>
    <style:style style:name="T52" style:family="text">
      <style:text-properties style:font-name="Liberation Serif" fo:font-size="10pt" officeooo:rsid="0009071b" style:font-name-asian="SimSun" style:font-size-asian="10pt" style:font-name-complex="Consolas2" style:font-size-complex="10pt"/>
    </style:style>
    <style:style style:name="T53" style:family="text">
      <style:text-properties style:font-name="Liberation Serif" fo:font-size="14pt" fo:font-weight="normal" officeooo:rsid="00066c4d" style:font-name-asian="SimSun" style:font-size-asian="14pt" style:font-weight-asian="normal" style:font-name-complex="Consolas2" style:font-size-complex="14pt"/>
    </style:style>
    <style:style style:name="T54" style:family="text">
      <style:text-properties style:font-name="Liberation Serif" fo:font-size="14pt" fo:font-weight="normal" officeooo:rsid="00122c5a" style:font-size-asian="12.25pt" style:font-weight-asian="normal" style:font-size-complex="14pt" style:font-weight-complex="normal"/>
    </style:style>
    <style:style style:name="T55" style:family="text">
      <style:text-properties style:font-name="Liberation Serif" fo:font-size="14pt" fo:font-weight="normal" officeooo:rsid="00160d4c" style:font-size-asian="12.25pt" style:font-weight-asian="normal" style:font-size-complex="14pt" style:font-weight-complex="normal"/>
    </style:style>
    <style:style style:name="T56" style:family="text">
      <style:text-properties style:font-name="Liberation Serif" fo:font-size="14pt" officeooo:rsid="0009071b" style:font-name-asian="SimSun" style:font-size-asian="14pt" style:font-name-complex="Consolas2" style:font-size-complex="14pt"/>
    </style:style>
    <style:style style:name="T57" style:family="text">
      <style:text-properties style:font-name="Liberation Serif" fo:font-size="14pt" officeooo:rsid="0009071b" style:font-name-asian="SimSun" style:font-size-asian="12.25pt" style:font-name-complex="Consolas2" style:font-size-complex="14pt"/>
    </style:style>
    <style:style style:name="T58" style:family="text">
      <style:text-properties style:font-name="Liberation Serif" fo:font-size="14pt" fo:language="en" fo:country="US" officeooo:rsid="0009cfe5" style:font-name-asian="SimSun" style:font-size-asian="12.25pt" style:font-name-complex="Consolas2" style:font-size-complex="14pt"/>
    </style:style>
    <style:style style:name="T59" style:family="text">
      <style:text-properties style:font-name="Liberation Serif" fo:font-size="14pt" fo:language="en" fo:country="US" officeooo:rsid="000ae1ac" style:font-name-asian="SimSun" style:font-size-asian="12.25pt" style:font-name-complex="Consolas2" style:font-size-complex="14pt"/>
    </style:style>
    <style:style style:name="T60" style:family="text">
      <style:text-properties style:font-name="Liberation Serif" fo:font-size="14pt" fo:language="en" fo:country="US" fo:font-weight="normal" officeooo:rsid="00160d4c" style:font-name-asian="SimSun" style:font-size-asian="14pt" style:font-weight-asian="normal" style:font-name-complex="Consolas2" style:font-size-complex="14pt"/>
    </style:style>
    <style:style style:name="T61" style:family="text">
      <style:text-properties style:font-name="Liberation Serif" fo:font-size="14pt" style:font-size-asian="14pt" style:font-size-complex="14pt"/>
    </style:style>
    <style:style style:name="T62" style:family="text">
      <style:text-properties style:font-name="Liberation Serif" officeooo:rsid="000e1ac1" style:font-size-asian="12.25pt"/>
    </style:style>
    <style:style style:name="T63" style:family="text">
      <style:text-properties style:font-name="Liberation Serif" fo:font-weight="normal" style:font-name-asian="SimSun" style:font-weight-asian="normal" style:font-name-complex="Consolas2" style:font-weight-complex="normal"/>
    </style:style>
    <style:style style:name="T64" style:family="text">
      <style:text-properties style:font-name="Liberation Serif" officeooo:rsid="00160d4c" style:font-name-asian="SimSun" style:font-name-complex="Consolas2"/>
    </style:style>
    <style:style style:name="T65" style:family="text">
      <style:text-properties style:font-name="Liberation Serif" officeooo:rsid="0016245a" style:font-name-asian="SimSun" style:font-name-complex="Consolas2"/>
    </style:style>
    <style:style style:name="T66" style:family="text">
      <style:text-properties officeooo:rsid="0009071b"/>
    </style:style>
    <style:style style:name="T67" style:family="text">
      <style:text-properties officeooo:rsid="000c6841"/>
    </style:style>
    <style:style style:name="T68" style:family="text">
      <style:text-properties officeooo:rsid="000e1ac1"/>
    </style:style>
    <style:style style:name="T69" style:family="text">
      <style:text-properties style:font-name="Consolas1" fo:font-size="10pt" fo:font-weight="normal" officeooo:rsid="00122c5a" style:font-size-asian="10pt" style:font-weight-asian="normal" style:font-size-complex="10pt" style:font-weight-complex="normal"/>
    </style:style>
    <style:style style:name="T70" style:family="text">
      <style:text-properties style:font-name="Consolas1" fo:font-size="10pt" officeooo:rsid="000c6841" style:font-size-asian="10pt" style:font-size-complex="10pt"/>
    </style:style>
    <style:style style:name="T71" style:family="text">
      <style:text-properties style:font-name="Consolas1" fo:font-size="10pt" officeooo:rsid="000e1ac1" style:font-size-asian="10pt" style:font-size-complex="10pt"/>
    </style:style>
    <style:style style:name="T72" style:family="text">
      <style:text-properties officeooo:rsid="000f72d1"/>
    </style:style>
    <style:style style:name="T73" style:family="text">
      <style:text-properties officeooo:rsid="0013b5af"/>
    </style:style>
    <style:style style:name="T74" style:family="text">
      <style:text-properties officeooo:rsid="0015b3ad" style:font-name-asian="Calibri" style:font-size-asian="14pt"/>
    </style:style>
    <style:style style:name="T75" style:family="text">
      <style:text-properties officeooo:rsid="00160d4c"/>
    </style:style>
    <style:style style:name="T76" style:family="text">
      <style:text-properties officeooo:rsid="0016245a"/>
    </style:style>
    <style:style style:name="T77" style:family="text">
      <style:text-properties officeooo:rsid="0017f0da"/>
    </style:style>
    <style:style style:name="T78" style:family="text">
      <style:text-properties officeooo:rsid="0017cc24"/>
    </style:style>
    <style:style style:name="T79" style:family="text">
      <style:text-properties officeooo:rsid="001b00bf"/>
    </style:style>
    <style:style style:name="T80" style:family="text">
      <style:text-properties officeooo:rsid="001c303a"/>
    </style:style>
    <style:style style:name="T81" style:family="text">
      <style:text-properties style:font-name="Liberation Serif"/>
    </style:style>
    <style:style style:name="T82" style:family="text">
      <style:text-properties style:font-name="Liberation Serif" fo:font-size="14pt" style:font-size-asian="12.25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«ЛЭТИ» им. В.И. Ульянова (Ленина)</text:p>
      <text:p text:style-name="P3"><text:span text:style-name="T1">Кафедра</text:span><text:span text:style-name="T19"> математического обеспечения и применения ЭВМ</text:span></text:p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37">КУРСОВАЯ РАБОТА</text:p>
      <text:p text:style-name="P37">по дисциплине «Программирование»</text:p>
      <text:p text:style-name="P3"><text:span text:style-name="Название_20_книги1"><text:span text:style-name="T26">Тема: Обработка текстовых данных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5"><text:span text:style-name="T4">Студент гр.</text:span><text:span text:style-name="T20"> 8303</text:span>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38"><text:s/><text:span text:style-name="T41">Сенюшкин Е.В</text:span>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38">Чайка К.В.</text:p>
          </table:table-cell>
        </table:table-row>
      </table:table>
      <text:p text:style-name="P6"/>
      <text:p text:style-name="P6"/>
      <text:p text:style-name="P6">Санкт-Петербург</text:p>
      <text:p text:style-name="P125">2018</text:p>
      <text:p text:style-name="P126"/>
      <text:p text:style-name="P127"><text:soft-page-break/>ЗАДАНИЕ <text:s/>НА КУРСОВУЮ РАБОТУ</text:p>
      <text:p text:style-name="P92">Студент <text:span text:style-name="T41">Сенюшкин Е.В<text:tab/><text:tab/><text:tab/><text:tab/><text:tab/><text:tab/><text:tab/> <text:s text:c="15"/></text:span>Группа 8303</text:p>
      <text:p text:style-name="P92">Тема работы: Обработка текстовых данных</text:p>
      <text:p text:style-name="P93">Содержание пояснительной записки:</text:p>
      <text:list xml:id="list2459027382" text:style-name="WWNum35">
        <text:list-item>
          <text:p text:style-name="P148">Содержание </text:p>
        </text:list-item>
        <text:list-item>
          <text:p text:style-name="P148">Введение </text:p>
        </text:list-item>
        <text:list-item>
          <text:p text:style-name="P149"><text:span text:style-name="T20">Описание функции </text:span><text:span text:style-name="T22">main</text:span><text:span text:style-name="T20">() </text:span></text:p>
        </text:list-item>
        <text:list-item>
          <text:p text:style-name="P148">Основные функции для работы с текстом </text:p>
        </text:list-item>
        <text:list-item>
          <text:p text:style-name="P148">Примеры работы программы </text:p>
        </text:list-item>
        <text:list-item>
          <text:p text:style-name="P148">Заключение</text:p>
        </text:list-item>
        <text:list-item>
          <text:p text:style-name="P148">Список используемых источников</text:p>
        </text:list-item>
        <text:list-item>
          <text:p text:style-name="P145">Приложение А. Исходный код программы</text:p>
        </text:list-item>
      </text:list>
      <text:p text:style-name="P92">Предполагаемый объем пояснительной записки:</text:p>
      <text:p text:style-name="P92">Не менее <text:span text:style-name="T77">35</text:span> страниц.</text:p>
      <text:p text:style-name="P92">Дата выдачи задания: 19.11.2018</text:p>
      <text:p text:style-name="P92">Дата сдачи реферата: </text:p>
      <text:p text:style-name="P147">Дата защиты реферата: </text:p>
      <text:p text:style-name="P147">Студент <text:s text:c="46"/>_______________________ <text:s text:c="8"/><text:span text:style-name="T41">Сенюшкин Е.В </text:span></text:p>
      <text:p text:style-name="P92">Преподаватель <text:s text:c="34"/>_______________________ <text:s text:c="9"/>Чайка К.В.</text:p>
      <text:p text:style-name="P3"/>
      <text:p text:style-name="P1"><text:soft-page-break/></text:p>
      <text:p text:style-name="P2">Аннотация</text:p>
      <text:p text:style-name="P75"/>
      <text:p text:style-name="P76"><text:span text:style-name="T20">В данной работе была </text:span><text:span text:style-name="T21">написана</text:span><text:span text:style-name="T20"> программа на </text:span><text:span text:style-name="T24">языке программирования </text:span><text:span text:style-name="T23">C</text:span><text:span text:style-name="T24">, которая позволяет работать с текстовыми данными. </text:span><text:span text:style-name="T25">По выбору пользователя программа способна выполнять следующие действия с текстом:</text:span><text:span text:style-name="T27"> </text:span><text:span text:style-name="T43">сделать транслитерацию всех кириллических символов в тексте; для каждого предложения вывести все специальные символы в порядке уменьшения их кода;</text:span></text:p>
      <text:p text:style-name="P88"><text:span text:style-name="T42">заменить все цифры в тексте их двоичным кодом; удалить все предложения в которых есть нечетная цифра</text:span><text:span text:style-name="T44">.</text:span></text:p>
      <text:p text:style-name="P139"><text:span text:style-name="T44"><text:tab/>Для сборки программы был написан Makefile. Исходный код программы приведен в Приложении А</text:span><text:span text:style-name="Заголовок_20_1_20_Знак"><text:span text:style-name="T45">.</text:span></text:span></text:p>
      <text:p text:style-name="P77"><text:span text:style-name="Заголовок_20_1_20_Знак"/></text:p>
      <text:p text:style-name="P41"><text:span text:style-name="Заголовок_20_1_20_Знак"><text:span text:style-name="T28">Summary</text:span></text:span></text:p>
      <text:p text:style-name="P78"><text:span text:style-name="Заголовок_20_1_20_Знак"><text:span text:style-name="T11">In this </text:span></text:span><text:span text:style-name="Заголовок_20_1_20_Знак"><text:span text:style-name="T12">coursework</text:span></text:span><text:span text:style-name="Заголовок_20_1_20_Знак"><text:span text:style-name="T11">, a program was written in the C programming language, which allows you to work with text data. At the user's choice, the program is able to perform the following actions with the text: to transliterate all Cyrillic characters in the text; for each sentence, print all special characters in the order of their code reduction;</text:span></text:span></text:p>
      <text:p text:style-name="P78"><text:span text:style-name="Заголовок_20_1_20_Знак"><text:span text:style-name="T11">replace all digits in the text with their binary code; delete all sentences with an odd digit.</text:span></text:span></text:p>
      <text:p text:style-name="P78"><text:span text:style-name="Заголовок_20_1_20_Знак"><text:span text:style-name="T11"><text:tab/>To build the program was written Makefile. The source code of the program is given in the Appendix </text:span></text:span><text:span text:style-name="Заголовок_20_1_20_Знак"><text:span text:style-name="T12">A</text:span></text:span><text:span text:style-name="Заголовок_20_1_20_Знак"><text:span text:style-name="T11">.</text:span></text:span></text:p>
      <text:p text:style-name="P153">Содержание</text:p>
      <text:p text:style-name="P9"/>
      <text:list xml:id="list2278200642" text:style-name="L1">
        <text:list-header>
          <text:p text:style-name="P140"><text:span text:style-name="Заголовок_20_1_20_Знак"><text:span text:style-name="T4"/></text:span></text:p>
          <text:p text:style-name="P142"><text:span text:style-name="T78">Введение <text:s text:c="41"/><text:tab/><text:tab/><text:tab/><text:tab/><text:tab/><text:tab/><text:tab/> <text:s text:c="7"/>5</text:span></text:p>
          <text:p text:style-name="P134">1. Описание функции main()<text:tab/><text:tab/><text:tab/><text:tab/><text:tab/><text:tab/><text:tab/><text:tab/> <text:s text:c="7"/><text:span text:style-name="T80">6</text:span></text:p>
          <text:p text:style-name="P135"><text:span text:style-name="T78">2 Основные функции для работы с текстом<text:tab/><text:tab/><text:tab/><text:tab/><text:tab/><text:tab/> <text:s text:c="7"/>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6"><text:s/><text:tab/>2.1 Функция считывания текста<text:tab/><text:tab/><text:tab/><text:tab/><text:tab/><text:tab/> <text:s text:c="7"/><text:span text:style-name="T80">7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143"><text:tab/>2.2 Функция удаления повторяющихся предложени<text:span text:style-name="T79">й <text:tab/><text:tab/><text:tab/> <text:s text:c="7"/>9</text:span></text:p>
      <text:p text:style-name="P143"><text:tab/>2.3 Функция транслитерации текста<text:tab/><text:tab/><text:tab/><text:tab/> <text:s text:c="15"/><text:span text:style-name="T79">10</text:span><text:tab/>2.4 Функция <text:span text:style-name="T79">для вывода всех специальных символов<text:tab/><text:tab/><text:tab/> <text:s text:c="5"/>12</text:span></text:p>
      <text:p text:style-name="P143"><text:tab/><text:span text:style-name="T79">2.5 Функция для замены всех цифр в тексте их двоичным кодом<text:tab/> <text:s text:c="5"/>13</text:span></text:p>
      <text:p text:style-name="P138">2.6 Функция для удаления всех предложений, в которых встречается</text:p>
      <text:p text:style-name="P138">нечетная цифра.<text:tab/><text:tab/><text:tab/><text:tab/><text:tab/><text:tab/><text:tab/><text:tab/><text:tab/> <text:s text:c="5"/>1<text:span text:style-name="T80">4</text:span></text:p>
      <text:p text:style-name="P138">2.7Функция печати текста.<text:tab/><text:tab/><text:tab/><text:tab/><text:tab/><text:tab/><text:tab/> <text:s text:c="5"/>1<text:span text:style-name="T80">5</text:span></text:p>
      <text:p text:style-name="P144">3 Пример работы программы</text:p>
      <text:p text:style-name="P138">Текст для тестирования<text:tab/><text:tab/><text:tab/><text:tab/><text:tab/><text:tab/><text:tab/><text:tab/> <text:s text:c="5"/>1<text:span text:style-name="T80">6</text:span></text:p>
      <text:p text:style-name="P138">Функция transliterationTxt()<text:tab/><text:tab/><text:tab/><text:tab/><text:tab/><text:tab/> <text:s text:c="15"/>1<text:span text:style-name="T80">7</text:span></text:p>
      <text:p text:style-name="P138">Функция specialSymbols()<text:tab/><text:tab/><text:tab/><text:tab/><text:tab/><text:tab/> <text:s text:c="15"/><text:span text:style-name="T80">19</text:span></text:p>
      <text:p text:style-name="P138">Функция changeNumber()<text:tab/><text:tab/><text:tab/><text:tab/><text:tab/><text:tab/> <text:s text:c="15"/>2<text:span text:style-name="T80">0</text:span></text:p>
      <text:p text:style-name="P138">Функция deleteOdd()<text:tab/><text:tab/><text:tab/><text:tab/><text:tab/><text:tab/><text:tab/> <text:s text:c="15"/>2<text:span text:style-name="T80">2</text:span></text:p>
      <text:p text:style-name="P144">Заключение<text:tab/><text:tab/><text:tab/><text:tab/><text:tab/><text:tab/><text:tab/><text:tab/><text:tab/> <text:s text:c="15"/>2<text:span text:style-name="T80">5</text:span></text:p>
      <text:p text:style-name="P144">Список используемой литературы<text:tab/><text:tab/><text:tab/><text:tab/><text:tab/><text:tab/> <text:s text:c="15"/>2<text:span text:style-name="T80">6</text:span></text:p>
      <text:p text:style-name="P144">Приложение А<text:tab/><text:tab/><text:tab/><text:tab/><text:tab/><text:tab/><text:tab/><text:tab/><text:tab/><text:tab/> <text:s text:c="5"/>2<text:span text:style-name="T80">7</text:span></text:p>
      <text:p text:style-name="P137"/>
      <text:p text:style-name="P132"/>
      <text:p text:style-name="P132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41"/>
      <text:p text:style-name="P141"/>
      <text:p text:style-name="P132"/>
      <text:p text:style-name="P132"/>
      <text:p text:style-name="P132"/>
      <text:h text:style-name="P90" text:outline-level="1"><text:bookmark-start text:name="_Toc470016622"/><text:bookmark-start text:name="__RefHeading___Toc4098_3967523258"/><text:soft-page-break/>Введение<text:bookmark-end text:name="_Toc470016622"/><text:bookmark-end text:name="__RefHeading___Toc4098_3967523258"/></text:h>
      <text:h text:style-name="P90" text:outline-level="1"/>
      <text:p text:style-name="P54"><text:tab/><text:span text:style-name="T18">Необходимо написать п</text:span><text:span text:style-name="T17">рограмм</text:span><text:span text:style-name="T18">у,</text:span><text:span text:style-name="T4"> на вход подается текст (текст представляет собой предложения, разделенные точкой. Предложения - набор слов, разделенные пробелом или запятой, слова - набор латинских или кириллических букв, цифр и других символов кроме точки, пробела или запятой) Длина текста и каждого предложения заранее не известна.</text:span></text:p>
      <text:p text:style-name="P12"/>
      <text:p text:style-name="P12"><text:tab/>Для хранения предложения и для хранения текста требуется реализовать структуры Sentence и Text</text:p>
      <text:p text:style-name="P13"><text:tab/></text:p>
      <text:p text:style-name="P13"><text:tab/>Программа должна сохранить (считать) текст в виде динамического массива предложений и оперировать далее только с ним. Функции обработки также должны принимать на вход либо текст (Text), либо предложение (Sentence).</text:p>
      <text:p text:style-name="P13"><text:tab/></text:p>
      <text:p text:style-name="P13"><text:tab/>Программа должна найти и удалить все повторно встречающиеся предложения (сравнивать их следует посимвольно, но без учета регистра).</text:p>
      <text:p text:style-name="P12"/>
      <text:p text:style-name="P12"><text:tab/>Далее, программа должна запрашивать у пользователя одно из следующих доступных действий (программа должна печатать для этого подсказку. Также следует предусмотреть возможность выхода из программы):</text:p>
      <text:p text:style-name="P12"/>
      <text:list xml:id="list1981830624" text:style-name="L2">
        <text:list-item>
          <text:p text:style-name="P100">Сделать транслитерацию всех кириллических символов в тексте (использовать ГОСТ 7.79-2000)</text:p>
        </text:list-item>
        <text:list-item>
          <text:p text:style-name="P100">Для каждого предложения вывести все специальные символы в порядке уменьшения их кода.</text:p>
        </text:list-item>
        <text:list-item>
          <text:p text:style-name="P100">Заменить все цифры в тексте их двоичным кодом.</text:p>
        </text:list-item>
        <text:list-item>
          <text:p text:style-name="P100">Удалить все предложения в которых есть нечетные цифры.</text:p>
        </text:list-item>
      </text:list>
      <text:p text:style-name="P12"/>
      <text:p text:style-name="P12"><text:tab/>Все сортировки и операции со строками должны осуществляться с использованием функций стандартной библиотеки. Использование собственных функций, при наличии аналога среди функций стандартной библиотеки, запрещается.</text:p>
      <text:p text:style-name="P12"><text:tab/>Каждую подзадачу следует вынести в отдельную функцию, функции сгруппировать в несколько файлов (например, функции обработки текста в один, функции ввода/вывода в другой). Также, должен быть написан Makefile.</text:p>
      <text:p text:style-name="P78"><text:span text:style-name="Заголовок_20_1_20_Знак"/></text:p>
      <text:p text:style-name="P78"><text:span text:style-name="Заголовок_20_1_20_Знак"/></text:p>
      <text:p text:style-name="P78"><text:span text:style-name="Заголовок_20_1_20_Знак"/></text:p>
      <text:p text:style-name="P78"><text:span text:style-name="Заголовок_20_1_20_Знак"/></text:p>
      <text:p text:style-name="P131"><text:bookmark-start text:name="_Toc470016623"/></text:p>
      <text:h text:style-name="P90" text:outline-level="1"><text:bookmark-start text:name="__RefHeading___Toc4100_3967523258"/><text:soft-page-break/><text:span text:style-name="T31">1.Описание функции </text:span><text:span text:style-name="T32">main</text:span><text:span text:style-name="T31">().</text:span><text:bookmark-end text:name="__RefHeading___Toc4100_3967523258"/></text:h>
      <text:h text:style-name="P91" text:outline-level="1"><text:bookmark-start text:name="__RefHeading___Toc4102_3967523258"/><text:span text:style-name="T13">В функции main() подключаются необходимые библиотеки и объявляется функции, которые используются в не</text:span><text:span text:style-name="T15">й</text:span><text:span text:style-name="T13">. Устанавливается локаль</text:span><text:span text:style-name="T14">,</text:span><text:span text:style-name="T13"> объявляется экземпляр структуры Text </text:span><text:span text:style-name="T14">и открывается файл, который выбрал пользователь. Вызывается функция считывания текста </text:span><text:span text:style-name="T36">readText</text:span><text:span text:style-name="T37">()</text:span><text:span text:style-name="T14"> , в которую передается адрес на экземпляр структуры</text:span><text:span text:style-name="T15">, на выходе получаем 0, если считывание произошло успешно и -1, если файл не был найден. После с помощью функции <text:s/></text:span><text:span text:style-name="T37">deleteCopy() </text:span><text:span text:style-name="T53">удаляются все повторно встречающиеся предложения. После программа выполняет команды пользователя до тех пор, пока тот не введет 0, тогда программа чистит память и завершается.</text:span><text:bookmark-end text:name="__RefHeading___Toc4102_3967523258"/></text:h>
      <text:p text:style-name="P45"/>
      <text:p text:style-name="P48">#include &lt;stdio.h&gt;</text:p>
      <text:p text:style-name="P48">#include &lt;stdlib.h&gt;</text:p>
      <text:p text:style-name="P48">#include &lt;string.h&gt;</text:p>
      <text:p text:style-name="P48"/>
      <text:p text:style-name="P48">#include &lt;wchar.h&gt;</text:p>
      <text:p text:style-name="P48">#include &lt;wctype.h&gt;</text:p>
      <text:p text:style-name="P48">#include &lt;locale.h&gt;</text:p>
      <text:p text:style-name="P48"/>
      <text:p text:style-name="P48">#include "readText.h"</text:p>
      <text:p text:style-name="P48">#include "deleteCopy.h"</text:p>
      <text:p text:style-name="P48">#include "specialSymbols.h"</text:p>
      <text:p text:style-name="P48">#include "deleteOdd.h"</text:p>
      <text:p text:style-name="P48">#include "changeNumber.h"</text:p>
      <text:p text:style-name="P48">#include "transliterationTxt.h"</text:p>
      <text:p text:style-name="P48">#include "printTxt.h"</text:p>
      <text:p text:style-name="P48"/>
      <text:p text:style-name="P48">int main(){</text:p>
      <text:p text:style-name="P48"/>
      <text:p text:style-name="P48"><text:s text:c="8"/>setlocale(LC_CTYPE, "");</text:p>
      <text:p text:style-name="P48"/>
      <text:p text:style-name="P48"><text:s text:c="8"/>struct Text txt;</text:p>
      <text:p text:style-name="P48"><text:s text:c="8"/>int open;</text:p>
      <text:p text:style-name="P48"><text:s text:c="8"/>wchar_t choice[50];</text:p>
      <text:p text:style-name="P48"/>
      <text:p text:style-name="P48"><text:s text:c="8"/>open = readText(&amp;txt);</text:p>
      <text:p text:style-name="P48"/>
      <text:p text:style-name="P48"><text:s text:c="8"/>if (open)</text:p>
      <text:p text:style-name="P48"><text:s text:c="16"/>return -1;</text:p>
      <text:p text:style-name="P48"/>
      <text:p text:style-name="P48"><text:s text:c="8"/>deleteCopy(&amp;txt);</text:p>
      <text:p text:style-name="P48"/>
      <text:p text:style-name="P48"/>
      <text:p text:style-name="P48"><text:s text:c="8"/>do{</text:p>
      <text:p text:style-name="P48"><text:s text:c="16"/>wprintf(L"\n");</text:p>
      <text:p text:style-name="P48"><text:s text:c="16"/>wprintf(L"Что вы хотите сделать с текстом?\n");</text:p>
      <text:p text:style-name="P48"><text:s text:c="16"/>wprintf(L"0 Выход\n");</text:p>
      <text:p text:style-name="P48"><text:s text:c="16"/>wprintf(L"1 Сделать транслитерацию всех кириллических символов в тексте.\n");</text:p>
      <text:p text:style-name="P48"><text:s text:c="16"/>wprintf(L"2 Вывести все специальные символы в порядке уменьшения их кода.\n");</text:p>
      <text:p text:style-name="P48"><text:s text:c="16"/>wprintf(L"3 Заменить все цифры в тексте их двоичным кодом.\n");</text:p>
      <text:p text:style-name="P48"><text:s text:c="16"/>wprintf(L"4 Удалить все предложения в которых есть нечетная цифра.\n");</text:p>
      <text:p text:style-name="P48"><text:s text:c="16"/>wprintf(L"5 Вывести текст\n");</text:p>
      <text:p text:style-name="P48"><text:s text:c="16"/>wprintf(L"\n");</text:p>
      <text:p text:style-name="P48"/>
      <text:p text:style-name="P48"><text:s text:c="16"/>fgetws(choice, 50, stdin);</text:p>
      <text:p text:style-name="P48"><text:soft-page-break/><text:s text:c="16"/>if (wcslen(choice) != 2){</text:p>
      <text:p text:style-name="P48"><text:s text:c="24"/>wprintf(L"Ошибка ввода команды. Команда должна находиться в промежутке от 0 до 5. Попробуйте снова.\n");</text:p>
      <text:p text:style-name="P48"><text:s text:c="24"/>continue;</text:p>
      <text:p text:style-name="P48"><text:s text:c="16"/>}</text:p>
      <text:p text:style-name="P48"><text:s text:c="16"/>switch(choice[0]){</text:p>
      <text:p text:style-name="P48"><text:s text:c="16"/>case('0'):</text:p>
      <text:p text:style-name="P48"><text:s text:c="24"/>return 0;</text:p>
      <text:p text:style-name="P48"><text:s text:c="16"/>case('1'):</text:p>
      <text:p text:style-name="P48"><text:s text:c="24"/>transliterationTxt(&amp;txt);</text:p>
      <text:p text:style-name="P48"><text:s text:c="24"/>break;</text:p>
      <text:p text:style-name="P48"><text:s text:c="16"/>case('2'):</text:p>
      <text:p text:style-name="P48"><text:s text:c="24"/>specialSymbols(&amp;txt);</text:p>
      <text:p text:style-name="P48"><text:s text:c="24"/>break;</text:p>
      <text:p text:style-name="P48"><text:s text:c="16"/>case('3'):</text:p>
      <text:p text:style-name="P48"><text:s text:c="24"/>changeNumber(&amp;txt);</text:p>
      <text:p text:style-name="P48"><text:s text:c="24"/>break;</text:p>
      <text:p text:style-name="P48"><text:s text:c="16"/>case('4'):</text:p>
      <text:p text:style-name="P48"><text:s text:c="24"/>deleteOdd(&amp;txt);</text:p>
      <text:p text:style-name="P48"><text:s text:c="24"/>break;</text:p>
      <text:p text:style-name="P48"><text:s text:c="16"/>case('5'):</text:p>
      <text:p text:style-name="P48"><text:s text:c="24"/>printTxt(&amp;txt);</text:p>
      <text:p text:style-name="P48"><text:s text:c="24"/>break;</text:p>
      <text:p text:style-name="P48"><text:s text:c="16"/>default:</text:p>
      <text:p text:style-name="P48"><text:s text:c="24"/>wprintf(L"Ошибка ввода команды. Команда должна находиться в промежутке от 0 до 5. Попробуйте снова.\n");</text:p>
      <text:p text:style-name="P48"><text:s text:c="24"/>continue;</text:p>
      <text:p text:style-name="P48"><text:s text:c="16"/>}</text:p>
      <text:p text:style-name="P48"/>
      <text:p text:style-name="P48"><text:s text:c="8"/>}while ( choice[0] != L'0');</text:p>
      <text:p text:style-name="P48"/>
      <text:p text:style-name="P48"><text:s text:c="8"/>for (size_t i = 0;i &lt; txt.buffLenght; i++)</text:p>
      <text:p text:style-name="P48"><text:s text:c="16"/>free( txt.sentences[i].Sent );</text:p>
      <text:p text:style-name="P45"/>
      <text:p text:style-name="P14">2. Основные функции для работы с текстом.</text:p>
      <text:p text:style-name="P45"/>
      <text:p text:style-name="P15">2.1 Функция считывания текста.</text:p>
      <text:p text:style-name="P15"><text:s/><text:span text:style-name="T51">i</text:span>nt readText( struct Text *txt )</text:p>
      <text:p text:style-name="P15"/>
      <text:p text:style-name="P55"><text:span text:style-name="T4">Функция принимает </text:span><text:span text:style-name="T5">указатель на структуру Text, запрашивает у пользователя <text:s/>имя файла, из которого нужно считать текст. Происходит проверка, смогла ли программа </text:span><text:span text:style-name="T6">открыть файл</text:span><text:span text:style-name="T5">. Далее начинается посимвольное считывание текста, текст считывается покуда функция </text:span><text:span text:style-name="T34">fgetwc() </text:span><text:span text:style-name="T56">не вернет</text:span><text:span text:style-name="T39"> </text:span><text:span text:style-name="T35">WEOF. </text:span><text:span text:style-name="T56">Текст</text:span><text:span text:style-name="T52"> </text:span><text:span text:style-name="T57">сохраняется в виде массива структур Sentence, которые все содержатся в структуре Text. Память под предложения и структуры Sentence выделяется динамически.</text:span></text:p>
      <text:p text:style-name="P9"/>
      <text:p text:style-name="P50">#include &lt;string.h&gt;</text:p>
      <text:p text:style-name="P50">#include &lt;errno.h&gt;</text:p>
      <text:p text:style-name="P50"/>
      <text:p text:style-name="P50">#include &lt;wchar.h&gt;</text:p>
      <text:p text:style-name="P50">#include &lt;wctype.h&gt;</text:p>
      <text:p text:style-name="P50">#include &lt;locale.h&gt;</text:p>
      <text:p text:style-name="P50"/>
      <text:p text:style-name="P50">#include "readText.h"</text:p>
      <text:p text:style-name="P50"/>
      <text:p text:style-name="P50">int readText( struct Text *txt ){</text:p>
      <text:p text:style-name="P50"/>
      <text:p text:style-name="P50"><text:s text:c="8"/>FILE *file;</text:p>
      <text:p text:style-name="P50"><text:soft-page-break/><text:s text:c="8"/>wchar_t c;</text:p>
      <text:p text:style-name="P50"><text:s text:c="8"/>size_t count = 0, index = 0, sizeSent = 250, sizeBuff = 20;</text:p>
      <text:p text:style-name="P50"/>
      <text:p text:style-name="P50"><text:s text:c="8"/>wchar_t *fileUser = calloc(80, sizeof(wchar_t));</text:p>
      <text:p text:style-name="P50"><text:s text:c="8"/>char *fileName = calloc(80 ,sizeof(wchar_t));</text:p>
      <text:p text:style-name="P50"/>
      <text:p text:style-name="P50"><text:s text:c="8"/>wprintf(L"Откуда считать текст ?\n");</text:p>
      <text:p text:style-name="P50"/>
      <text:p text:style-name="P50"><text:s text:c="8"/>fgetws(fileUser, 80 * sizeof(wchar_t), stdin);</text:p>
      <text:p text:style-name="P50"><text:s text:c="8"/>fileUser[wcslen(fileUser)-1] = L'\0';</text:p>
      <text:p text:style-name="P50"/>
      <text:p text:style-name="P50"><text:s text:c="8"/>wcstombs(fileName, fileUser, 80 * sizeof(wchar_t));</text:p>
      <text:p text:style-name="P50"/>
      <text:p text:style-name="P50"/>
      <text:p text:style-name="P50"><text:s text:c="8"/>file = fopen( fileName, "r" );</text:p>
      <text:p text:style-name="P50"/>
      <text:p text:style-name="P50"><text:s text:c="8"/>if (errno == 2) {</text:p>
      <text:p text:style-name="P50"><text:s text:c="16"/>wprintf(L"Вы ввели неправильное название файла или файла не существует.\n\t\tПрограмма завершена\n");</text:p>
      <text:p text:style-name="P50"><text:s text:c="16"/>return 1;</text:p>
      <text:p text:style-name="P50"><text:s text:c="16"/>}</text:p>
      <text:p text:style-name="P50"/>
      <text:p text:style-name="P50"><text:s text:c="8"/>txt-&gt;sentences = malloc (sizeBuff * sizeof(struct Sentence));</text:p>
      <text:p text:style-name="P50"><text:s text:c="8"/>txt-&gt;sentences[count].Sent = malloc(sizeSent * sizeof(wchar_t));</text:p>
      <text:p text:style-name="P50"/>
      <text:p text:style-name="P50"><text:s text:c="8"/>c = fgetwc(file);</text:p>
      <text:p text:style-name="P50"/>
      <text:p text:style-name="P50"><text:s text:c="8"/>do{</text:p>
      <text:p text:style-name="P50"/>
      <text:p text:style-name="P50"><text:s text:c="16"/>while( iswspace(c) &amp;&amp; index == 0 ){</text:p>
      <text:p text:style-name="P50"><text:s text:c="24"/>c = fgetwc(file);</text:p>
      <text:p text:style-name="P50"><text:s text:c="16"/>}</text:p>
      <text:p text:style-name="P50"/>
      <text:p text:style-name="P50"><text:s text:c="16"/>txt-&gt;sentences[count].Sent[index] = c;</text:p>
      <text:p text:style-name="P50"><text:s text:c="16"/>index++;</text:p>
      <text:p text:style-name="P50"/>
      <text:p text:style-name="P50"><text:s text:c="16"/>if (index + 2 == sizeSent){</text:p>
      <text:p text:style-name="P50"><text:s text:c="24"/>sizeSent += 50;</text:p>
      <text:p text:style-name="P50"><text:s text:c="24"/>txt-&gt;sentences[count].Sent = realloc(txt-&gt;sentences[count].Sent, sizeSent * sizeof(wchar_t));</text:p>
      <text:p text:style-name="P50"><text:s text:c="16"/>}</text:p>
      <text:p text:style-name="P50"/>
      <text:p text:style-name="P50"/>
      <text:p text:style-name="P50"><text:s text:c="16"/>if ( <text:s/>c == '.' ){</text:p>
      <text:p text:style-name="P50"><text:s text:c="24"/>txt-&gt;sentences[count].Sent[index] = L'\0';</text:p>
      <text:p text:style-name="P50"><text:s text:c="24"/>txt-&gt;sentences[count].sentLenght = wcslen(txt-&gt;sentences[count].Sent);</text:p>
      <text:p text:style-name="P50"><text:s text:c="24"/>count++;</text:p>
      <text:p text:style-name="P50"/>
      <text:p text:style-name="P50"><text:s text:c="24"/>txt-&gt;sentences[count].Sent = malloc(sizeSent * sizeof(wchar_t));</text:p>
      <text:p text:style-name="P50"><text:s text:c="24"/>if ( count == sizeBuff ){</text:p>
      <text:p text:style-name="P50"><text:s text:c="32"/>sizeBuff += 10;</text:p>
      <text:p text:style-name="P50"><text:s text:c="32"/>txt-&gt;sentences = realloc (txt-&gt;sentences, sizeBuff * sizeof(struct Sentence));</text:p>
      <text:p text:style-name="P50"><text:s text:c="32"/>}</text:p>
      <text:p text:style-name="P50"><text:s text:c="24"/>index = 0;</text:p>
      <text:p text:style-name="P50"><text:s text:c="16"/>}</text:p>
      <text:p text:style-name="P50"/>
      <text:p text:style-name="P50"><text:s text:c="16"/>c = fgetwc(file);</text:p>
      <text:p text:style-name="P50"/>
      <text:p text:style-name="P50"><text:s text:c="8"/>}while ( c != WEOF );</text:p>
      <text:p text:style-name="P50"/>
      <text:p text:style-name="P50"/>
      <text:p text:style-name="P50"><text:soft-page-break/><text:s text:c="8"/>fclose (file);</text:p>
      <text:p text:style-name="P50"/>
      <text:p text:style-name="P50"><text:s text:c="8"/>txt-&gt;buffLenght = count;</text:p>
      <text:p text:style-name="P50"><text:s text:c="8"/>return 0;</text:p>
      <text:p text:style-name="P50"><text:s text:c="8"/>}</text:p>
      <text:p text:style-name="P9"/>
      <text:p text:style-name="P15">2.2 Функция удаления повторяющихся предложений. </text:p>
      <text:p text:style-name="P56"><text:span text:style-name="T66">v</text:span>oid deleteCopy( struct Text *txt )</text:p>
      <text:p text:style-name="P16"/>
      <text:p text:style-name="P59"><text:span text:style-name="T6">В функцию передается указатель на структуру Text</text:span><text:span text:style-name="T7">. С помощью функции </text:span><text:span text:style-name="T33">wcscasecmp() </text:span><text:span text:style-name="T58">сравнивается каждое предложение с каждым без учета регистра, и если предожения оказываются идентичными, освобождается выделенная под него память, и сдвигается динамический массив структур на один влево, затирая тем самы</text:span><text:span text:style-name="T59">м копию. После перевыделяется память, чтобы освободить память от уже не нужных структур.</text:span></text:p>
      <text:p text:style-name="P112"/>
      <text:p text:style-name="P58"/>
      <text:p text:style-name="P52">#include &lt;stdio.h&gt;</text:p>
      <text:p text:style-name="P52">#include &lt;stdlib.h&gt;</text:p>
      <text:p text:style-name="P52">#include &lt;string.h&gt;</text:p>
      <text:p text:style-name="P52"/>
      <text:p text:style-name="P52">#include &lt;wchar.h&gt;</text:p>
      <text:p text:style-name="P52">#include &lt;wctype.h&gt;</text:p>
      <text:p text:style-name="P52">#include &lt;locale.h&gt;</text:p>
      <text:p text:style-name="P52"/>
      <text:p text:style-name="P52">#include "deleteCopy.h"</text:p>
      <text:p text:style-name="P52"/>
      <text:p text:style-name="P52">void deleteCopy( struct Text *txt ){</text:p>
      <text:p text:style-name="P52"/>
      <text:p text:style-name="P52"><text:s text:c="8"/>for ( size_t i = 0; i &lt; txt-&gt;buffLenght - 1; i++ )</text:p>
      <text:p text:style-name="P52"><text:s text:c="8"/>{</text:p>
      <text:p text:style-name="P52"><text:s text:c="16"/>for ( size_t j = i + 1; j &lt; txt-&gt;buffLenght; j++ )</text:p>
      <text:p text:style-name="P52"><text:s text:c="16"/>{</text:p>
      <text:p text:style-name="P52"><text:s text:c="24"/>if ( txt-&gt;sentences[i].sentLenght == txt-&gt;sentences[j].sentLenght)</text:p>
      <text:p text:style-name="P52"><text:s text:c="24"/>{</text:p>
      <text:p text:style-name="P52"><text:s text:c="32"/>if ( wcscasecmp( txt-&gt;sentences[i].Sent, txt-&gt;sentences[j].Sent ) == 0 )</text:p>
      <text:p text:style-name="P52"><text:s text:c="32"/>{</text:p>
      <text:p text:style-name="P52"><text:s text:c="32"/>free( txt-&gt;sentences[j].Sent );</text:p>
      <text:p text:style-name="P52"><text:s text:c="32"/>txt-&gt;sentences[j].Sent = NULL;</text:p>
      <text:p text:style-name="P52"><text:s text:c="32"/>memmove(txt-&gt;sentences+j, txt-&gt;sentences+j+1, (txt-&gt;buffLenght-j) * sizeof(struct Sentence));</text:p>
      <text:p text:style-name="P52"><text:s text:c="32"/>txt-&gt;buffLenght--;</text:p>
      <text:p text:style-name="P52"><text:s text:c="32"/>j--;</text:p>
      <text:p text:style-name="P52"><text:s text:c="32"/>}</text:p>
      <text:p text:style-name="P52"/>
      <text:p text:style-name="P52"><text:s text:c="24"/>}</text:p>
      <text:p text:style-name="P52"><text:s text:c="16"/>}</text:p>
      <text:p text:style-name="P52"><text:s text:c="8"/>}</text:p>
      <text:p text:style-name="P52"/>
      <text:p text:style-name="P52"/>
      <text:p text:style-name="P52"/>
      <text:p text:style-name="P52"><text:s text:c="8"/>struct Sentence *tempPoint = realloc(txt-&gt;sentences, (txt-&gt;buffLenght) * sizeof(struct Sentence));</text:p>
      <text:p text:style-name="P52"/>
      <text:p text:style-name="P52"><text:s text:c="16"/>if (tempPoint)</text:p>
      <text:p text:style-name="P52"><text:s text:c="24"/>txt-&gt;sentences = tempPoint;</text:p>
      <text:p text:style-name="P52"><text:s text:c="16"/>else</text:p>
      <text:p text:style-name="P52"><text:soft-page-break/><text:s text:c="24"/>wprintf(L" Realloc не смог найти память под новый массив указателей\n ");</text:p>
      <text:p text:style-name="P52"/>
      <text:p text:style-name="P52">}</text:p>
      <text:p text:style-name="P15"/>
      <text:p text:style-name="P45"><text:span text:style-name="T1">2.3 Функция </text:span><text:span text:style-name="T2">транслитерации</text:span><text:span text:style-name="T1"> </text:span><text:span text:style-name="T2">текста</text:span><text:span text:style-name="T1">.</text:span></text:p>
      <text:p text:style-name="P15">void transliterationTxt( struct Text *txt )</text:p>
      <text:p text:style-name="P28">В функцию передается указатель на структуру Text. Для функции были создана 2 статических массива символов, в которых каждому кириллическому символу соответствует <text:s/>символ английского алфавита. Функция проходится по всему тексту и сравнивает элементы предложения с символами массивов, если находятся соответствия, то символ заменяется на его аналог в английском алфавите.</text:p>
      <text:p text:style-name="P17"/>
      <text:p text:style-name="P48">#include &lt;stdio.h&gt;</text:p>
      <text:p text:style-name="P48">#include &lt;stdlib.h&gt;</text:p>
      <text:p text:style-name="P48">#include &lt;string.h&gt;</text:p>
      <text:p text:style-name="P48"/>
      <text:p text:style-name="P48"/>
      <text:p text:style-name="P48">#include &lt;wchar.h&gt;</text:p>
      <text:p text:style-name="P48">#include &lt;wctype.h&gt;</text:p>
      <text:p text:style-name="P48">#include &lt;locale.h&gt;</text:p>
      <text:p text:style-name="P48"/>
      <text:p text:style-name="P48">#include "transliterationTxt.h"</text:p>
      <text:p text:style-name="P48"/>
      <text:p text:style-name="P48">void transliterationTxt( struct Text *txt ){</text:p>
      <text:p text:style-name="P48"/>
      <text:p text:style-name="P48"><text:s text:c="8"/>wchar_t* buffer;</text:p>
      <text:p text:style-name="P48"><text:s text:c="8"/>size_t tmpSize = 150;</text:p>
      <text:p text:style-name="P48"><text:s text:c="8"/>size_t k = 0;</text:p>
      <text:p text:style-name="P48"><text:s text:c="8"/>int flag;</text:p>
      <text:p text:style-name="P48"><text:s text:c="8"/></text:p>
      <text:p text:style-name="P48"><text:tab/>wchar_t arr1[20][3] = {L"ya", L"yo", L"yu", L"zh",L"ch", L"sh",L"kh",L"e`", L"``",L"cz",L"y`",L"Ya", L"Yo", L"Yu", L"Zh",L"Ch", L"Sh",L"Kh",L"E`",L"Cz" };</text:p>
      <text:p text:style-name="P48"><text:s text:c="8"/>wchar_t arr2[21] = L"яёюжчшхэъцыЯЁЮЖЧШХЭЦ";</text:p>
      <text:p text:style-name="P48"><text:s text:c="8"/>wchar_t arr3[2][52] = { L"abcdefghijklmnopqrstuvxz`ABCDEFGHIJKLMNOPQRSTUVXZ", L"абцдефгхийклмнопщрстувхзьАБЦДЕФГЧИЙКЛМНОПЩРСТУВЧЗ"};</text:p>
      <text:p text:style-name="P48"><text:s text:c="8"/><text:tab/><text:tab/><text:tab/><text:tab/><text:tab/><text:tab/><text:tab/><text:tab/><text:tab/><text:tab/><text:tab/><text:tab/><text:tab/><text:tab/><text:tab/><text:tab/><text:tab/><text:tab/><text:tab/><text:tab/> <text:tab/><text:tab/></text:p>
      <text:p text:style-name="P48"/>
      <text:p text:style-name="P48"/>
      <text:p text:style-name="P48"><text:s text:c="8"/>buffer = malloc( tmpSize * sizeof(wchar_t) );</text:p>
      <text:p text:style-name="P48"/>
      <text:p text:style-name="P48"/>
      <text:p text:style-name="P48"><text:s text:c="8"/>for ( size_t i = 0; i &lt; txt-&gt;buffLenght; i++ )</text:p>
      <text:p text:style-name="P48"><text:s text:c="8"/>{</text:p>
      <text:p text:style-name="P48"/>
      <text:p text:style-name="P48"><text:s text:c="16"/>for ( size_t j = 0; j &lt; txt-&gt;sentences[i].sentLenght; j++ )</text:p>
      <text:p text:style-name="P48"><text:s text:c="16"/>{</text:p>
      <text:p text:style-name="P48"><text:s text:c="24"/>if ( k + 3 == tmpSize )</text:p>
      <text:p text:style-name="P48"><text:s text:c="16"/>{</text:p>
      <text:p text:style-name="P48"><text:s text:c="24"/>tmpSize +=20;</text:p>
      <text:p text:style-name="P48"><text:s text:c="24"/>buffer = realloc ( buffer, tmpSize * sizeof( wchar_t ));</text:p>
      <text:p text:style-name="P48"><text:s text:c="16"/>}</text:p>
      <text:p text:style-name="P48"/>
      <text:p text:style-name="P48"><text:s text:c="24"/>if (txt-&gt;sentences[i].Sent[j] == L'щ')</text:p>
      <text:p text:style-name="P48"><text:s text:c="24"/>{</text:p>
      <text:p text:style-name="P48"><text:soft-page-break/></text:p>
      <text:p text:style-name="P48"><text:s text:c="32"/>buffer[k] = L's';</text:p>
      <text:p text:style-name="P48"><text:s text:c="32"/>k++;</text:p>
      <text:p text:style-name="P48"><text:s text:c="32"/>buffer[k] = L'h';</text:p>
      <text:p text:style-name="P48"><text:s text:c="32"/>k++;</text:p>
      <text:p text:style-name="P48"><text:s text:c="32"/>buffer[k] = L'h';</text:p>
      <text:p text:style-name="P48"><text:s text:c="32"/>k++;</text:p>
      <text:p text:style-name="P48"/>
      <text:p text:style-name="P48"><text:s text:c="24"/>}</text:p>
      <text:p text:style-name="P48"><text:s text:c="24"/>else if (txt-&gt;sentences[i].Sent[j] == L'Щ')</text:p>
      <text:p text:style-name="P48"><text:s text:c="24"/>{</text:p>
      <text:p text:style-name="P48"><text:s text:c="24"/><text:tab/>buffer[k] = L'S';</text:p>
      <text:p text:style-name="P48"><text:s text:c="32"/>k++;</text:p>
      <text:p text:style-name="P48"><text:s text:c="32"/>buffer[k] = L'h';</text:p>
      <text:p text:style-name="P48"><text:s text:c="32"/>k++;</text:p>
      <text:p text:style-name="P48"><text:s text:c="32"/>buffer[k] = L'h';</text:p>
      <text:p text:style-name="P48"><text:s text:c="32"/>k++;</text:p>
      <text:p text:style-name="P48"><text:s text:c="24"/>}</text:p>
      <text:p text:style-name="P48"><text:s text:c="24"/>else</text:p>
      <text:p text:style-name="P48"><text:s text:c="24"/>{</text:p>
      <text:p text:style-name="P48"><text:s text:c="32"/>buffer[k] = txt-&gt;sentences[i].Sent[j];</text:p>
      <text:p text:style-name="P48"><text:s text:c="32"/>k++;</text:p>
      <text:p text:style-name="P48"><text:s text:c="24"/>}</text:p>
      <text:p text:style-name="P48"><text:s text:c="16"/>}</text:p>
      <text:p text:style-name="P48"/>
      <text:p text:style-name="P48"><text:s text:c="16"/>buffer[k] = L'\0';</text:p>
      <text:p text:style-name="P48"><text:s text:c="16"/>k = 0;</text:p>
      <text:p text:style-name="P48"/>
      <text:p text:style-name="P48"><text:s text:c="16"/>for ( size_t j = 0; j &lt; wcslen(buffer); j++ )</text:p>
      <text:p text:style-name="P48"><text:s text:c="16"/>{</text:p>
      <text:p text:style-name="P48"><text:s text:c="24"/>if ( k + 2 == tmpSize )</text:p>
      <text:p text:style-name="P48"><text:s text:c="24"/>{</text:p>
      <text:p text:style-name="P48"><text:s text:c="32"/>tmpSize +=20;</text:p>
      <text:p text:style-name="P48"><text:s text:c="32"/>txt-&gt;sentences[i].Sent= realloc(txt-&gt;sentences[i].Sent, tmpSize * sizeof( wchar_t ));</text:p>
      <text:p text:style-name="P48"><text:s text:c="24"/>}</text:p>
      <text:p text:style-name="P48"/>
      <text:p text:style-name="P48"><text:s text:c="24"/>for ( size_t f = 0; f &lt; 20; f++ )</text:p>
      <text:p text:style-name="P48"><text:s text:c="24"/>{</text:p>
      <text:p text:style-name="P48"><text:s text:c="32"/>if (buffer[j] == arr2[f])</text:p>
      <text:p text:style-name="P48"><text:s text:c="32"/>{</text:p>
      <text:p text:style-name="P48"><text:s text:c="40"/>txt-&gt;sentences[i].Sent[k++] = arr1[f][0];</text:p>
      <text:p text:style-name="P48"><text:s text:c="40"/>txt-&gt;sentences[i].Sent[k++] = arr1[f][1];</text:p>
      <text:p text:style-name="P48"><text:s text:c="40"/>flag = 1;</text:p>
      <text:p text:style-name="P48"><text:s text:c="40"/>continue;</text:p>
      <text:p text:style-name="P48"><text:s text:c="32"/>}</text:p>
      <text:p text:style-name="P48"><text:tab/><text:tab/><text:tab/>}</text:p>
      <text:p text:style-name="P48"><text:s text:c="24"/>if (flag != 1 )</text:p>
      <text:p text:style-name="P48"><text:s text:c="24"/>{</text:p>
      <text:p text:style-name="P48"><text:s text:c="24"/><text:tab/>txt-&gt;sentences[i].Sent[k] = buffer[j];</text:p>
      <text:p text:style-name="P48"><text:s text:c="32"/>k++;</text:p>
      <text:p text:style-name="P48"><text:s text:c="24"/>}</text:p>
      <text:p text:style-name="P48"><text:tab/><text:tab/><text:tab/>flag = 0;</text:p>
      <text:p text:style-name="P48"><text:s text:c="24"/></text:p>
      <text:p text:style-name="P48"><text:s text:c="16"/>}</text:p>
      <text:p text:style-name="P48"><text:s text:c="16"/>txt-&gt;sentences[i].Sent[k] = L'\0';</text:p>
      <text:p text:style-name="P48"><text:s text:c="16"/>k = 0;</text:p>
      <text:p text:style-name="P48"/>
      <text:p text:style-name="P48"><text:tab/><text:tab/>for ( size_t j = 0; j &lt; wcslen(txt-&gt;sentences[i].Sent); j++ )</text:p>
      <text:p text:style-name="P48"><text:s text:c="4"/><text:tab/><text:tab/>{</text:p>
      <text:p text:style-name="P48"><text:s text:c="4"/><text:tab/><text:tab/><text:tab/>for ( size_t f = 0; f &lt; 52; f++ )</text:p>
      <text:p text:style-name="P48"><text:s text:c="4"/><text:tab/><text:tab/><text:tab/>{</text:p>
      <text:p text:style-name="P48"><text:soft-page-break/><text:s text:c="4"/><text:tab/><text:tab/><text:tab/><text:tab/>if (txt-&gt;sentences[i].Sent[j] == arr3[1][f])</text:p>
      <text:p text:style-name="P48"><text:s text:c="4"/><text:tab/><text:tab/><text:tab/><text:tab/>{</text:p>
      <text:p text:style-name="P48"><text:s text:c="4"/><text:tab/><text:tab/><text:tab/><text:tab/><text:tab/>txt-&gt;sentences[i].Sent[j] = arr3[0][f];</text:p>
      <text:p text:style-name="P48"><text:s text:c="4"/><text:tab/><text:tab/><text:tab/><text:tab/>}</text:p>
      <text:p text:style-name="P48"><text:s text:c="4"/><text:tab/><text:tab/><text:tab/>}</text:p>
      <text:p text:style-name="P48"><text:s text:c="4"/><text:tab/><text:tab/>}</text:p>
      <text:p text:style-name="P48"/>
      <text:p text:style-name="P48"><text:tab/><text:tab/>txt-&gt;sentences[i].sentLenght = wcslen(txt-&gt;sentences[i].Sent);</text:p>
      <text:p text:style-name="P48"><text:s text:c="8"/>}</text:p>
      <text:p text:style-name="P48"><text:s text:c="4"/>}</text:p>
      <text:p text:style-name="P39"/>
      <text:p text:style-name="P9"/>
      <text:p text:style-name="P15">2.4 Функция <text:span text:style-name="T68">для вывода всех специальных символов в порядке уменьшения их кода.</text:span></text:p>
      <text:p text:style-name="P18">specialSymbols( struct Text *txt )</text:p>
      <text:p text:style-name="P18"/>
      <text:p text:style-name="P31"><text:span text:style-name="T67">В функцию передается указатель на структуру Text. Функция проходит по каждому предложению структуры Text и сохраняет все специальные символы предложения в буферный массив, после массив сортируется с помощью функции <text:s/></text:span><text:span text:style-name="T70">qsort</text:span><text:span text:style-name="T71">() </text:span><text:span text:style-name="T62">и компаратора, который сравнивает код символов. После сортировки массив выводится и освобождается. </text:span></text:p>
      <text:p text:style-name="P31"/>
      <text:p text:style-name="P60">#include &lt;stdio.h&gt;</text:p>
      <text:p text:style-name="P60">#include &lt;stdlib.h&gt;</text:p>
      <text:p text:style-name="P60">#include &lt;string.h&gt;</text:p>
      <text:p text:style-name="P60"/>
      <text:p text:style-name="P60"/>
      <text:p text:style-name="P60">#include &lt;wchar.h&gt;</text:p>
      <text:p text:style-name="P60">#include &lt;wctype.h&gt;</text:p>
      <text:p text:style-name="P60">#include &lt;locale.h&gt;</text:p>
      <text:p text:style-name="P60"/>
      <text:p text:style-name="P60">#include "specialSymbols.h"</text:p>
      <text:p text:style-name="P60"/>
      <text:p text:style-name="P60">int comp ( const void *i, const void *j )</text:p>
      <text:p text:style-name="P60">{</text:p>
      <text:p text:style-name="P60"><text:s text:c="8"/>return *(wchar_t*)j - *(wchar_t*)i;</text:p>
      <text:p text:style-name="P60">}</text:p>
      <text:p text:style-name="P60"/>
      <text:p text:style-name="P60"/>
      <text:p text:style-name="P60">void specialSymbols( struct Text *txt ){</text:p>
      <text:p text:style-name="P60"><text:s text:c="8"/>wchar_t* symbols;</text:p>
      <text:p text:style-name="P60"/>
      <text:p text:style-name="P60"><text:s text:c="8"/>for ( size_t i = 0; i &lt; txt-&gt;buffLenght; i++ )</text:p>
      <text:p text:style-name="P60"><text:s text:c="8"/>{</text:p>
      <text:p text:style-name="P60"><text:s text:c="16"/>size_t k = 0, size = 50;</text:p>
      <text:p text:style-name="P60"><text:s text:c="16"/>symbols = calloc( size, sizeof(wchar_t));</text:p>
      <text:p text:style-name="P60"/>
      <text:p text:style-name="P60"><text:s text:c="16"/>for (size_t j = 0; j &lt; txt-&gt;sentences[i].sentLenght; j++){</text:p>
      <text:p text:style-name="P60"><text:s text:c="24"/>if ( !iswalnum( txt-&gt;sentences[i].Sent[j] ) )</text:p>
      <text:p text:style-name="P60"><text:s text:c="24"/>{</text:p>
      <text:p text:style-name="P60"><text:s text:c="32"/>if ( k == size )</text:p>
      <text:p text:style-name="P60"><text:s text:c="32"/>{</text:p>
      <text:p text:style-name="P60"><text:s text:c="39"/>size +=20;</text:p>
      <text:p text:style-name="P60"><text:s text:c="39"/>symbols = realloc ( symbols, size * sizeof( wchar_t ));</text:p>
      <text:p text:style-name="P60"><text:s text:c="32"/>}</text:p>
      <text:p text:style-name="P60"/>
      <text:p text:style-name="P60"><text:s text:c="32"/>symbols[k] = txt-&gt;sentences[i].Sent[j];</text:p>
      <text:p text:style-name="P60"><text:s text:c="32"/>k++;</text:p>
      <text:p text:style-name="P60"><text:soft-page-break/></text:p>
      <text:p text:style-name="P60"><text:s text:c="24"/>}</text:p>
      <text:p text:style-name="P60"><text:s text:c="16"/>}</text:p>
      <text:p text:style-name="P60"><text:s text:c="16"/>qsort( symbols, k, sizeof( wchar_t ), comp <text:s/>);</text:p>
      <text:p text:style-name="P60"/>
      <text:p text:style-name="P60"><text:s text:c="16"/>for ( size_t m = 0; m &lt; k; m++ )</text:p>
      <text:p text:style-name="P60"><text:s text:c="24"/>wprintf(L"%lc",symbols[m]);</text:p>
      <text:p text:style-name="P60"><text:s text:c="16"/>wprintf(L"\n");</text:p>
      <text:p text:style-name="P60"/>
      <text:p text:style-name="P60"><text:s text:c="16"/>free( symbols );</text:p>
      <text:p text:style-name="P60"><text:s text:c="8"/>}</text:p>
      <text:p text:style-name="P31"/>
      <text:p text:style-name="P32"/>
      <text:p text:style-name="P19"/>
      <text:p text:style-name="P19"/>
      <text:p text:style-name="P18"/>
      <text:p text:style-name="P15"/>
      <text:p text:style-name="P15">2.5 Функция <text:span text:style-name="T72">для замены всех цифр в тексте их двоичным кодом</text:span>.</text:p>
      <text:p text:style-name="P15">void changeNumber( struct Text *txt )</text:p>
      <text:p text:style-name="P15"/>
      <text:p text:style-name="P106">В функцию передается указатель на структуру Text. В функции создается буферная строка, в которую сохраняются все элементы не являющийся <text:s/>цифрами, а если встречается цифра, то с помощью побитовых операций она преобразуется в ее двоичный код, который тоже сохраняется в строку. После того как предложение было пройдено полностью, память выделенная для него освобождается, и вместо него присваивается буферная строка.</text:p>
      <text:p text:style-name="P15"/>
      <text:p text:style-name="P61">#include &lt;stdio.h&gt;</text:p>
      <text:p text:style-name="P61">#include &lt;stdlib.h&gt;</text:p>
      <text:p text:style-name="P61">#include &lt;string.h&gt;</text:p>
      <text:p text:style-name="P61"/>
      <text:p text:style-name="P61"/>
      <text:p text:style-name="P61">#include &lt;wchar.h&gt;</text:p>
      <text:p text:style-name="P61">#include &lt;wctype.h&gt;</text:p>
      <text:p text:style-name="P61">#include &lt;locale.h&gt;</text:p>
      <text:p text:style-name="P61"/>
      <text:p text:style-name="P61">#include "changeNumber.h"</text:p>
      <text:p text:style-name="P61"/>
      <text:p text:style-name="P61">void changeNumber( struct Text *txt ){</text:p>
      <text:p text:style-name="P61"/>
      <text:p text:style-name="P61"><text:s text:c="4"/>wchar_t* binary;</text:p>
      <text:p text:style-name="P61"><text:s text:c="4"/>int count = 0;</text:p>
      <text:p text:style-name="P61"><text:s text:c="4"/>size_t k = 0;</text:p>
      <text:p text:style-name="P61"><text:s text:c="4"/>size_t sizeSent = 150;</text:p>
      <text:p text:style-name="P61"/>
      <text:p text:style-name="P61"><text:s text:c="4"/>binary = calloc(4, sizeof(wchar_t));</text:p>
      <text:p text:style-name="P61"/>
      <text:p text:style-name="P61"><text:s text:c="4"/>for ( size_t i = 0; i &lt; txt-&gt;buffLenght; i++ )</text:p>
      <text:p text:style-name="P61"><text:s text:c="4"/>{</text:p>
      <text:p text:style-name="P61"><text:s text:c="8"/>k = 0;</text:p>
      <text:p text:style-name="P61"><text:s text:c="8"/>wchar_t* buffStr = malloc(sizeSent * sizeof(wchar_t));</text:p>
      <text:p text:style-name="P61"/>
      <text:p text:style-name="P61"><text:s text:c="8"/>for ( size_t j = 0; j &lt; txt-&gt;sentences[i].sentLenght; j++ )</text:p>
      <text:p text:style-name="P61"><text:s text:c="8"/>{</text:p>
      <text:p text:style-name="P61"/>
      <text:p text:style-name="P61"><text:s text:c="16"/>if (!iswdigit( txt-&gt;sentences[i].Sent[j] ) )</text:p>
      <text:p text:style-name="P61"><text:s text:c="16"/>{</text:p>
      <text:p text:style-name="P61"><text:s text:c="24"/>if (k + 2 == sizeSent){</text:p>
      <text:p text:style-name="P61"><text:soft-page-break/><text:s text:c="40"/>sizeSent += 50;</text:p>
      <text:p text:style-name="P61"><text:s text:c="40"/>buffStr = realloc(buffStr, sizeSent * sizeof(wchar_t));</text:p>
      <text:p text:style-name="P61"><text:s text:c="24"/>}</text:p>
      <text:p text:style-name="P61"/>
      <text:p text:style-name="P61"><text:s text:c="24"/>buffStr[k] = txt-&gt;sentences[i].Sent[j];</text:p>
      <text:p text:style-name="P61"><text:s text:c="24"/>k++;</text:p>
      <text:p text:style-name="P61"><text:s text:c="16"/>}</text:p>
      <text:p text:style-name="P61"/>
      <text:p text:style-name="P61"><text:s text:c="16"/>if ( iswdigit( txt-&gt;sentences[i].Sent[j] ) )</text:p>
      <text:p text:style-name="P61"><text:s text:c="16"/>{</text:p>
      <text:p text:style-name="P61"><text:s text:c="24"/>wchar_t numb = txt-&gt;sentences[i].Sent[j] - 48;</text:p>
      <text:p text:style-name="P61"><text:s text:c="24"/>count = 0;</text:p>
      <text:p text:style-name="P61"/>
      <text:p text:style-name="P61"><text:s text:c="24"/>for ( int j = 3; j &gt;= 0; j-- )</text:p>
      <text:p text:style-name="P61"><text:s text:c="24"/>{</text:p>
      <text:p text:style-name="P61"><text:s text:c="32"/>if (k + 2 == sizeSent){</text:p>
      <text:p text:style-name="P61"><text:s text:c="40"/>sizeSent += 50;</text:p>
      <text:p text:style-name="P61"><text:s text:c="40"/>buffStr = realloc(buffStr, sizeSent * sizeof(wchar_t));</text:p>
      <text:p text:style-name="P61"><text:s text:c="32"/>}</text:p>
      <text:p text:style-name="P61"/>
      <text:p text:style-name="P61"><text:s text:c="32"/>if ( count == 0 &amp;&amp; ((numb &gt;&gt; j) &amp; 1 ) == 0)</text:p>
      <text:p text:style-name="P61"><text:s text:c="32"/>continue;</text:p>
      <text:p text:style-name="P61"/>
      <text:p text:style-name="P61"><text:s text:c="32"/>buffStr[k] = ((numb &gt;&gt; j) &amp; 1 ) + 48;</text:p>
      <text:p text:style-name="P61"><text:s text:c="32"/>k++;</text:p>
      <text:p text:style-name="P61"><text:s text:c="32"/>count++;</text:p>
      <text:p text:style-name="P61"><text:s text:c="24"/>}</text:p>
      <text:p text:style-name="P61"><text:s text:c="16"/>}</text:p>
      <text:p text:style-name="P61"><text:s text:c="8"/>}</text:p>
      <text:p text:style-name="P61"/>
      <text:p text:style-name="P61"><text:s text:c="8"/>buffStr[k] = L'\0';</text:p>
      <text:p text:style-name="P61"><text:s text:c="8"/>free(txt-&gt;sentences[i].Sent);</text:p>
      <text:p text:style-name="P61"><text:s text:c="8"/>txt-&gt;sentences[i].Sent = buffStr;</text:p>
      <text:p text:style-name="P61"><text:s text:c="8"/>txt-&gt;sentences[i].sentLenght = wcslen(buffStr);</text:p>
      <text:p text:style-name="P61"><text:s text:c="4"/>}</text:p>
      <text:p text:style-name="P61">}</text:p>
      <text:p text:style-name="P30"/>
      <text:p text:style-name="P30"/>
      <text:p text:style-name="P52"/>
      <text:p text:style-name="P9"/>
      <text:p text:style-name="P9"/>
      <text:p text:style-name="P72"><text:span text:style-name="T1">2.6 Функция </text:span><text:span text:style-name="T3">для удаления всех предложений, в которых встречается нечетная цифра.</text:span></text:p>
      <text:p text:style-name="P104">void deleteOdd( struct Text *txt )</text:p>
      <text:p text:style-name="P9"/>
      <text:p text:style-name="P73"><text:span text:style-name="T16">В функцию передается указатель на структуру Text.</text:span><text:span text:style-name="T4"> </text:span><text:span text:style-name="T8">Функция проходит по всем предложениям структуры Text, если в предложении встречается цифра, то функция проверяет является ли она четной, если да то память выделенная для предложения освобождается, </text:span><text:span text:style-name="T9">а массив структур перезаписывается с помощью <text:s/></text:span><text:span text:style-name="T69">memmove(). </text:span><text:span text:style-name="T54">После память перевыделяется, чтобы избавиться от лишних структур.</text:span></text:p>
      <text:p text:style-name="P114"><text:s text:c="5"/></text:p>
      <text:p text:style-name="P61">void deleteOdd( struct Text *txt ){</text:p>
      <text:p text:style-name="P61"/>
      <text:p text:style-name="P61"><text:s text:c="8"/>for ( size_t i = 0; i &lt; txt-&gt;buffLenght; i++ )</text:p>
      <text:p text:style-name="P61"><text:s text:c="8"/>{</text:p>
      <text:p text:style-name="P61"><text:s text:c="16"/>for ( size_t j = 0; j &lt; txt-&gt;sentences[i].sentLenght; j++ )</text:p>
      <text:p text:style-name="P61"><text:soft-page-break/><text:s text:c="16"/>{</text:p>
      <text:p text:style-name="P61"><text:s text:c="24"/>if ( iswdigit( txt-&gt;sentences[i].Sent[j] ) )</text:p>
      <text:p text:style-name="P61"><text:s text:c="24"/>{</text:p>
      <text:p text:style-name="P61"><text:s text:c="32"/>if ( txt-&gt;sentences[i].Sent[j] % 2 )</text:p>
      <text:p text:style-name="P61"><text:s text:c="32"/>{</text:p>
      <text:p text:style-name="P61"><text:s text:c="32"/>free( txt-&gt;sentences[i].Sent );</text:p>
      <text:p text:style-name="P61"><text:s text:c="32"/>txt-&gt;sentences[i].Sent = NULL;</text:p>
      <text:p text:style-name="P61"><text:s text:c="32"/>memmove(txt-&gt;sentences+i , txt-&gt;sentences+i+1, (txt-&gt;buffLenght-i) * sizeof(struct Sentence));</text:p>
      <text:p text:style-name="P61"><text:s text:c="32"/>txt-&gt;buffLenght--;</text:p>
      <text:p text:style-name="P61"><text:s text:c="32"/>i--;</text:p>
      <text:p text:style-name="P61"><text:s text:c="32"/>break;</text:p>
      <text:p text:style-name="P61"><text:s text:c="32"/>}</text:p>
      <text:p text:style-name="P61"><text:s text:c="24"/>}</text:p>
      <text:p text:style-name="P61"><text:s text:c="16"/>}</text:p>
      <text:p text:style-name="P61"><text:s text:c="8"/>}</text:p>
      <text:p text:style-name="P61"/>
      <text:p text:style-name="P61"/>
      <text:p text:style-name="P61"><text:s text:c="8"/>struct Sentence *tempPoint = realloc(txt-&gt;sentences, (txt-&gt;buffLenght) * sizeof(struct Sentence));</text:p>
      <text:p text:style-name="P61"/>
      <text:p text:style-name="P61"><text:s text:c="8"/>if (tempPoint)</text:p>
      <text:p text:style-name="P61"><text:s text:c="16"/>txt-&gt;sentences = tempPoint;</text:p>
      <text:p text:style-name="P61"><text:s text:c="8"/>else</text:p>
      <text:p text:style-name="P61"><text:s text:c="16"/>wprintf(L" Realloc не смог найти память под новый массив указателей\n ");</text:p>
      <text:p text:style-name="P61"/>
      <text:p text:style-name="P61">}</text:p>
      <text:p text:style-name="P15"/>
      <text:p text:style-name="P15">2.7 Функция печати текста.</text:p>
      <text:p text:style-name="P15">void printTxt( struct Text *txt )</text:p>
      <text:p text:style-name="P94"><text:span text:style-name="T16">В функцию передается указатель на структуру Text. </text:span><text:span text:style-name="T4"><text:s/></text:span><text:span text:style-name="T9">После чего функция выводит каждое предложение структуры Text <text:s/>и количество символов в нем с новой строки</text:span></text:p>
      <text:p text:style-name="P7"/>
      <text:p text:style-name="P65">void printTxt( struct Text *txt ){</text:p>
      <text:p text:style-name="P65"/>
      <text:p text:style-name="P65"><text:s text:c="8"/>wprintf(L"\n");</text:p>
      <text:p text:style-name="P65"><text:s text:c="8"/>for (size_t i = 0;i &lt; txt-&gt;buffLenght; i++)</text:p>
      <text:p text:style-name="P65"><text:s text:c="16"/>wprintf(L"%ls [%ld]\n", txt-&gt;sentences[i].Sent, txt-&gt;sentences[i].sentLenght);</text:p>
      <text:p text:style-name="P65">}</text:p>
      <text:p text:style-name="P2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><text:span text:style-name="T79">3.</text:span>Примеры работы программы.</text:p>
      <text:p text:style-name="P42"/>
      <text:p text:style-name="P9">Для тестирования работы программы использовался следующий текст:</text:p>
      <text:p text:style-name="P117"/>
      <text:p text:style-name="P117">Сергей Довлатов родился 3 сентября 1941 года в Уфе, столице Башкирской АССР, в семье театрального режиссёра Доната Исааковича Мечика (1909—1995) и актрисы, а впоследствии корректора Норы Сергеевны Довлатовой (Довлатян) (1908—1999). В этот город его родители были эвакуированы из Ленинграда в июле 1941 года и жили три года в доме сотрудников НКВД.</text:p>
      <text:p text:style-name="P117"/>
      <text:p text:style-name="P117">С 1944 года жил в Ленинграде на ул Рубинштейна. В 1959 году поступил на отделение финского языка филологического факультета Ленинградского государственного университета и учился там два с половиной года. Общался с ленинградскими поэтами Евгением Рейном, Анатолием Найманом, Иосифом Бродским и писателем Сергеем Вольфом («Невидимая книга»), художником Александром Неждановым. Из университета был исключён за неуспеваемость.</text:p>
      <text:p text:style-name="P117"/>
      <text:p text:style-name="P117">Служил три года во внутренних войсках в охране исправительных колоний в Республике Коми (посёлок Чиньяворык), близ города Ухта. По воспоминаниям Бродского, Довлатов вернулся из армии «как Толстой из Крыма, со свитком рассказов и некоторой ошеломлённостью во взгляде», а тут будет цифра 8.</text:p>
      <text:p text:style-name="P117"/>
      <text:p text:style-name="P117">Довлатов поступил на факультет журналистики ЛГУ, работал в студенческой многотиражке Ленинградского кораблестроительного института «За кадры верфям», писал рассказы.</text:p>
      <text:p text:style-name="P117"/>
      <text:p text:style-name="P117">После института работал в газете «Знамя прогресса» ЛОМО.</text:p>
      <text:p text:style-name="P117">Сергей Довлатов скончался от сердечной недостаточности 24 августа 1990 года в Нью-Йорке в возрасте 48.</text:p>
      <text:p text:style-name="P117"/>
      <text:p text:style-name="P117">Был приглашён в группу «Горожане», основанную Марамзиным, Ефимовым, Вахтиным и Губиным, интеренсно важно и тд но тут будет еще цифра 2. Работал литературным секретарём Веры Пановой.</text:p>
      <text:p text:style-name="P117"/>
      <text:p text:style-name="P117">С сентября 1972 до марта 1975 года жил в Эстонской ССР. Для получения таллинской прописки около двух месяцев работал кочегаром в котельной, одновременно являясь внештатным корреспондентом газеты «Советская Эстония». Позже был принят на работу в выпускавшуюся Эстонским морским пароходством еженедельную газету «Моряк Эстонии», заняв должность ответственного секретаря. Являлся внештатным сотрудником городской газеты «Вечерний Таллин». Летом 1972 года принят на работу в отдел информации газеты «Советская Эстония». В своих рассказах, вошедших в книгу «Компромисс», Довлатов описывает истории из своей журналистской практики в качестве корреспондента «Советской Эстонии», а также рассказывает о работе редакции и жизни своих коллег-журналистов. Набор его первой книги «Пять углов» в издательстве «Ээсти Раамат» был уничтожен по указанию КГБ Эстонской ССР.</text:p>
      <text:p text:style-name="P117"/>
      <text:p text:style-name="P117">Работал экскурсоводом в 1990 Пушкинском заповеднике под Псковом (Михайловское).</text:p>
      <text:p text:style-name="P117"/>
      <text:p text:style-name="P117">В 1975 году вернулся в Ленинград. Работал в журнале «Костёр».</text:p>
      <text:p text:style-name="P117"/>
      <text:p text:style-name="P117">Писал прозу. Журналы отвергали его произведения по идеологическим причинам. Опубликованы были лишь повесть в «Неве» и рассказ «Интервью» на производственную <text:soft-page-break/>тему в «Юности» (1974), за последний он получил солидные 400 рублей. Также ему удалось напечатать более 10 рецензий в «Неве» и «Звезде».</text:p>
      <text:p text:style-name="P117"/>
      <text:p text:style-name="P117">Довлатов публиковался в самиздате, а также в эмигрантских журналах «Континент», «Время и мы». В 1976 году был исключён из Союза журналистов СССР.</text:p>
      <text:p text:style-name="P117"/>
      <text:p text:style-name="P117">В августе 1978 года из-за преследования властей Довлатов эмигрировал из СССР и поселился в районе Форест-Хилс в Нью-Йорке, где стал главным редактором еженедельной газеты «Новый американец». Членами его редколлегии были Борис Меттер, Александр Генис, Пётр Вайль, балетный и театральный фотограф Нина Аловерт, поэт и эссеист Григорий Рыскин и другие. Газета быстро завоевала популярность в эмигрантской среде. Одна за другой выходили книги его прозы. К середине 1980 годов Довлатов добился большого читательского успеха, печатался в журналах Partisan Review и The New Yorker.</text:p>
      <text:p text:style-name="P117"/>
      <text:p text:style-name="P117">За двенадцать лет эмиграции издал двенадцать книг в США и Европе. Готовя к печати свои ранние произведения, он переписывал их, а в завещании оговорил запрет на публикацию всех текстов, созданных им в СССР. В СССР писателя знали по самиздату и авторской передаче на Радио «Свобода».</text:p>
      <text:p text:style-name="P117"/>
      <text:p text:style-name="P117">Сергей Довлатов скончался от сердечной недостаточности 24 августа 1990 года в Нью-Йорке в возрасте 48 лет. Похоронен на еврейском кладбище Маунт-Хеброн в нью-йоркском районе Куинс.</text:p>
      <text:p text:style-name="P27"/>
      <text:p text:style-name="P26"><text:bookmark-end text:name="_Toc470016623"/></text:p>
      <text:p text:style-name="P25"/>
      <text:p text:style-name="P2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7">Функция</text:p>
          </table:table-cell>
          <table:table-cell table:style-name="Таблица2.B1" office:value-type="string">
            <text:p text:style-name="P97">Результат работы программы</text:p>
          </table:table-cell>
        </table:table-row>
        <table:table-row>
          <table:table-cell table:style-name="Таблица2.A2" office:value-type="string">
            <text:p text:style-name="P34">transliterationTxt()</text:p>
          </table:table-cell>
          <table:table-cell table:style-name="Таблица2.B2" office:value-type="string">
            <text:p text:style-name="P95">Sergej Dovlatov rodilsya 3 sentyabrya 1941 goda v Ufe, stolicze Bashkirskoj ASSR, v sem`e teatral`nogo rezhissyora Donata Isaakovicha Mechika (1909—1995) i aktrisy`, a vposledstvii korrektora Nory` Sergeevny` Dovlatovoj (Dovlatyan) (1908—1999). [244]</text:p>
            <text:p text:style-name="P95">V e`tot gorod ego roditeli by`li e`vakuirovany` iz Leningrada v iyule 1941 goda i zhili tri goda v dome sotrudnikov NKVD. [121]</text:p>
            <text:p text:style-name="P95">S 1944 goda zhil v Leningrade na ul Rubinshtejna. [49]</text:p>
            <text:p text:style-name="P95">V 1959 godu postupil na otdelenie finskogo yazy`ka filologicheskogo fakul`teta Leningradskogo gosudarstvennogo universiteta i uchilsya tam dva s polovinoj goda. [160]</text:p>
            <text:p text:style-name="P95">Obshhalsya s leningradskimi poe`tami Evgeniem Rejnom, Anatoliem Najmanom, Iosifom Brodskim i pisatelem Sergeem Vol`fom («Nevidimaya kniga»), khudozhnikom Aleksandrom Nezhdanovy`m. [179]</text:p>
            <text:p text:style-name="P95">Iz universiteta by`l isklyuchyon za neuspevaemost`. [51]</text:p>
            <text:p text:style-name="P95">Sluzhil tri goda vo vnutrennikh vojskakh v okhrane ispravitel`ny`kh kolonij v Respublike Komi (posyolok Chin`yavory`k), bliz goroda Ukhta. </text:p>
            <text:p text:style-name="P95">Po vospominaniyam Brodskogo, Dovlatov vernulsya iz <text:soft-page-break/>armii «kak Tolstoj iz Kry`ma, so svitkom rasskazov i nekotoroj oshelomlyonnost`yu vo vzglyade», a tut budet czifra 8. </text:p>
            <text:p text:style-name="P95">Dovlatov postupil na fakul`tet zhurnalistiki LGU, rabotal v studencheskoj mnogotirazhke Leningradskogo korablestroitel`nogo instituta «Za kadry` verfyam», pisal rasskazy`. </text:p>
            <text:p text:style-name="P95">Posle instituta rabotal v gazete «Znamya progressa» LOMO. </text:p>
            <text:p text:style-name="P95">Sergej Dovlatov skonchalsya ot serdechnoj nedostatochnosti 24 avgusta 1990 goda v N`yu-Jorke v vozraste 48. </text:p>
            <text:p text:style-name="P95">By`l priglashyon v gruppu «Gorozhane», osnovannuyu Maramziny`m, Efimovy`m, Vakhtiny`m i Gubiny`m, interensno vazhno i td no tut budet eshhe czifra 2. </text:p>
            <text:p text:style-name="P95">Rabotal literaturny`m sekretaryom Very` Panovoj. </text:p>
            <text:p text:style-name="P95">S sentyabrya 1972 do marta 1975 goda zhil v E`stonskoj SSR. </text:p>
            <text:p text:style-name="P95">Dlya polucheniya tallinskoj propiski okolo dvukh mesyaczev rabotal kochegarom v kotel`noj, odnovremenno yavlyayas` vneshtatny`m korrespondentom gazety` «Sovetskaya E`stoniya». </text:p>
            <text:p text:style-name="P95">Pozzhe by`l prinyat na rabotu v vy`puskavshuyusya E`stonskim morskim parokhodstvom ezhenedel`nuyu gazetu «Moryak E`stonii», zanyav dolzhnost` otvetstvennogo sekretarya. </text:p>
            <text:p text:style-name="P95">Yavlyalsya vneshtatny`m sotrudnikom gorodskoj gazety` «Vechernij Tallin». </text:p>
            <text:p text:style-name="P95">Letom 1972 goda prinyat na rabotu v otdel informaczii gazety` «Sovetskaya E`stoniya». </text:p>
            <text:p text:style-name="P95">V svoikh rasskazakh, voshedshikh v knigu «Kompromiss», Dovlatov opisy`vaet istorii iz svoej zhurnalistskoj praktiki v kachestve korrespondenta «Sovetskoj E`stonii», a takzhe rasskazy`vaet o rabote redakczii i zhizni svoikh kolleg-zhurnalistov. </text:p>
            <text:p text:style-name="P95">Nabor ego pervoj knigi «Pyat` uglov» v izdatel`stve «E`e`sti Raamat» by`l unichtozhen po ukazaniyu KGB E`stonskoj SSR. </text:p>
            <text:p text:style-name="P95">Rabotal e`kskursovodom v 1990 Pushkinskom zapovednike pod Pskovom (Mikhajlovskoe). </text:p>
            <text:p text:style-name="P95">V 1975 godu vernulsya v Leningrad. </text:p>
            <text:p text:style-name="P95">Rabotal v zhurnale «Kostyor».</text:p>
            <text:p text:style-name="P95">Pisal prozu. </text:p>
            <text:p text:style-name="P95">Zhurnaly` otvergali ego proizvedeniya po ideologicheskim prichinam. </text:p>
            <text:p text:style-name="P95">Opublikovany` by`li lish` povest` v «Neve» i rasskaz «Interv`yu» na proizvodstvennuyu temu v «Yunosti» (1974), za poslednij on poluchil solidny`e 400 rublej. </text:p>
            <text:p text:style-name="P95"><text:soft-page-break/>Takzhe emu udalos` napechatat` bolee 10 reczenzij v «Neve» i «Zvezde». </text:p>
            <text:p text:style-name="P95">Dovlatov publikovalsya v samizdate, a takzhe v e`migrantskikh zhurnalakh «Kontinent», «Vremya i my`».</text:p>
            <text:p text:style-name="P95">V 1976 godu by`l isklyuchyon iz Soyuza zhurnalistov SSSR. </text:p>
            <text:p text:style-name="P95">V avguste 1978 goda iz-za presledovaniya vlastej Dovlatov e`migriroval iz SSSR i poselilsya v rajone Forest-Khils v N`yu-Jorke, gde stal glavny`m redaktorom ezhenedel`noj gazety` «Novy`j amerikanecz».</text:p>
            <text:p text:style-name="P95">Chlenami ego redkollegii by`li Boris Metter, Aleksandr Genis, Pyotr Vajl`, baletny`j i teatral`ny`j fotograf Nina Alovert, poe`t i e`sseist Grigorij Ry`skin i drugie. </text:p>
            <text:p text:style-name="P95">Gazeta by`stro zavoevala populyarnost` v e`migrantskoj srede. </text:p>
            <text:p text:style-name="P95">Odna za drugoj vy`khodili knigi ego prozy`. </text:p>
            <text:p text:style-name="P95">K seredine 1980 godov Dovlatov dobilsya bol`shogo chitatel`skogo uspekha, pechatalsya v zhurnalakh Partisan Review i The New Yorker. </text:p>
            <text:p text:style-name="P95">Za dvenadczat` let e`migraczii izdal dvenadczat` knig v SShA i Evrope. </text:p>
            <text:p text:style-name="P95">Gotovya k pechati svoi rannie proizvedeniya, on perepisy`val ikh, a v zaveshhanii ogovoril zapret na publikacziyu vsekh tekstov, sozdanny`kh im v SSSR. </text:p>
            <text:p text:style-name="P95">V SSSR pisatelya znali po samizdatu i avtorskoj peredache na Radio «Svoboda».</text:p>
            <text:p text:style-name="P95">Sergej Dovlatov skonchalsya ot serdechnoj nedostatochnosti 24 avgusta 1990 goda v N`yu-Jorke v vozraste 48 let.</text:p>
            <text:p text:style-name="P95">Pokhoronen na evrejskom kladbishhe Maunt-Khebron v n`yu-jorkskom rajone Kuins. </text:p>
          </table:table-cell>
        </table:table-row>
        <table:table-row>
          <table:table-cell table:style-name="Таблица2.A2" office:value-type="string">
            <text:p text:style-name="P34">specialSymbols<text:span text:style-name="T73">()</text:span></text:p>
          </table:table-cell>
          <table:table-cell table:style-name="Таблица2.B2" office:value-type="string">
            <text:p text:style-name="P96">——`````.,,,)))((( <text:s text:c="28"/></text:p>
            <text:p text:style-name="P96">````. <text:s text:c="19"/></text:p>
            <text:p text:style-name="P96">. <text:s text:c="7"/></text:p>
            <text:p text:style-name="P96">``. <text:s text:c="18"/></text:p>
            <text:p text:style-name="P96">»«```.,,,)( <text:s text:c="17"/></text:p>
            <text:p text:style-name="P96">``. <text:s text:c="4"/></text:p>
            <text:p text:style-name="P96">````.,)( <text:s text:c="16"/></text:p>
            <text:p text:style-name="P96">»«``.,,, <text:s text:c="22"/></text:p>
            <text:p text:style-name="P96">»«````.,, <text:s text:c="16"/></text:p>
            <text:p text:style-name="P96">»«. <text:s text:c="6"/></text:p>
            <text:p text:style-name="P96">`.- <text:s text:c="13"/></text:p>
            <text:p text:style-name="P96">»«`````.,,,, <text:s text:c="19"/></text:p>
            <text:p text:style-name="P96">``. <text:s text:c="3"/></text:p>
            <text:p text:style-name="P96">`. <text:s text:c="9"/></text:p>
            <text:p text:style-name="P96">»«`````., <text:s text:c="16"/></text:p>
            <text:p text:style-name="P96">»«``````., <text:s text:c="16"/></text:p>
            <text:p text:style-name="P96"><text:soft-page-break/>»«``. <text:s text:c="5"/></text:p>
            <text:p text:style-name="P96">»«``. <text:s text:c="10"/></text:p>
            <text:p text:style-name="P96">»»««```.-,,, <text:s text:c="27"/></text:p>
            <text:p text:style-name="P96">»»««``````. <text:s text:c="15"/></text:p>
            <text:p text:style-name="P96">`.)( <text:s text:c="7"/></text:p>
            <text:p text:style-name="P96">. <text:s text:c="4"/></text:p>
            <text:p text:style-name="P96">»«. <text:s text:c="2"/></text:p>
            <text:p text:style-name="P96">. </text:p>
            <text:p text:style-name="P96">`. <text:s text:c="5"/></text:p>
            <text:p text:style-name="P96">»»»«««``````.,)( <text:s text:c="20"/></text:p>
            <text:p text:style-name="P96">»»««``. <text:s text:c="9"/></text:p>
            <text:p text:style-name="P96">»»««``.,, <text:s text:c="11"/></text:p>
            <text:p text:style-name="P96">`. <text:s text:c="7"/></text:p>
            <text:p text:style-name="P96">»«``````.---, <text:s text:c="24"/></text:p>
            <text:p text:style-name="P96">````````.,,,, <text:s text:c="21"/></text:p>
            <text:p text:style-name="P96">```. <text:s text:c="5"/></text:p>
            <text:p text:style-name="P96">``. <text:s text:c="5"/></text:p>
            <text:p text:style-name="P96">``., <text:s text:c="16"/></text:p>
            <text:p text:style-name="P96">```. <text:s text:c="9"/></text:p>
            <text:p text:style-name="P96">``.,,, <text:s text:c="20"/></text:p>
            <text:p text:style-name="P96">»«. <text:s text:c="10"/></text:p>
            <text:p text:style-name="P96">`.- <text:s text:c="14"/></text:p>
            <text:p text:style-name="P96">`.-- <text:s text:c="2"/></text:p>
          </table:table-cell>
        </table:table-row>
        <table:table-row>
          <table:table-cell table:style-name="Таблица2.A2" office:value-type="string">
            <text:p text:style-name="P34">changeNumber(<text:span text:style-name="T73">)</text:span></text:p>
          </table:table-cell>
          <table:table-cell table:style-name="Таблица2.B2" office:value-type="string">
            <text:p text:style-name="P95">Сергей Довлатов родился 11 сентября 110011001 года в Уфе, столице Башкирской АССР, в семье театрального режиссёра Доната Исааковича Мечика (110011001—110011001101) и актрисы, а впоследствии корректора Норы Сергеевны Довлатовой (Довлатян) (110011000—1100110011001). [264]</text:p>
            <text:p text:style-name="P95">В этот город его родители были эвакуированы из Ленинграда в июле 110011001 года и жили три года в доме сотрудников НКВД. [120]</text:p>
            <text:p text:style-name="P95">С 11001100100 года жил в Ленинграде на ул Рубинштейна. [54]</text:p>
            <text:p text:style-name="P95">В 110011011001 году поступил на отделение финского языка филологического факультета Ленинградского государственного университета и учился там два с половиной года. [163]</text:p>
            <text:p text:style-name="P95">Общался с ленинградскими поэтами Евгением Рейном, Анатолием Найманом, Иосифом Бродским и писателем Сергеем Вольфом («Невидимая книга»), художником Александром Неждановым. [170]</text:p>
            <text:p text:style-name="P95">Из университета был исключён за неуспеваемость. [47]</text:p>
            <text:p text:style-name="P95">Служил три года во внутренних войсках в охране исправительных колоний в Республике Коми (посёлок <text:soft-page-break/>Чиньяворык), близ города Ухта. [127]</text:p>
            <text:p text:style-name="P95">По воспоминаниям Бродского, Довлатов вернулся из армии «как Толстой из Крыма, со свитком рассказов и некоторой ошеломлённостью во взгляде», а тут будет цифра 1000. [163]</text:p>
            <text:p text:style-name="P95">Довлатов поступил на факультет журналистики ЛГУ, работал в студенческой многотиражке Ленинградского кораблестроительного института «За кадры верфям», писал рассказы. [165]</text:p>
            <text:p text:style-name="P95">После института работал в газете «Знамя прогресса» ЛОМО. [56]</text:p>
            <text:p text:style-name="P95">Сергей Довлатов скончался от сердечной недостаточности 10100 августа 110011001 года в Нью-Йорке в возрасте 1001000. [115]</text:p>
            <text:p text:style-name="P95">Был приглашён в группу «Горожане», основанную Марамзиным, Ефимовым, Вахтиным и Губиным, интеренсно важно и тд но тут будет еще цифра 10. [136]</text:p>
            <text:p text:style-name="P95">Работал литературным секретарём Веры Пановой. [45]</text:p>
            <text:p text:style-name="P95">С сентября 1100111110 до марта 11001111101 года жил в Эстонской ССР. [68]</text:p>
            <text:p text:style-name="P95">Для получения таллинской прописки около двух месяцев работал кочегаром в котельной, одновременно являясь внештатным корреспондентом газеты «Советская Эстония». [159]</text:p>
            <text:p text:style-name="P95">Позже был принят на работу в выпускавшуюся Эстонским морским пароходством еженедельную газету «Моряк Эстонии», заняв должность ответственного секретаря. [152]</text:p>
            <text:p text:style-name="P95">Являлся внештатным сотрудником городской газеты «Вечерний Таллин». [66]</text:p>
            <text:p text:style-name="P95">Летом 1100111110 года принят на работу в отдел информации газеты «Советская Эстония». [85]</text:p>
            <text:p text:style-name="P95">В своих рассказах, вошедших в книгу «Компромисс», Довлатов описывает истории из своей журналистской практики в качестве корреспондента «Советской Эстонии», а также рассказывает о работе редакции и жизни своих коллег-журналистов. </text:p>
            <text:p text:style-name="P95">Набор его первой книги «Пять углов» в издательстве «Ээсти Раамат» был уничтожен по указанию КГБ Эстонской ССР. </text:p>
            <text:p text:style-name="P95">Работал экскурсоводом в 110011001 Пушкинском заповеднике под Псковом (Михайловское). [84]</text:p>
            <text:p text:style-name="P95">В 11001111101 году вернулся в Ленинград. [40]</text:p>
            <text:p text:style-name="P95">Работал в журнале «Костёр». [27]</text:p>
            <text:p text:style-name="P95">Писал прозу. </text:p>
            <text:p text:style-name="P95">Журналы отвергали его произведения по <text:soft-page-break/>идеологическим причинам. </text:p>
            <text:p text:style-name="P95">Опубликованы были лишь повесть в «Неве» и рассказ «Интервью» на производственную тему в «Юности» (11001111100), за последний он получил солидные 100 рублей. </text:p>
            <text:p text:style-name="P95">Также ему удалось напечатать более 1 рецензий в «Неве» и «Звезде». </text:p>
            <text:p text:style-name="P95">Довлатов публиковался в самиздате, а также в эмигрантских журналах «Континент», «Время и мы». </text:p>
            <text:p text:style-name="P95">В 11001111110 году был исключён из Союза журналистов СССР. </text:p>
            <text:p text:style-name="P95">В августе 110011111000 года из-за преследования властей Довлатов эмигрировал из СССР и поселился в районе Форест-Хилс в Нью-Йорке, где стал главным редактором еженедельной газеты «Новый американец». </text:p>
            <text:p text:style-name="P95">Членами его редколлегии были Борис Меттер, Александр Генис, Пётр Вайль, балетный и театральный фотограф Нина Аловерт, поэт и эссеист Григорий Рыскин и другие. </text:p>
            <text:p text:style-name="P95">Газета быстро завоевала популярность в эмигрантской среде. </text:p>
            <text:p text:style-name="P95">Одна за другой выходили книги его прозы. </text:p>
            <text:p text:style-name="P95">К середине 110011000 годов Довлатов добился большого читательского успеха, печатался в журналах Partisan Review и The New Yorker. </text:p>
            <text:p text:style-name="P95">За двенадцать лет эмиграции издал двенадцать книг в США и Европе. </text:p>
            <text:p text:style-name="P95">Готовя к печати свои ранние произведения, он переписывал их, а в завещании оговорил запрет на публикацию всех текстов, созданных им в СССР. </text:p>
            <text:p text:style-name="P95">В СССР писателя знали по самиздату и авторской передаче на Радио «Свобода». </text:p>
            <text:p text:style-name="P95">Сергей Довлатов скончался от сердечной недостаточности 10100 августа 110011001 года в Нью-Йорке в возрасте 1001000 лет. </text:p>
            <text:p text:style-name="P95">Похоронен на еврейском кладбище Маунт-Хеброн в нью-йоркском районе Куинс. </text:p>
          </table:table-cell>
        </table:table-row>
        <table:table-row>
          <table:table-cell table:style-name="Таблица2.A2" office:value-type="string">
            <text:p text:style-name="P34">deleteOdd(<text:span text:style-name="T73">)</text:span></text:p>
          </table:table-cell>
          <table:table-cell table:style-name="Таблица2.B2" office:value-type="string">
            <text:p text:style-name="P95">Общался с ленинградскими поэтами Евгением Рейном, Анатолием Найманом, Иосифом Бродским и писателем Сергеем Вольфом («Невидимая книга»), художником Александром Неждановым. </text:p>
            <text:p text:style-name="P95">Из университета был исключён за неуспеваемость. </text:p>
            <text:p text:style-name="P95">Служил три года во внутренних войсках в охране исправительных колоний в Республике Коми (посёлок Чиньяворык), близ города Ухта. </text:p>
            <text:p text:style-name="P95"><text:soft-page-break/>По воспоминаниям Бродского, Довлатов вернулся из армии «как Толстой из Крыма, со свитком рассказов и некоторой ошеломлённостью во взгляде», а тут будет цифра 8. </text:p>
            <text:p text:style-name="P95">Довлатов поступил на факультет журналистики ЛГУ, работал в студенческой многотиражке Ленинградского кораблестроительного института «За кадры верфям», писал рассказы. </text:p>
            <text:p text:style-name="P95">После института работал в газете «Знамя прогресса» ЛОМО. </text:p>
            <text:p text:style-name="P95">Был приглашён в группу «Горожане», основанную Марамзиным, Ефимовым, Вахтиным и Губиным, интеренсно важно и тд но тут будет еще цифра 2. </text:p>
            <text:p text:style-name="P95">Работал литературным секретарём Веры Пановой. </text:p>
            <text:p text:style-name="P95">Для получения таллинской прописки около двух месяцев работал кочегаром в котельной, одновременно являясь внештатным корреспондентом газеты «Советская Эстония». </text:p>
            <text:p text:style-name="P95">Позже был принят на работу в выпускавшуюся Эстонским морским пароходством еженедельную газету «Моряк Эстонии», заняв должность ответственного секретаря. </text:p>
            <text:p text:style-name="P95">Являлся внештатным сотрудником городской газеты «Вечерний Таллин». </text:p>
            <text:p text:style-name="P95">В своих рассказах, вошедших в книгу «Компромисс», Довлатов описывает истории из своей журналистской практики в качестве корреспондента «Советской Эстонии», а также рассказывает о работе редакции и жизни своих коллег-журналистов. </text:p>
            <text:p text:style-name="P95">Набор его первой книги «Пять углов» в издательстве «Ээсти Раамат» был уничтожен по указанию КГБ Эстонской ССР. </text:p>
            <text:p text:style-name="P95">Работал в журнале «Костёр». </text:p>
            <text:p text:style-name="P95">Писал прозу. </text:p>
            <text:p text:style-name="P95">Журналы отвергали его произведения по идеологическим причинам. </text:p>
            <text:p text:style-name="P95">Довлатов публиковался в самиздате, а также в эмигрантских журналах «Континент», «Время и мы». </text:p>
            <text:p text:style-name="P95">Членами его редколлегии были Борис Меттер, Александр Генис, Пётр Вайль, балетный и театральный фотограф Нина Аловерт, поэт и эссеист Григорий Рыскин и другие. </text:p>
            <text:p text:style-name="P95">Газета быстро завоевала популярность в эмигрантской среде. </text:p>
            <text:p text:style-name="P95">Одна за другой выходили книги его прозы. </text:p>
            <text:p text:style-name="P95">За двенадцать лет эмиграции издал двенадцать книг в <text:soft-page-break/>США и Европе. </text:p>
            <text:p text:style-name="P95">Готовя к печати свои ранние произведения, он переписывал их, а в завещании оговорил запрет на публикацию всех текстов, созданных им в СССР. </text:p>
            <text:p text:style-name="P95">В СССР писателя знали по самиздату и авторской передаче на Радио «Свобода». </text:p>
            <text:p text:style-name="P95">Похоронен на еврейском кладбище Маунт-Хеброн в нью-йоркском районе Куинс. </text:p>
          </table:table-cell>
        </table:table-row>
      </table:table>
      <text:p text:style-name="P25"/>
      <text:p text:style-name="P25"/>
      <text:p text:style-name="P85"/>
      <text:p text:style-name="P86"/>
      <text:p text:style-name="P86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bookmark text:name="_GoBack"/><text:soft-page-break/>Заключение.</text:p>
      <text:p text:style-name="P80">В ходе работы была написана программа, работающая с текстовыми данными. <text:span text:style-name="T75">Были закреплены знания стандартной библиотеки Си, функции для работы со строками, символами и памятью.</text:span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h text:style-name="P89" text:outline-level="1"><text:soft-page-break/></text:h>
      <text:h text:style-name="P89" text:outline-level="1"><text:bookmark-start text:name="_Toc470016633"/><text:bookmark-start text:name="__RefHeading___Toc4104_3967523258"/>Список используемых источников<text:bookmark-end text:name="_Toc470016633"/><text:bookmark-end text:name="__RefHeading___Toc4104_3967523258"/></text:h>
      <text:p text:style-name="P83">1. <text:s text:c="2"/>Язык программирования СИ / Керниган Б., Ритчи</text:p>
      <text:p text:style-name="P84"><text:span text:style-name="T74">2. <text:s/></text:span><text:span text:style-name="T46">Язык Си <text:s/>- </text:span><text:span text:style-name="T47">М.</text:span><text:span text:style-name="T46">Уэйт, </text:span><text:span text:style-name="T47">С.</text:span><text:span text:style-name="T46">Прата, </text:span><text:span text:style-name="T47">Д.</text:span><text:span text:style-name="T46">Мартин</text:span></text:p>
      <text:p text:style-name="P82">2. <text:s text:c="3"/>The C++ Resources Network cplusplus.com http://www.cplusplus.com/.<text:tab/></text:p>
      <text:p text:style-name="P81"/>
      <text:p text:style-name="P81"/>
      <text:p text:style-name="P81"/>
      <text:p text:style-name="P81"/>
      <text:p text:style-name="P81"/>
      <text:p text:style-name="P81"/>
      <text:h text:style-name="P89" text:outline-level="1"/>
      <text:h text:style-name="P89" text:outline-level="1"/>
      <text:h text:style-name="P89" text:outline-level="1"><text:bookmark-start text:name="_Toc470016634"/><text:bookmark-start text:name="__RefHeading___Toc4106_3967523258"/>Приложение А<text:bookmark-end text:name="_Toc470016634"/><text:bookmark-end text:name="__RefHeading___Toc4106_3967523258"/></text:h>
      <text:p text:style-name="P24"/>
      <text:p text:style-name="P43">Исходный код программы</text:p>
      <text:p text:style-name="P44"><text:span text:style-name="T38"><text:tab/></text:span><text:span text:style-name="T60">Файл main.c</text:span></text:p>
      <text:p text:style-name="P74"/>
      <text:p text:style-name="P49">#include &lt;stdio.h&gt;</text:p>
      <text:p text:style-name="P49">#include &lt;stdlib.h&gt;</text:p>
      <text:p text:style-name="P49">#include &lt;string.h&gt;</text:p>
      <text:p text:style-name="P49"/>
      <text:p text:style-name="P49">#include &lt;wchar.h&gt;</text:p>
      <text:p text:style-name="P49">#include &lt;wctype.h&gt;</text:p>
      <text:p text:style-name="P49">#include &lt;locale.h&gt;</text:p>
      <text:p text:style-name="P49"/>
      <text:p text:style-name="P49">#include "readText.h"</text:p>
      <text:p text:style-name="P49">#include "deleteCopy.h"</text:p>
      <text:p text:style-name="P49">#include "specialSymbols.h"</text:p>
      <text:p text:style-name="P49">#include "deleteOdd.h"</text:p>
      <text:p text:style-name="P49">#include "changeNumber.h"</text:p>
      <text:p text:style-name="P49">#include "transliterationTxt.h"</text:p>
      <text:p text:style-name="P49">#include "printTxt.h"</text:p>
      <text:p text:style-name="P49"/>
      <text:p text:style-name="P49">int main(){</text:p>
      <text:p text:style-name="P49"/>
      <text:p text:style-name="P49"><text:s text:c="8"/>setlocale(LC_CTYPE, "");</text:p>
      <text:p text:style-name="P49"/>
      <text:p text:style-name="P49"><text:s text:c="8"/>struct Text txt;</text:p>
      <text:p text:style-name="P49"><text:s text:c="8"/>int open;</text:p>
      <text:p text:style-name="P49"><text:s text:c="8"/>wchar_t choice[50];</text:p>
      <text:p text:style-name="P49"/>
      <text:p text:style-name="P49"><text:s text:c="8"/>open = readText(&amp;txt);</text:p>
      <text:p text:style-name="P49"><text:soft-page-break/></text:p>
      <text:p text:style-name="P49"><text:s text:c="8"/>if (open)</text:p>
      <text:p text:style-name="P49"><text:s text:c="16"/>return -1;</text:p>
      <text:p text:style-name="P49"/>
      <text:p text:style-name="P49"><text:s text:c="8"/>deleteCopy(&amp;txt);</text:p>
      <text:p text:style-name="P49"/>
      <text:p text:style-name="P49"/>
      <text:p text:style-name="P49"><text:s text:c="8"/>do{</text:p>
      <text:p text:style-name="P49"><text:s text:c="16"/>wprintf(L"\n");</text:p>
      <text:p text:style-name="P49"><text:s text:c="16"/>wprintf(L"Что вы хотите сделать с текстом?\n");</text:p>
      <text:p text:style-name="P49"><text:s text:c="16"/>wprintf(L"0 Выход\n");</text:p>
      <text:p text:style-name="P49"><text:s text:c="16"/>wprintf(L"1 Сделать транслитерацию всех кириллических символов в тексте.\n");</text:p>
      <text:p text:style-name="P49"><text:s text:c="16"/>wprintf(L"2 Вывести все специальные символы в порядке уменьшения их кода.\n");</text:p>
      <text:p text:style-name="P49"><text:s text:c="16"/>wprintf(L"3 Заменить все цифры в тексте их двоичным кодом.\n");</text:p>
      <text:p text:style-name="P49"><text:s text:c="16"/>wprintf(L"4 Удалить все предложения в которых есть нечетная цифра.\n");</text:p>
      <text:p text:style-name="P49"><text:s text:c="16"/>wprintf(L"5 Вывести текст\n");</text:p>
      <text:p text:style-name="P49"><text:s text:c="16"/>wprintf(L"\n");</text:p>
      <text:p text:style-name="P49"/>
      <text:p text:style-name="P49"><text:s text:c="16"/>fgetws(choice, 50, stdin);</text:p>
      <text:p text:style-name="P49"><text:s text:c="16"/>if (wcslen(choice) != 2){</text:p>
      <text:p text:style-name="P49"><text:s text:c="24"/>wprintf(L"Ошибка ввода команды. Команда должна находиться в промежутке от 0 до 5. Попробуйте снова.\n");</text:p>
      <text:p text:style-name="P49"><text:s text:c="24"/>continue;</text:p>
      <text:p text:style-name="P49"><text:s text:c="16"/>}</text:p>
      <text:p text:style-name="P49"><text:s text:c="16"/>switch(choice[0]){</text:p>
      <text:p text:style-name="P49"><text:s text:c="16"/>case('0'):</text:p>
      <text:p text:style-name="P49"><text:s text:c="24"/>return 0;</text:p>
      <text:p text:style-name="P49"><text:s text:c="16"/>case('1'):</text:p>
      <text:p text:style-name="P49"><text:s text:c="24"/>transliterationTxt(&amp;txt);</text:p>
      <text:p text:style-name="P49"><text:s text:c="24"/>break;</text:p>
      <text:p text:style-name="P49"><text:s text:c="16"/>case('2'):</text:p>
      <text:p text:style-name="P49"><text:s text:c="24"/>specialSymbols(&amp;txt);</text:p>
      <text:p text:style-name="P49"><text:s text:c="24"/>break;</text:p>
      <text:p text:style-name="P49"><text:s text:c="16"/>case('3'):</text:p>
      <text:p text:style-name="P49"><text:s text:c="24"/>changeNumber(&amp;txt);</text:p>
      <text:p text:style-name="P49"><text:s text:c="24"/>break;</text:p>
      <text:p text:style-name="P49"><text:s text:c="16"/>case('4'):</text:p>
      <text:p text:style-name="P49"><text:s text:c="24"/>deleteOdd(&amp;txt);</text:p>
      <text:p text:style-name="P49"><text:s text:c="24"/>break;</text:p>
      <text:p text:style-name="P49"><text:s text:c="16"/>case('5'):</text:p>
      <text:p text:style-name="P49"><text:s text:c="24"/>printTxt(&amp;txt);</text:p>
      <text:p text:style-name="P49"><text:s text:c="24"/>break;</text:p>
      <text:p text:style-name="P49"><text:s text:c="16"/>default:</text:p>
      <text:p text:style-name="P49"><text:s text:c="24"/>wprintf(L"Ошибка ввода команды. Команда должна находиться в промежутке от 0 до 5. Попробуйте снова.\n");</text:p>
      <text:p text:style-name="P49"><text:s text:c="24"/>continue;</text:p>
      <text:p text:style-name="P49"><text:s text:c="16"/>}</text:p>
      <text:p text:style-name="P49"/>
      <text:p text:style-name="P49"><text:s text:c="8"/>}while ( choice[0] != L'0');</text:p>
      <text:p text:style-name="P49"/>
      <text:p text:style-name="P49"><text:s text:c="8"/>for (size_t i = 0;i &lt; txt.buffLenght; i++)</text:p>
      <text:p text:style-name="P49"><text:s text:c="16"/>free( txt.sentences[i].Sent );</text:p>
      <text:p text:style-name="P74"/>
      <text:p text:style-name="P36"><text:tab/><text:span text:style-name="T76">Файл readText.h</text:span></text:p>
      <text:p text:style-name="P36"/>
      <text:p text:style-name="P63">#include "struct.h"</text:p>
      <text:p text:style-name="P63"/>
      <text:p text:style-name="P63">int readText( struct Text *txt );</text:p>
      <text:p text:style-name="P63"/>
      <text:p text:style-name="P107"><text:soft-page-break/><text:tab/>Файл readText.c</text:p>
      <text:p text:style-name="P107"/>
      <text:p text:style-name="P51">#include &lt;string.h&gt;</text:p>
      <text:p text:style-name="P51">#include &lt;errno.h&gt;</text:p>
      <text:p text:style-name="P51"/>
      <text:p text:style-name="P51">#include &lt;wchar.h&gt;</text:p>
      <text:p text:style-name="P51">#include &lt;wctype.h&gt;</text:p>
      <text:p text:style-name="P51">#include &lt;locale.h&gt;</text:p>
      <text:p text:style-name="P51"/>
      <text:p text:style-name="P51">#include "readText.h"</text:p>
      <text:p text:style-name="P51"/>
      <text:p text:style-name="P51">int readText( struct Text *txt ){</text:p>
      <text:p text:style-name="P51"/>
      <text:p text:style-name="P51"><text:s text:c="8"/>FILE *file;</text:p>
      <text:p text:style-name="P51"><text:s text:c="8"/>wchar_t c;</text:p>
      <text:p text:style-name="P51"><text:s text:c="8"/>size_t count = 0, index = 0, sizeSent = 250, sizeBuff = 20;</text:p>
      <text:p text:style-name="P51"/>
      <text:p text:style-name="P51"><text:s text:c="8"/>wchar_t *fileUser = calloc(80, sizeof(wchar_t));</text:p>
      <text:p text:style-name="P51"><text:s text:c="8"/>char *fileName = calloc(80 ,sizeof(wchar_t));</text:p>
      <text:p text:style-name="P51"/>
      <text:p text:style-name="P51"><text:s text:c="8"/>wprintf(L"Откуда считать текст ?\n");</text:p>
      <text:p text:style-name="P51"/>
      <text:p text:style-name="P51"><text:s text:c="8"/>fgetws(fileUser, 80 * sizeof(wchar_t), stdin);</text:p>
      <text:p text:style-name="P51"><text:s text:c="8"/>fileUser[wcslen(fileUser)-1] = L'\0';</text:p>
      <text:p text:style-name="P51"/>
      <text:p text:style-name="P51"><text:s text:c="8"/>wcstombs(fileName, fileUser, 80 * sizeof(wchar_t));</text:p>
      <text:p text:style-name="P51"/>
      <text:p text:style-name="P51"/>
      <text:p text:style-name="P51"><text:s text:c="8"/>file = fopen( fileName, "r" );</text:p>
      <text:p text:style-name="P51"/>
      <text:p text:style-name="P51"><text:s text:c="8"/>if (errno == 2) {</text:p>
      <text:p text:style-name="P51"><text:s text:c="16"/>wprintf(L"Вы ввели неправильное название файла или файла не существует.\n\t\tПрограмма завершена\n");</text:p>
      <text:p text:style-name="P51"><text:s text:c="16"/>return 1;</text:p>
      <text:p text:style-name="P51"><text:s text:c="16"/>}</text:p>
      <text:p text:style-name="P51"/>
      <text:p text:style-name="P51"><text:s text:c="8"/>txt-&gt;sentences = malloc (sizeBuff * sizeof(struct Sentence));</text:p>
      <text:p text:style-name="P51"><text:s text:c="8"/>txt-&gt;sentences[count].Sent = malloc(sizeSent * sizeof(wchar_t));</text:p>
      <text:p text:style-name="P51"/>
      <text:p text:style-name="P51"><text:s text:c="8"/>c = fgetwc(file);</text:p>
      <text:p text:style-name="P51"/>
      <text:p text:style-name="P51"><text:s text:c="8"/>do{</text:p>
      <text:p text:style-name="P51"/>
      <text:p text:style-name="P51"><text:s text:c="16"/>while( iswspace(c) &amp;&amp; index == 0 ){</text:p>
      <text:p text:style-name="P51"><text:s text:c="24"/>c = fgetwc(file);</text:p>
      <text:p text:style-name="P51"><text:s text:c="16"/>}</text:p>
      <text:p text:style-name="P51"/>
      <text:p text:style-name="P51"><text:s text:c="16"/>txt-&gt;sentences[count].Sent[index] = c;</text:p>
      <text:p text:style-name="P51"><text:s text:c="16"/>index++;</text:p>
      <text:p text:style-name="P51"/>
      <text:p text:style-name="P51"><text:s text:c="16"/>if (index + 2 == sizeSent){</text:p>
      <text:p text:style-name="P51"><text:s text:c="24"/>sizeSent += 50;</text:p>
      <text:p text:style-name="P51"><text:s text:c="24"/>txt-&gt;sentences[count].Sent = realloc(txt-&gt;sentences[count].Sent, sizeSent * sizeof(wchar_t));</text:p>
      <text:p text:style-name="P51"><text:s text:c="16"/>}</text:p>
      <text:p text:style-name="P51"/>
      <text:p text:style-name="P51"/>
      <text:p text:style-name="P51"><text:s text:c="16"/>if ( <text:s/>c == '.' ){</text:p>
      <text:p text:style-name="P51"><text:s text:c="24"/>txt-&gt;sentences[count].Sent[index] = L'\0';</text:p>
      <text:p text:style-name="P51"><text:s text:c="24"/>txt-&gt;sentences[count].sentLenght = wcslen(txt-&gt;sentences[count].Sent);</text:p>
      <text:p text:style-name="P51"><text:s text:c="24"/>count++;</text:p>
      <text:p text:style-name="P51"/>
      <text:p text:style-name="P51"><text:soft-page-break/><text:s text:c="24"/>txt-&gt;sentences[count].Sent = malloc(sizeSent * sizeof(wchar_t));</text:p>
      <text:p text:style-name="P51"><text:s text:c="24"/>if ( count == sizeBuff ){</text:p>
      <text:p text:style-name="P51"><text:s text:c="32"/>sizeBuff += 10;</text:p>
      <text:p text:style-name="P51"><text:s text:c="32"/>txt-&gt;sentences = realloc (txt-&gt;sentences, sizeBuff * sizeof(struct Sentence));</text:p>
      <text:p text:style-name="P51"><text:s text:c="32"/>}</text:p>
      <text:p text:style-name="P51"><text:s text:c="24"/>index = 0;</text:p>
      <text:p text:style-name="P51"><text:s text:c="16"/>}</text:p>
      <text:p text:style-name="P51"/>
      <text:p text:style-name="P51"><text:s text:c="16"/>c = fgetwc(file);</text:p>
      <text:p text:style-name="P51"/>
      <text:p text:style-name="P51"><text:s text:c="8"/>}while ( c != WEOF );</text:p>
      <text:p text:style-name="P51"/>
      <text:p text:style-name="P51"/>
      <text:p text:style-name="P51"><text:s text:c="8"/>fclose (file);</text:p>
      <text:p text:style-name="P51"/>
      <text:p text:style-name="P51"><text:s text:c="8"/>txt-&gt;buffLenght = count;</text:p>
      <text:p text:style-name="P51"><text:s text:c="8"/>return 0;</text:p>
      <text:p text:style-name="P51"><text:s text:c="8"/>}</text:p>
      <text:p text:style-name="P51"/>
      <text:p text:style-name="P51"/>
      <text:p text:style-name="P10"/>
      <text:p text:style-name="P11"><text:tab/>Файл deleteCopy.h</text:p>
      <text:p text:style-name="P11"/>
      <text:p text:style-name="P69">#include "struct.h"</text:p>
      <text:p text:style-name="P69"/>
      <text:p text:style-name="P69">void deleteCopy( struct Text *txt );</text:p>
      <text:p text:style-name="P70"/>
      <text:p text:style-name="P57"><text:span text:style-name="T30"><text:tab/></text:span><text:span text:style-name="T29">Файл deleteCopy.c</text:span></text:p>
      <text:p text:style-name="P74"/>
      <text:p text:style-name="P53">#include &lt;stdio.h&gt;</text:p>
      <text:p text:style-name="P53">#include &lt;stdlib.h&gt;</text:p>
      <text:p text:style-name="P53">#include &lt;string.h&gt;</text:p>
      <text:p text:style-name="P53"/>
      <text:p text:style-name="P53">#include &lt;wchar.h&gt;</text:p>
      <text:p text:style-name="P53">#include &lt;wctype.h&gt;</text:p>
      <text:p text:style-name="P53">#include &lt;locale.h&gt;</text:p>
      <text:p text:style-name="P53"/>
      <text:p text:style-name="P53">#include "deleteCopy.h"</text:p>
      <text:p text:style-name="P53"/>
      <text:p text:style-name="P53">void deleteCopy( struct Text *txt ){</text:p>
      <text:p text:style-name="P53"/>
      <text:p text:style-name="P53"><text:s text:c="8"/>for ( size_t i = 0; i &lt; txt-&gt;buffLenght - 1; i++ )</text:p>
      <text:p text:style-name="P53"><text:s text:c="8"/>{</text:p>
      <text:p text:style-name="P53"><text:s text:c="16"/>for ( size_t j = i + 1; j &lt; txt-&gt;buffLenght; j++ )</text:p>
      <text:p text:style-name="P53"><text:s text:c="16"/>{</text:p>
      <text:p text:style-name="P53"><text:s text:c="24"/>if ( txt-&gt;sentences[i].sentLenght == txt-&gt;sentences[j].sentLenght)</text:p>
      <text:p text:style-name="P53"><text:s text:c="24"/>{</text:p>
      <text:p text:style-name="P53"><text:s text:c="32"/>if ( wcscasecmp( txt-&gt;sentences[i].Sent, txt-&gt;sentences[j].Sent ) == 0 )</text:p>
      <text:p text:style-name="P53"><text:s text:c="32"/>{</text:p>
      <text:p text:style-name="P53"><text:s text:c="32"/>free( txt-&gt;sentences[j].Sent );</text:p>
      <text:p text:style-name="P53"><text:s text:c="32"/>txt-&gt;sentences[j].Sent = NULL;</text:p>
      <text:p text:style-name="P53"><text:s text:c="32"/>memmove(txt-&gt;sentences+j, txt-&gt;sentences+j+1, (txt-&gt;buffLenght-j) * sizeof(struct Sentence));</text:p>
      <text:p text:style-name="P53"><text:s text:c="32"/>txt-&gt;buffLenght--;</text:p>
      <text:p text:style-name="P53"><text:s text:c="32"/>j--;</text:p>
      <text:p text:style-name="P53"><text:s text:c="32"/>}</text:p>
      <text:p text:style-name="P53"/>
      <text:p text:style-name="P53"><text:s text:c="24"/>}</text:p>
      <text:p text:style-name="P53"><text:soft-page-break/><text:s text:c="16"/>}</text:p>
      <text:p text:style-name="P53"><text:s text:c="8"/>}</text:p>
      <text:p text:style-name="P53"/>
      <text:p text:style-name="P53"/>
      <text:p text:style-name="P53"/>
      <text:p text:style-name="P53"><text:s text:c="8"/>struct Sentence *tempPoint = realloc(txt-&gt;sentences, (txt-&gt;buffLenght) * sizeof(struct Sentence));</text:p>
      <text:p text:style-name="P53"/>
      <text:p text:style-name="P53"><text:s text:c="16"/>if (tempPoint)</text:p>
      <text:p text:style-name="P53"><text:s text:c="24"/>txt-&gt;sentences = tempPoint;</text:p>
      <text:p text:style-name="P53"><text:s text:c="16"/>else</text:p>
      <text:p text:style-name="P53"><text:s text:c="24"/>wprintf(L" Realloc не смог найти память под новый массив указателей\n ");</text:p>
      <text:p text:style-name="P53"/>
      <text:p text:style-name="P53">}</text:p>
      <text:p text:style-name="P105"><text:tab/></text:p>
      <text:p text:style-name="P105"/>
      <text:p text:style-name="P105"/>
      <text:p text:style-name="P29"><text:span text:style-name="T76">Файл </text:span><text:span text:style-name="T64">transliterationTxt.</text:span><text:span text:style-name="T65">h</text:span></text:p>
      <text:p text:style-name="P118"/>
      <text:p text:style-name="P121">#include "struct.h"</text:p>
      <text:p text:style-name="P121"/>
      <text:p text:style-name="P121">void transliterationTxt( struct Text *txt );</text:p>
      <text:p text:style-name="P121"/>
      <text:p text:style-name="P23"><text:tab/><text:span text:style-name="T48">Файл </text:span><text:span text:style-name="T63">transliterationTxt.с</text:span></text:p>
      <text:p text:style-name="P119"/>
      <text:p text:style-name="P49">#include &lt;stdio.h&gt;</text:p>
      <text:p text:style-name="P49">#include &lt;stdlib.h&gt;</text:p>
      <text:p text:style-name="P49">#include &lt;string.h&gt;</text:p>
      <text:p text:style-name="P49"/>
      <text:p text:style-name="P49"/>
      <text:p text:style-name="P49">#include &lt;wchar.h&gt;</text:p>
      <text:p text:style-name="P49">#include &lt;wctype.h&gt;</text:p>
      <text:p text:style-name="P49">#include &lt;locale.h&gt;</text:p>
      <text:p text:style-name="P49"/>
      <text:p text:style-name="P49">#include "transliterationTxt.h"</text:p>
      <text:p text:style-name="P49"/>
      <text:p text:style-name="P49">void transliterationTxt( struct Text *txt ){</text:p>
      <text:p text:style-name="P49"/>
      <text:p text:style-name="P49"><text:s text:c="8"/>wchar_t* buffer;</text:p>
      <text:p text:style-name="P49"><text:s text:c="8"/>size_t tmpSize = 150;</text:p>
      <text:p text:style-name="P49"><text:s text:c="8"/>size_t k = 0;</text:p>
      <text:p text:style-name="P49"><text:s text:c="8"/>int flag;</text:p>
      <text:p text:style-name="P49"><text:s text:c="8"/></text:p>
      <text:p text:style-name="P49"><text:tab/>wchar_t arr1[20][3] = {L"ya", L"yo", L"yu", L"zh",L"ch", L"sh",L"kh",L"e`", L"``",L"cz",L"y`",L"Ya", L"Yo", L"Yu", L"Zh",L"Ch", L"Sh",L"Kh",L"E`",L"Cz" };</text:p>
      <text:p text:style-name="P49"><text:s text:c="8"/>wchar_t arr2[21] = L"яёюжчшхэъцыЯЁЮЖЧШХЭЦ";</text:p>
      <text:p text:style-name="P49"><text:s text:c="8"/>wchar_t arr3[2][52] = { L"abcdefghijklmnopqrstuvxz`ABCDEFGHIJKLMNOPQRSTUVXZ", L"абцдефгхийклмнопщрстувхзьАБЦДЕФГЧИЙКЛМНОПЩРСТУВЧЗ"};</text:p>
      <text:p text:style-name="P49"><text:s text:c="8"/><text:tab/><text:tab/><text:tab/><text:tab/><text:tab/><text:tab/><text:tab/><text:tab/><text:tab/><text:tab/><text:tab/><text:tab/><text:tab/><text:tab/><text:tab/><text:tab/><text:tab/><text:tab/><text:tab/><text:tab/> <text:tab/><text:tab/></text:p>
      <text:p text:style-name="P49"/>
      <text:p text:style-name="P49"/>
      <text:p text:style-name="P49"><text:s text:c="8"/>buffer = malloc( tmpSize * sizeof(wchar_t) );</text:p>
      <text:p text:style-name="P49"/>
      <text:p text:style-name="P49"/>
      <text:p text:style-name="P49"><text:s text:c="8"/>for ( size_t i = 0; i &lt; txt-&gt;buffLenght; i++ )</text:p>
      <text:p text:style-name="P49"><text:s text:c="8"/>{</text:p>
      <text:p text:style-name="P49"/>
      <text:p text:style-name="P49"><text:soft-page-break/><text:s text:c="16"/>for ( size_t j = 0; j &lt; txt-&gt;sentences[i].sentLenght; j++ )</text:p>
      <text:p text:style-name="P49"><text:s text:c="16"/>{</text:p>
      <text:p text:style-name="P49"><text:s text:c="24"/>if ( k + 3 == tmpSize )</text:p>
      <text:p text:style-name="P49"><text:s text:c="16"/>{</text:p>
      <text:p text:style-name="P49"><text:s text:c="24"/>tmpSize +=20;</text:p>
      <text:p text:style-name="P49"><text:s text:c="24"/>buffer = realloc ( buffer, tmpSize * sizeof( wchar_t ));</text:p>
      <text:p text:style-name="P49"><text:s text:c="16"/>}</text:p>
      <text:p text:style-name="P49"/>
      <text:p text:style-name="P49"><text:s text:c="24"/>if (txt-&gt;sentences[i].Sent[j] == L'щ')</text:p>
      <text:p text:style-name="P49"><text:s text:c="24"/>{</text:p>
      <text:p text:style-name="P49"/>
      <text:p text:style-name="P49"><text:s text:c="32"/>buffer[k] = L's';</text:p>
      <text:p text:style-name="P49"><text:s text:c="32"/>k++;</text:p>
      <text:p text:style-name="P49"><text:s text:c="32"/>buffer[k] = L'h';</text:p>
      <text:p text:style-name="P49"><text:s text:c="32"/>k++;</text:p>
      <text:p text:style-name="P49"><text:s text:c="32"/>buffer[k] = L'h';</text:p>
      <text:p text:style-name="P49"><text:s text:c="32"/>k++;</text:p>
      <text:p text:style-name="P49"/>
      <text:p text:style-name="P49"><text:s text:c="24"/>}</text:p>
      <text:p text:style-name="P49"><text:s text:c="24"/>else if (txt-&gt;sentences[i].Sent[j] == L'Щ')</text:p>
      <text:p text:style-name="P49"><text:s text:c="24"/>{</text:p>
      <text:p text:style-name="P49"><text:s text:c="24"/><text:tab/>buffer[k] = L'S';</text:p>
      <text:p text:style-name="P49"><text:s text:c="32"/>k++;</text:p>
      <text:p text:style-name="P49"><text:s text:c="32"/>buffer[k] = L'h';</text:p>
      <text:p text:style-name="P49"><text:s text:c="32"/>k++;</text:p>
      <text:p text:style-name="P49"><text:s text:c="32"/>buffer[k] = L'h';</text:p>
      <text:p text:style-name="P49"><text:s text:c="32"/>k++;</text:p>
      <text:p text:style-name="P49"><text:s text:c="24"/>}</text:p>
      <text:p text:style-name="P49"><text:s text:c="24"/>else</text:p>
      <text:p text:style-name="P49"><text:s text:c="24"/>{</text:p>
      <text:p text:style-name="P49"><text:s text:c="32"/>buffer[k] = txt-&gt;sentences[i].Sent[j];</text:p>
      <text:p text:style-name="P49"><text:s text:c="32"/>k++;</text:p>
      <text:p text:style-name="P49"><text:s text:c="24"/>}</text:p>
      <text:p text:style-name="P49"><text:s text:c="16"/>}</text:p>
      <text:p text:style-name="P49"/>
      <text:p text:style-name="P49"><text:s text:c="16"/>buffer[k] = L'\0';</text:p>
      <text:p text:style-name="P49"><text:s text:c="16"/>k = 0;</text:p>
      <text:p text:style-name="P49"/>
      <text:p text:style-name="P49"><text:s text:c="16"/>for ( size_t j = 0; j &lt; wcslen(buffer); j++ )</text:p>
      <text:p text:style-name="P49"><text:s text:c="16"/>{</text:p>
      <text:p text:style-name="P49"><text:s text:c="24"/>if ( k + 2 == tmpSize )</text:p>
      <text:p text:style-name="P49"><text:s text:c="24"/>{</text:p>
      <text:p text:style-name="P49"><text:s text:c="32"/>tmpSize +=20;</text:p>
      <text:p text:style-name="P49"><text:s text:c="32"/>txt-&gt;sentences[i].Sent= realloc(txt-&gt;sentences[i].Sent, tmpSize * sizeof( wchar_t ));</text:p>
      <text:p text:style-name="P49"><text:s text:c="24"/>}</text:p>
      <text:p text:style-name="P49"/>
      <text:p text:style-name="P49"><text:s text:c="24"/>for ( size_t f = 0; f &lt; 20; f++ )</text:p>
      <text:p text:style-name="P49"><text:s text:c="24"/>{</text:p>
      <text:p text:style-name="P49"><text:s text:c="32"/>if (buffer[j] == arr2[f])</text:p>
      <text:p text:style-name="P49"><text:s text:c="32"/>{</text:p>
      <text:p text:style-name="P49"><text:s text:c="40"/>txt-&gt;sentences[i].Sent[k++] = arr1[f][0];</text:p>
      <text:p text:style-name="P49"><text:s text:c="40"/>txt-&gt;sentences[i].Sent[k++] = arr1[f][1];</text:p>
      <text:p text:style-name="P49"><text:s text:c="40"/>flag = 1;</text:p>
      <text:p text:style-name="P49"><text:s text:c="40"/>continue;</text:p>
      <text:p text:style-name="P49"><text:s text:c="32"/>}</text:p>
      <text:p text:style-name="P49"><text:tab/><text:tab/><text:tab/>}</text:p>
      <text:p text:style-name="P49"><text:s text:c="24"/>if (flag != 1 )</text:p>
      <text:p text:style-name="P49"><text:s text:c="24"/>{</text:p>
      <text:p text:style-name="P49"><text:s text:c="24"/><text:tab/>txt-&gt;sentences[i].Sent[k] = buffer[j];</text:p>
      <text:p text:style-name="P49"><text:s text:c="32"/>k++;</text:p>
      <text:p text:style-name="P49"><text:soft-page-break/><text:s text:c="24"/>}</text:p>
      <text:p text:style-name="P49"><text:tab/><text:tab/><text:tab/>flag = 0;</text:p>
      <text:p text:style-name="P49"><text:s text:c="24"/></text:p>
      <text:p text:style-name="P49"><text:s text:c="16"/>}</text:p>
      <text:p text:style-name="P49"><text:s text:c="16"/>txt-&gt;sentences[i].Sent[k] = L'\0';</text:p>
      <text:p text:style-name="P49"><text:s text:c="16"/>k = 0;</text:p>
      <text:p text:style-name="P49"/>
      <text:p text:style-name="P49"><text:tab/><text:tab/>for ( size_t j = 0; j &lt; wcslen(txt-&gt;sentences[i].Sent); j++ )</text:p>
      <text:p text:style-name="P49"><text:s text:c="4"/><text:tab/><text:tab/>{</text:p>
      <text:p text:style-name="P49"><text:s text:c="4"/><text:tab/><text:tab/><text:tab/>for ( size_t f = 0; f &lt; 52; f++ )</text:p>
      <text:p text:style-name="P49"><text:s text:c="4"/><text:tab/><text:tab/><text:tab/>{</text:p>
      <text:p text:style-name="P49"><text:s text:c="4"/><text:tab/><text:tab/><text:tab/><text:tab/>if (txt-&gt;sentences[i].Sent[j] == arr3[1][f])</text:p>
      <text:p text:style-name="P49"><text:s text:c="4"/><text:tab/><text:tab/><text:tab/><text:tab/>{</text:p>
      <text:p text:style-name="P49"><text:s text:c="4"/><text:tab/><text:tab/><text:tab/><text:tab/><text:tab/>txt-&gt;sentences[i].Sent[j] = arr3[0][f];</text:p>
      <text:p text:style-name="P49"><text:s text:c="4"/><text:tab/><text:tab/><text:tab/><text:tab/>}</text:p>
      <text:p text:style-name="P49"><text:s text:c="4"/><text:tab/><text:tab/><text:tab/>}</text:p>
      <text:p text:style-name="P49"><text:s text:c="4"/><text:tab/><text:tab/>}</text:p>
      <text:p text:style-name="P49"/>
      <text:p text:style-name="P49"><text:tab/><text:tab/>txt-&gt;sentences[i].sentLenght = wcslen(txt-&gt;sentences[i].Sent);</text:p>
      <text:p text:style-name="P49"><text:s text:c="8"/>}</text:p>
      <text:p text:style-name="P49"><text:s text:c="4"/>}</text:p>
      <text:p text:style-name="P40"/>
      <text:p text:style-name="P10"><text:tab/><text:span text:style-name="T76">Файл specialSymbols.h</text:span></text:p>
      <text:p text:style-name="P10"/>
      <text:p text:style-name="P70">#include "struct.h"</text:p>
      <text:p text:style-name="P70"/>
      <text:p text:style-name="P70">int comp ( const void *i, const void *j );</text:p>
      <text:p text:style-name="P70"/>
      <text:p text:style-name="P70">void specialSymbols( struct Text *txt );</text:p>
      <text:p text:style-name="P20"/>
      <text:p text:style-name="P10"><text:span text:style-name="T40"><text:tab/></text:span><text:span text:style-name="T49">Файл specialSymbols.c</text:span></text:p>
      <text:p text:style-name="P35"/>
      <text:p text:style-name="P62">#include &lt;stdio.h&gt;</text:p>
      <text:p text:style-name="P62">#include &lt;stdlib.h&gt;</text:p>
      <text:p text:style-name="P62">#include &lt;string.h&gt;</text:p>
      <text:p text:style-name="P62"/>
      <text:p text:style-name="P62"/>
      <text:p text:style-name="P62">#include &lt;wchar.h&gt;</text:p>
      <text:p text:style-name="P62">#include &lt;wctype.h&gt;</text:p>
      <text:p text:style-name="P62">#include &lt;locale.h&gt;</text:p>
      <text:p text:style-name="P62"/>
      <text:p text:style-name="P62">#include "specialSymbols.h"</text:p>
      <text:p text:style-name="P62"/>
      <text:p text:style-name="P62">int comp ( const void *i, const void *j )</text:p>
      <text:p text:style-name="P62">{</text:p>
      <text:p text:style-name="P62"><text:s text:c="8"/>return *(wchar_t*)j - *(wchar_t*)i;</text:p>
      <text:p text:style-name="P62">}</text:p>
      <text:p text:style-name="P62"/>
      <text:p text:style-name="P62"/>
      <text:p text:style-name="P62">void specialSymbols( struct Text *txt ){</text:p>
      <text:p text:style-name="P62"><text:s text:c="8"/>wchar_t* symbols;</text:p>
      <text:p text:style-name="P62"/>
      <text:p text:style-name="P62"><text:s text:c="8"/>for ( size_t i = 0; i &lt; txt-&gt;buffLenght; i++ )</text:p>
      <text:p text:style-name="P62"><text:s text:c="8"/>{</text:p>
      <text:p text:style-name="P62"><text:s text:c="16"/>size_t k = 0, size = 50;</text:p>
      <text:p text:style-name="P62"><text:s text:c="16"/>symbols = calloc( size, sizeof(wchar_t));</text:p>
      <text:p text:style-name="P62"/>
      <text:p text:style-name="P62"><text:s text:c="16"/>for (size_t j = 0; j &lt; txt-&gt;sentences[i].sentLenght; j++){</text:p>
      <text:p text:style-name="P62"><text:s text:c="24"/>if ( !iswalnum( txt-&gt;sentences[i].Sent[j] ) )</text:p>
      <text:p text:style-name="P62"><text:s text:c="24"/>{</text:p>
      <text:p text:style-name="P62"><text:s text:c="32"/>if ( k == size )</text:p>
      <text:p text:style-name="P62"><text:s text:c="32"/>{</text:p>
      <text:p text:style-name="P62"><text:soft-page-break/><text:s text:c="39"/>size +=20;</text:p>
      <text:p text:style-name="P62"><text:s text:c="39"/>symbols = realloc ( symbols, size * sizeof( wchar_t ));</text:p>
      <text:p text:style-name="P62"><text:s text:c="32"/>}</text:p>
      <text:p text:style-name="P62"/>
      <text:p text:style-name="P62"><text:s text:c="32"/>symbols[k] = txt-&gt;sentences[i].Sent[j];</text:p>
      <text:p text:style-name="P62"><text:s text:c="32"/>k++;</text:p>
      <text:p text:style-name="P62"/>
      <text:p text:style-name="P62"><text:s text:c="24"/>}</text:p>
      <text:p text:style-name="P62"><text:s text:c="16"/>}</text:p>
      <text:p text:style-name="P62"><text:s text:c="16"/>qsort( symbols, k, sizeof( wchar_t ), comp <text:s/>);</text:p>
      <text:p text:style-name="P62"/>
      <text:p text:style-name="P62"><text:s text:c="16"/>for ( size_t m = 0; m &lt; k; m++ )</text:p>
      <text:p text:style-name="P62"><text:s text:c="24"/>wprintf(L"%lc",symbols[m]);</text:p>
      <text:p text:style-name="P62"><text:s text:c="16"/>wprintf(L"\n");</text:p>
      <text:p text:style-name="P62"/>
      <text:p text:style-name="P62"><text:s text:c="16"/>free( symbols );</text:p>
      <text:p text:style-name="P62"><text:s text:c="8"/>}</text:p>
      <text:p text:style-name="P35"/>
      <text:p text:style-name="P33"/>
      <text:p text:style-name="P20"/>
      <text:p text:style-name="P20"><text:tab/><text:span text:style-name="T50">Файл changeNumber.h</text:span></text:p>
      <text:p text:style-name="P108"/>
      <text:p text:style-name="P122">:#include "struct.h"</text:p>
      <text:p text:style-name="P122"/>
      <text:p text:style-name="P122">void changeNumber( struct Text *txt );</text:p>
      <text:p text:style-name="P20"/>
      <text:p text:style-name="P22"/>
      <text:p text:style-name="P35"><text:tab/><text:span text:style-name="T75">Файл changeNumber.c </text:span></text:p>
      <text:p text:style-name="P22"/>
      <text:p text:style-name="P62">#include &lt;stdio.h&gt;</text:p>
      <text:p text:style-name="P62">#include &lt;stdlib.h&gt;</text:p>
      <text:p text:style-name="P62">#include &lt;string.h&gt;</text:p>
      <text:p text:style-name="P62"/>
      <text:p text:style-name="P62"/>
      <text:p text:style-name="P62">#include &lt;wchar.h&gt;</text:p>
      <text:p text:style-name="P62">#include &lt;wctype.h&gt;</text:p>
      <text:p text:style-name="P62">#include &lt;locale.h&gt;</text:p>
      <text:p text:style-name="P62"/>
      <text:p text:style-name="P62">#include "changeNumber.h"</text:p>
      <text:p text:style-name="P62"/>
      <text:p text:style-name="P62">void changeNumber( struct Text *txt ){</text:p>
      <text:p text:style-name="P62"/>
      <text:p text:style-name="P62"><text:s text:c="4"/>wchar_t* binary;</text:p>
      <text:p text:style-name="P62"><text:s text:c="4"/>int count = 0;</text:p>
      <text:p text:style-name="P62"><text:s text:c="4"/>size_t k = 0;</text:p>
      <text:p text:style-name="P62"><text:s text:c="4"/>size_t sizeSent = 150;</text:p>
      <text:p text:style-name="P62"/>
      <text:p text:style-name="P62"><text:s text:c="4"/>binary = calloc(4, sizeof(wchar_t));</text:p>
      <text:p text:style-name="P62"/>
      <text:p text:style-name="P62"><text:s text:c="4"/>for ( size_t i = 0; i &lt; txt-&gt;buffLenght; i++ )</text:p>
      <text:p text:style-name="P62"><text:s text:c="4"/>{</text:p>
      <text:p text:style-name="P62"><text:s text:c="8"/>k = 0;</text:p>
      <text:p text:style-name="P62"><text:s text:c="8"/>wchar_t* buffStr = malloc(sizeSent * sizeof(wchar_t));</text:p>
      <text:p text:style-name="P62"/>
      <text:p text:style-name="P62"><text:s text:c="8"/>for ( size_t j = 0; j &lt; txt-&gt;sentences[i].sentLenght; j++ )</text:p>
      <text:p text:style-name="P62"><text:s text:c="8"/>{</text:p>
      <text:p text:style-name="P62"/>
      <text:p text:style-name="P62"><text:s text:c="16"/>if (!iswdigit( txt-&gt;sentences[i].Sent[j] ) )</text:p>
      <text:p text:style-name="P62"><text:s text:c="16"/>{</text:p>
      <text:p text:style-name="P62"><text:soft-page-break/><text:s text:c="24"/>if (k + 2 == sizeSent){</text:p>
      <text:p text:style-name="P62"><text:s text:c="40"/>sizeSent += 50;</text:p>
      <text:p text:style-name="P62"><text:s text:c="40"/>buffStr = realloc(buffStr, sizeSent * sizeof(wchar_t));</text:p>
      <text:p text:style-name="P62"><text:s text:c="24"/>}</text:p>
      <text:p text:style-name="P62"/>
      <text:p text:style-name="P62"><text:s text:c="24"/>buffStr[k] = txt-&gt;sentences[i].Sent[j];</text:p>
      <text:p text:style-name="P62"><text:s text:c="24"/>k++;</text:p>
      <text:p text:style-name="P62"><text:s text:c="16"/>}</text:p>
      <text:p text:style-name="P62"/>
      <text:p text:style-name="P62"><text:s text:c="16"/>if ( iswdigit( txt-&gt;sentences[i].Sent[j] ) )</text:p>
      <text:p text:style-name="P62"><text:s text:c="16"/>{</text:p>
      <text:p text:style-name="P62"><text:s text:c="24"/>wchar_t numb = txt-&gt;sentences[i].Sent[j] - 48;</text:p>
      <text:p text:style-name="P62"><text:s text:c="24"/>count = 0;</text:p>
      <text:p text:style-name="P62"/>
      <text:p text:style-name="P62"><text:s text:c="24"/>for ( int j = 3; j &gt;= 0; j-- )</text:p>
      <text:p text:style-name="P62"><text:s text:c="24"/>{</text:p>
      <text:p text:style-name="P62"><text:s text:c="32"/>if (k + 2 == sizeSent){</text:p>
      <text:p text:style-name="P62"><text:s text:c="40"/>sizeSent += 50;</text:p>
      <text:p text:style-name="P62"><text:s text:c="40"/>buffStr = realloc(buffStr, sizeSent * sizeof(wchar_t));</text:p>
      <text:p text:style-name="P62"><text:s text:c="32"/>}</text:p>
      <text:p text:style-name="P62"/>
      <text:p text:style-name="P62"><text:s text:c="32"/>if ( count == 0 &amp;&amp; ((numb &gt;&gt; j) &amp; 1 ) == 0)</text:p>
      <text:p text:style-name="P62"><text:s text:c="32"/>continue;</text:p>
      <text:p text:style-name="P62"/>
      <text:p text:style-name="P62"><text:s text:c="32"/>buffStr[k] = ((numb &gt;&gt; j) &amp; 1 ) + 48;</text:p>
      <text:p text:style-name="P62"><text:s text:c="32"/>k++;</text:p>
      <text:p text:style-name="P62"><text:s text:c="32"/>count++;</text:p>
      <text:p text:style-name="P62"><text:s text:c="24"/>}</text:p>
      <text:p text:style-name="P62"><text:s text:c="16"/>}</text:p>
      <text:p text:style-name="P62"><text:s text:c="8"/>}</text:p>
      <text:p text:style-name="P62"/>
      <text:p text:style-name="P62"><text:s text:c="8"/>buffStr[k] = L'\0';</text:p>
      <text:p text:style-name="P62"><text:s text:c="8"/>free(txt-&gt;sentences[i].Sent);</text:p>
      <text:p text:style-name="P62"><text:s text:c="8"/>txt-&gt;sentences[i].Sent = buffStr;</text:p>
      <text:p text:style-name="P62"><text:s text:c="8"/>txt-&gt;sentences[i].sentLenght = wcslen(buffStr);</text:p>
      <text:p text:style-name="P62"><text:s text:c="4"/>}</text:p>
      <text:p text:style-name="P62">}</text:p>
      <text:p text:style-name="P35"/>
      <text:p text:style-name="P35"/>
      <text:p text:style-name="P53"/>
      <text:p text:style-name="P10"><text:tab/><text:span text:style-name="T76">Файл deleteOdd.h</text:span></text:p>
      <text:p text:style-name="P10"/>
      <text:p text:style-name="P70">#include "struct.h"</text:p>
      <text:p text:style-name="P70"/>
      <text:p text:style-name="P70">void deleteOdd( struct Text *txt );</text:p>
      <text:p text:style-name="P10"/>
      <text:p text:style-name="P74"><text:span text:style-name="T54"><text:tab/></text:span><text:span text:style-name="T55">Файл deleteOdd.c </text:span></text:p>
      <text:p text:style-name="P115"><text:s text:c="5"/></text:p>
      <text:p text:style-name="P62">void deleteOdd( struct Text *txt ){</text:p>
      <text:p text:style-name="P62"/>
      <text:p text:style-name="P62"><text:s text:c="8"/>for ( size_t i = 0; i &lt; txt-&gt;buffLenght; i++ )</text:p>
      <text:p text:style-name="P62"><text:s text:c="8"/>{</text:p>
      <text:p text:style-name="P62"><text:s text:c="16"/>for ( size_t j = 0; j &lt; txt-&gt;sentences[i].sentLenght; j++ )</text:p>
      <text:p text:style-name="P62"><text:s text:c="16"/>{</text:p>
      <text:p text:style-name="P62"><text:s text:c="24"/>if ( iswdigit( txt-&gt;sentences[i].Sent[j] ) )</text:p>
      <text:p text:style-name="P62"><text:s text:c="24"/>{</text:p>
      <text:p text:style-name="P62"><text:s text:c="32"/>if ( txt-&gt;sentences[i].Sent[j] % 2 )</text:p>
      <text:p text:style-name="P62"><text:s text:c="32"/>{</text:p>
      <text:p text:style-name="P62"><text:s text:c="32"/>free( txt-&gt;sentences[i].Sent );</text:p>
      <text:p text:style-name="P62"><text:s text:c="32"/>txt-&gt;sentences[i].Sent = NULL;</text:p>
      <text:p text:style-name="P62"><text:soft-page-break/><text:s text:c="32"/>memmove(txt-&gt;sentences+i , txt-&gt;sentences+i+1, (txt-&gt;buffLenght-i) * sizeof(struct Sentence));</text:p>
      <text:p text:style-name="P62"><text:s text:c="32"/>txt-&gt;buffLenght--;</text:p>
      <text:p text:style-name="P62"><text:s text:c="32"/>i--;</text:p>
      <text:p text:style-name="P62"><text:s text:c="32"/>break;</text:p>
      <text:p text:style-name="P62"><text:s text:c="32"/>}</text:p>
      <text:p text:style-name="P62"><text:s text:c="24"/>}</text:p>
      <text:p text:style-name="P62"><text:s text:c="16"/>}</text:p>
      <text:p text:style-name="P62"><text:s text:c="8"/>}</text:p>
      <text:p text:style-name="P62"/>
      <text:p text:style-name="P62"/>
      <text:p text:style-name="P62"><text:s text:c="8"/>struct Sentence *tempPoint = realloc(txt-&gt;sentences, (txt-&gt;buffLenght) * sizeof(struct Sentence));</text:p>
      <text:p text:style-name="P62"/>
      <text:p text:style-name="P62"><text:s text:c="8"/>if (tempPoint)</text:p>
      <text:p text:style-name="P62"><text:s text:c="16"/>txt-&gt;sentences = tempPoint;</text:p>
      <text:p text:style-name="P62"><text:s text:c="8"/>else</text:p>
      <text:p text:style-name="P62"><text:s text:c="16"/>wprintf(L" Realloc не смог найти память под новый массив указателей\n ");</text:p>
      <text:p text:style-name="P62"/>
      <text:p text:style-name="P62">}</text:p>
      <text:p text:style-name="P62"/>
      <text:p text:style-name="P64"><text:tab/><text:span text:style-name="T61">Файл printTxt.h</text:span></text:p>
      <text:p text:style-name="P62"><text:tab/></text:p>
      <text:p text:style-name="P62">#include "struct.h"</text:p>
      <text:p text:style-name="P62"/>
      <text:p text:style-name="P62">void printTxt(struct Text *txt);</text:p>
      <text:p text:style-name="P109"><text:tab/></text:p>
      <text:p text:style-name="P71"><text:span text:style-name="T9"><text:tab/></text:span><text:span text:style-name="T10">Фал printTxt.c </text:span></text:p>
      <text:p text:style-name="P8"/>
      <text:p text:style-name="P66">void printTxt( struct Text *txt ){</text:p>
      <text:p text:style-name="P66"/>
      <text:p text:style-name="P66"><text:s text:c="8"/>wprintf(L"\n");</text:p>
      <text:p text:style-name="P66"><text:s text:c="8"/>for (size_t i = 0;i &lt; txt-&gt;buffLenght; i++)</text:p>
      <text:p text:style-name="P66"><text:s text:c="16"/>wprintf(L"%ls [%ld]\n", txt-&gt;sentences[i].Sent, txt-&gt;sentences[i].sentLenght);</text:p>
      <text:p text:style-name="P67">}</text:p>
      <text:p text:style-name="P46"/>
      <text:p text:style-name="P47"><text:tab/><text:span text:style-name="T61">Файл struct.h</text:span></text:p>
      <text:p text:style-name="P120"/>
      <text:p text:style-name="P68">#ifndef STRUCT</text:p>
      <text:p text:style-name="P68">#define STRUCT</text:p>
      <text:p text:style-name="P68"/>
      <text:p text:style-name="P68">struct Sentence {</text:p>
      <text:p text:style-name="P68"><text:s text:c="8"/>wchar_t* Sent;</text:p>
      <text:p text:style-name="P68"><text:s text:c="8"/>size_t sentLenght;</text:p>
      <text:p text:style-name="P68">};</text:p>
      <text:p text:style-name="P68"/>
      <text:p text:style-name="P68">struct Text {</text:p>
      <text:p text:style-name="P68"><text:s text:c="8"/>struct Sentence *sentences;</text:p>
      <text:p text:style-name="P68"><text:s text:c="8"/>size_t buffLenght;</text:p>
      <text:p text:style-name="P68">};</text:p>
      <text:p text:style-name="P68">#endif</text:p>
      <text:p text:style-name="P68"/>
      <text:p text:style-name="P124"><text:tab/><text:span text:style-name="T82">Файл Makefile</text:span></text:p>
      <text:p text:style-name="P124"><text:span text:style-name="T82"/></text:p>
      <text:p text:style-name="P124">readText.o: readText.h readText.c</text:p>
      <text:p text:style-name="P124"><text:s text:c="8"/>$(CC) $(FLAG) readText.c</text:p>
      <text:p text:style-name="P124"/>
      <text:p text:style-name="P124">deleteCopy.o: deleteCopy.h deleteCopy.c</text:p>
      <text:p text:style-name="P124"><text:s text:c="8"/>$(CC) $(FLAG) deleteCopy.c</text:p>
      <text:p text:style-name="P124"><text:soft-page-break/></text:p>
      <text:p text:style-name="P124">specialSymbols.o: specialSymbols.h specialSymbols.c</text:p>
      <text:p text:style-name="P124"><text:s text:c="8"/>$(CC) $(FLAG) specialSymbols.c</text:p>
      <text:p text:style-name="P124"/>
      <text:p text:style-name="P124">deleteOdd.o: deleteOdd.h deleteOdd.c</text:p>
      <text:p text:style-name="P124"><text:s text:c="8"/>$(CC) $(FLAG) deleteOdd.c </text:p>
      <text:p text:style-name="P124"/>
      <text:p text:style-name="P124">changeNumber.o: changeNumber.h changeNumber.c</text:p>
      <text:p text:style-name="P124"><text:s text:c="8"/>$(CC) $(FLAG) changeNumber.c </text:p>
      <text:p text:style-name="P124"/>
      <text:p text:style-name="P124">transliterationTxt.o: transliterationTxt.h transliterationTxt.c</text:p>
      <text:p text:style-name="P124"><text:s text:c="8"/>$(CC) $(FLAG) transliterationTxt.c</text:p>
      <text:p text:style-name="P124"/>
      <text:p text:style-name="P124">printTxt.o: printTxt.h printTxt.c</text:p>
      <text:p text:style-name="P124"><text:s text:c="8"/>$(CC) $(FLAG) printTxt.c </text:p>
      <text:p text:style-name="P124"/>
      <text:p text:style-name="P124">clean:</text:p>
      <text:p text:style-name="P124"><text:s text:c="8"/>rm -rf *.o a.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" svg:font-family="Arial, sans-serif"/>
    <style:font-face style:name="Courier New" svg:font-family="'Courier New'"/>
    <style:font-face style:name="Lohit Devanagari1" svg:font-family="'Lohit Devanagari'"/>
    <style:font-face style:name="Consolas1" svg:font-family="Consolas" style:font-family-generic="swiss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nsolas2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language-asian="ru" style:country-asian="RU" fo:hyphenate="true" fo:hyphenation-remain-char-count="2" fo:hyphenation-push-char-count="2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font-size="16pt" fo:font-weight="bold" style:font-name-asian="SimSun" style:font-family-asian="SimSun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default-outline-level="">
      <style:paragraph-properties fo:line-height="108%" fo:text-align="start" style:justify-single-word="false" fo:hyphenation-ladder-count="no-limit"/>
      <style:text-properties fo:color="#365f91" style:font-name="Cambria" fo:font-family="Cambria" style:font-family-generic="roman" style:font-pitch="variable" fo:font-weight="normal" style:language-asian="ru" style:country-asian="RU" style:font-weight-asian="normal" fo:hyphenate="true" fo:hyphenation-remain-char-count="2" fo:hyphenation-push-char-count="2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>
        <style:tab-stops>
          <style:tab-stop style:position="16.484cm" style:type="right" style:leader-style="dotted" style:leader-text="."/>
        </style:tab-stops>
      </style:paragraph-properties>
      <style:text-properties fo:font-size="16pt" style:font-size-asian="16pt" style:font-size-complex="16pt"/>
    </style:style>
    <style:style style:name="Contents_20_2" style:display-name="Contents 2" style:family="paragraph" style:parent-style-name="Standard" style:default-outline-level="" style:class="index">
      <style:paragraph-properties fo:margin-top="0cm" fo:margin-bottom="0.176cm" loext:contextual-spacing="false">
        <style:tab-stops>
          <style:tab-stop style:position="1.552cm"/>
          <style:tab-stop style:position="16.484cm" style:type="right" style:leader-style="dotted" style:leader-text="."/>
        </style:tab-stops>
      </style:paragraph-properties>
      <style:text-properties fo:font-size="16pt" style:font-name-asian="SimSun" style:font-family-asian="SimSun" style:font-family-generic-asian="system" style:font-pitch-asian="variable" style:font-size-asian="16pt" style:language-asian="ru" style:country-asian="RU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Название_20_книги1" style:display-name="Название книги1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font-size="16pt" fo:language="ru" fo:country="RU" fo:font-weight="bold" style:font-name-asian="SimSun" style:font-family-asian="SimSun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134cm"/>
        </style:list-level-properties>
        <style:text-properties style:font-name="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3.40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7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44cm"/>
        </style:list-level-properties>
        <style:text-properties style:font-name="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7.21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48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54cm"/>
        </style:list-level-properties>
        <style:text-properties style:font-name="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1.02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2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Header"/>
      </style:header>
    </style:master-page>
    <style:master-page style:name="Converted2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0:19:45.832169064</meta:creation-date>
    <meta:editing-duration>PT22M15S</meta:editing-duration>
    <meta:editing-cycles>6</meta:editing-cycles>
    <meta:generator>LibreOffice/6.0.7.3$Linux_X86_64 LibreOffice_project/00m0$Build-3</meta:generator>
    <dc:date>2018-12-27T09:53:07.483626238</dc:date>
    <meta:document-statistic meta:table-count="2" meta:image-count="0" meta:object-count="0" meta:page-count="36" meta:paragraph-count="1044" meta:word-count="5790" meta:character-count="53688" meta:non-whitespace-character-count="36757"/>
  </office:meta>
</office:document-meta>
</file>